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15426b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15426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15426b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language="pl" fo:country="PL" fo:font-weight="bold" officeooo:rsid="00249e82" officeooo:paragraph-rsid="001e2ac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15426b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15426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15426b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15426b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officeooo:rsid="0023889a" officeooo:paragraph-rsid="001e2ac7" style:text-blinking="false" fo:background-color="transparent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normal" officeooo:rsid="0025f570" officeooo:paragraph-rsid="0025f570" style:text-blinking="false" fo:background-color="transparent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23889a" officeooo:paragraph-rsid="001e2ac7" style:text-blinking="false" fo:background-color="transparent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3c3f8f" officeooo:paragraph-rsid="002119c8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3c3f8f" officeooo:paragraph-rsid="002119c8" style:text-blinking="false" fo:background-color="transparent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officeooo:paragraph-rsid="0021330c" style:text-blinking="false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officeooo:paragraph-rsid="00213e84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officeooo:paragraph-rsid="0021330c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officeooo:paragraph-rsid="00213e84" style:text-blinking="false" fo:background-color="transparent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e84" officeooo:paragraph-rsid="00213e84" style:text-blinking="false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e84" officeooo:paragraph-rsid="00213e84" style:text-blinking="false" fo:background-color="transparent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e84" officeooo:paragraph-rsid="00227d1b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472ab" officeooo:paragraph-rsid="002472ab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15426b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60083" officeooo:paragraph-rsid="0015426b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7236" officeooo:paragraph-rsid="001e7236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7236" officeooo:paragraph-rsid="001eec58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7236" officeooo:paragraph-rsid="001e723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ec58" officeooo:paragraph-rsid="001eec58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ec58" officeooo:paragraph-rsid="001eec58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ec58" officeooo:paragraph-rsid="002472a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094d3" officeooo:paragraph-rsid="002094d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094d3" officeooo:paragraph-rsid="002094d3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472ab" officeooo:paragraph-rsid="002472a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472ab" officeooo:paragraph-rsid="002472ab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5444e" officeooo:paragraph-rsid="0025444e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5444e" officeooo:paragraph-rsid="00254e2d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5f570" officeooo:paragraph-rsid="002727b4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5bcbe" officeooo:paragraph-rsid="0015bcbe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5bcbe" officeooo:paragraph-rsid="0021330c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655a5" officeooo:paragraph-rsid="001655a5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655a5" officeooo:paragraph-rsid="001655a5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655a5" officeooo:paragraph-rsid="00179bd4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cb7f" officeooo:paragraph-rsid="0018cb7f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cb7f" officeooo:paragraph-rsid="0018cb7f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cb7f" officeooo:paragraph-rsid="001a9a64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cb7f" officeooo:paragraph-rsid="001d37a0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c4ad8" officeooo:paragraph-rsid="001c4ad8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c4ad8" officeooo:paragraph-rsid="001c4ad8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d37a0" officeooo:paragraph-rsid="001d37a0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13e84" officeooo:paragraph-rsid="00213e84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21330c"/>
    </style:style>
    <style:style style:name="P51" style:family="paragraph" style:parent-style-name="Standard" style:master-page-name="">
      <loext:graphic-properties draw:fill="none"/>
      <style:paragraph-properties fo:margin-left="0in" fo:margin-right="-0.1866in" fo:text-align="start" style:justify-single-word="false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officeooo:paragraph-rsid="00213e84" style:text-blinking="false" fo:background-color="transparent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49e82" officeooo:paragraph-rsid="001e2ac7" style:text-blinking="false" fo:background-color="transparent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54e2d" officeooo:paragraph-rsid="00254e2d" style:text-blinking="false" fo:background-color="transparent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e7236" officeooo:paragraph-rsid="001e7236" style:text-blinking="false" fo:background-color="transparent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eec58" officeooo:paragraph-rsid="001eec58" style:text-blinking="false" fo:background-color="transparent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eec58" officeooo:paragraph-rsid="002472ab" style:text-blinking="false" fo:background-color="transparent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094d3" officeooo:paragraph-rsid="002094d3" style:text-blinking="false" fo:background-color="transparent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094d3" officeooo:paragraph-rsid="002094d3" style:text-blinking="false" fo:background-color="transparent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officeooo:paragraph-rsid="0021330c" style:text-blinking="false" fo:background-color="transparent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472ab" officeooo:paragraph-rsid="002472ab" style:text-blinking="false" fo:background-color="transparent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472ab" officeooo:paragraph-rsid="002472ab" style:text-blinking="false" fo:background-color="transparent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5444e" officeooo:paragraph-rsid="0025444e" style:text-blinking="false" fo:background-color="transparent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5444e" officeooo:paragraph-rsid="00254e2d" style:text-blinking="false" fo:background-color="transparent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5444e" officeooo:paragraph-rsid="0025444e" style:text-blinking="false" fo:background-color="transparent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54e2d" officeooo:paragraph-rsid="00254e2d" style:text-blinking="false" fo:background-color="transparent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5f570" officeooo:paragraph-rsid="0025f570" style:text-blinking="false" fo:background-color="transparent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727b4" officeooo:paragraph-rsid="002727b4" style:text-blinking="false" fo:background-color="transparent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54e2d" officeooo:paragraph-rsid="00254e2d" style:text-blinking="false" fo:background-color="transparent" style:font-size-asian="20pt" style:font-weight-asian="bold" style:font-size-complex="20pt" style:font-weight-complex="bold"/>
    </style:style>
    <style:style style:name="P6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15426b"/>
    </style:style>
    <style:style style:name="T5" style:family="text">
      <style:text-properties officeooo:rsid="001655a5"/>
    </style:style>
    <style:style style:name="T6" style:family="text">
      <style:text-properties officeooo:rsid="001c4ad8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eec5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094d3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4e2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727b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330c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27d1b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officeooo:rsid="00213e84"/>
    </style:style>
    <style:style style:name="T16" style:family="text">
      <style:text-properties officeooo:rsid="00227d1b"/>
    </style:style>
    <style:style style:name="T17" style:family="text">
      <style:text-properties fo:font-size="11pt" style:font-size-asian="9.60000038146973pt" style:font-size-complex="11pt"/>
    </style:style>
    <style:style style:name="T18" style:family="text">
      <style:text-properties fo:font-size="11pt" officeooo:rsid="00254e2d" style:font-size-asian="9.60000038146973pt" style:font-size-complex="11pt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tody numeryczne</text:p>
      <text:p text:style-name="P6">Sprawozdanie z ćwic<text:span text:style-name="T1">z</text:span>eń laboratoryjn<text:span text:style-name="T2">yc</text:span>h nr <text:span text:style-name="T4">2</text:span></text:p>
      <text:p text:style-name="P8"/>
      <text:p text:style-name="P22">Odwracanie macierzy, obliczanie wyznacznika i wskaźnika uwarunkowania macierzy przy użyciu rozkładu LU</text:p>
      <text:p text:style-name="P8"/>
      <text:p text:style-name="P2">Jan Zajda</text:p>
      <text:p text:style-name="P2">Informatyka Stosowana</text:p>
      <text:p text:style-name="P2">W<text:span text:style-name="T3">F</text:span>iIS</text:p>
      <text:p text:style-name="P3">Akademia Górniczo-Hutnicza w Krakowie</text:p>
      <text:p text:style-name="P1"><text:span text:style-name="T4">11</text:span> marca 2020</text:p>
      <text:p text:style-name="P1"/>
      <text:p text:style-name="P1"/>
      <text:p text:style-name="P7">1.Wstęp teoretyczny</text:p>
      <text:p text:style-name="P23"/>
      <text:p text:style-name="P37">Rozkład LU macierzy jest kolejną znaną metodą rozwiązywania układów równań liniowych. <text:span text:style-name="T5">Jeżeli mamy dany układ równań zapisany macierzowo jako:</text:span></text:p>
      <text:p text:style-name="P38"><text:tab/></text:p>
      <text:p text:style-name="P38"><draw:g text:anchor-type="as-char" svg:y="-0.1654in" draw:z-index="0" draw:style-name="gr1"><svg:title>TexMaths</svg:title><svg:desc>12§display§\textbf{A}\vec{x} = \vec{b}§svg§600§FALSE§</svg:desc><draw:polygon draw:style-name="gr2" draw:text-style-name="P69" svg:width="0.5291in" svg:height="0.1476in" svg:x="0.0016in" svg:y="0.0087in" svg:viewBox="0 0 1345 376" draw:points="672,376 0,376 0,0 1345,0 1345,376"><text:p/></draw:polygon><draw:path draw:style-name="gr3" draw:text-style-name="P70" svg:width="0.1303in" svg:height="0.1165in" svg:x="0in" svg:y="0.0465in" svg:viewBox="0 0 332 297" svg:d="M184 11c-5-11-10-11-18-11-11 0-14 4-16 11l-104 256c-4 6-5 9-38 9h-8v21c17-1 36-3 50-3 16 0 39 0 56 3v-21c-2 0-39 0-39-6l3-4 20-51h114l25 61h-39v21c15-3 56-3 73-3 18 0 55 0 69 3v-21h-41zM146 76l49 119h-97z"><text:p/></draw:path><draw:path draw:style-name="gr3" draw:text-style-name="P70" svg:width="0.0736in" svg:height="0.0327in" svg:x="0.1657in" svg:y="0.0441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827in" svg:height="0.0752in" svg:x="0.1425in" svg:y="0.089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3 46-43 56-56 56-17 0-23-14-23-28 0-10 2-18 7-37z"><text:p/></draw:path><draw:path draw:style-name="gr3" draw:text-style-name="P70" svg:width="0.1102in" svg:height="0.039in" svg:x="0.2882in" svg:y="0.102in" svg:viewBox="0 0 281 100" svg:d="M266 17c7 0 15 0 15-9 0-8-8-8-14-8h-253c-7 0-14 0-14 8 0 9 7 9 14 9zM267 100c6 0 14 0 14-9 0-8-8-8-15-8h-252c-7 0-14 0-14 8 0 9 7 9 14 9z"><text:p/></draw:path><draw:path draw:style-name="gr3" draw:text-style-name="P70" svg:width="0.0736in" svg:height="0.0327in" svg:x="0.465in" svg:y="0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61in" svg:height="0.1173in" svg:x="0.4614in" svg:y="0.0472in" svg:viewBox="0 0 156 299" svg:d="M82 5c0-1 0-5-6-5-10 0-40 4-52 4-2 1-7 1-7 8 0 6 3 6 9 6 21 0 22 4 22 7s-4 17-7 25l-34 140c-5 20-7 28-7 43 0 40 22 66 54 66 49 0 102-63 102-124 0-39-23-68-56-68-20 0-38 12-50 25zM41 165c3-9 3-10 7-15 22-27 40-33 50-33 16 0 28 12 28 39 0 24-14 74-23 90-13 28-33 44-49 44-14 0-28-12-28-42 0-9 0-17 6-44z"><text:p/></draw:path></draw:g>,</text:p>
      <text:p text:style-name="P43">(1)</text:p>
      <text:p text:style-name="P39">to macierz <draw:g text:anchor-type="as-char" svg:y="-0.1161in" draw:z-index="1" draw:style-name="gr1"><svg:title>TexMaths</svg:title><svg:desc>12§display§\textbf{A}§svg§600§FALSE§</svg:desc><draw:polygon draw:style-name="gr2" draw:text-style-name="P69" svg:width="0.1205in" svg:height="0.0996in" svg:x="0.0016in" svg:y="0.0079in" svg:viewBox="0 0 307 254" draw:points="153,254 0,254 0,0 307,0 307,254"><text:p/></draw:polygon><draw:path draw:style-name="gr3" draw:text-style-name="P70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<text:s/>możemy rozbić na iloczyn dwóch macierzy – dolnej i górnej macierzy trójkątnej:</text:p>
      <text:p text:style-name="P39"/>
      <text:p text:style-name="P40"><draw:g text:anchor-type="as-char" svg:y="-0.1181in" draw:z-index="2" draw:style-name="gr1"><svg:title>TexMaths</svg:title><svg:desc>12§display§\textbf{A} = \textbf{LU}§svg§600§FALSE§</svg:desc><draw:polygon draw:style-name="gr2" draw:text-style-name="P69" svg:width="0.6047in" svg:height="0.1008in" svg:x="0.0016in" svg:y="0.0087in" svg:viewBox="0 0 1537 257" draw:points="768,257 0,257 0,0 1537,0 1537,257"><text:p/></draw:polygon><draw:path draw:style-name="gr3" draw:text-style-name="P70" svg:width="0.1307in" svg:height="0.1161in" svg:x="0in" svg:y="0in" svg:viewBox="0 0 333 296" svg:d="M184 11c-5-11-10-11-18-11-11 0-14 4-16 11l-104 255c-4 6-5 9-38 9h-8v21c17-1 36-3 50-3 16 0 39 0 56 3v-21c-2 0-39 0-39-6l3-4 20-51h114l25 61h-39v21c15-3 56-3 73-3 18 0 55 0 70 3v-21h-41zM146 75l50 119h-98z"><text:p/></draw:path><draw:path draw:style-name="gr3" draw:text-style-name="P70" svg:width="0.1102in" svg:height="0.0386in" svg:x="0.1933in" svg:y="0.0547in" svg:viewBox="0 0 281 99" svg:d="M267 17c7 0 14 0 14-9 0-8-7-8-13-8h-254c-7 0-14 0-14 8 0 9 7 9 14 9zM268 99c6 0 13 0 13-8s-7-8-14-8h-253c-7 0-14 0-14 8s7 8 14 8z"><text:p/></draw:path><draw:path draw:style-name="gr3" draw:text-style-name="P70" svg:width="0.1004in" svg:height="0.1138in" svg:x="0.3657in" svg:y="0.002in" svg:viewBox="0 0 256 290" svg:d="M256 175h-19c-4 29-11 96-87 96h-44v-251h57v-20c-19 1-65 1-85 1-19 0-61 0-78-1v20h46v251h-46v19h243z"><text:p/></draw:path><draw:path draw:style-name="gr3" draw:text-style-name="P70" svg:width="0.1339in" svg:height="0.1157in" svg:x="0.4807in" svg:y="0.002in" svg:viewBox="0 0 341 295" svg:d="M295 31c0-8 0-9 12-9 11-2 12-2 23-2h11v-20c-17 1-41 1-56 1-18 0-40 0-57-1v20h10c8 0 14 0 23 2 12 0 12 1 12 9v161c0 62-46 82-93 82-73 0-74-55-74-79v-175h45v-20c-15 1-57 1-75 1s-59 0-76-1v20h46v173c0 56 45 102 133 102 80 0 116-50 116-102z"><text:p/></draw:path></draw:g>,</text:p>
      <text:p text:style-name="P40"/>
      <text:p text:style-name="P41"><draw:g text:anchor-type="as-char" svg:y="-0.4398in" draw:z-index="3" draw:style-name="gr1"><svg:title>TexMaths</svg:title><svg:desc>12§display§\begin{bmatrix} a_{1,1} &amp; a_{1,2} &amp; ... &amp; a_{1,n}\\ a_{2,1} &amp; a_{2,2} &amp; ... &amp; a_{2,n}\\ ... &amp; ... &amp; ... &amp; ... \\  a_{n,1} &amp; a_{n,2} &amp; ... &amp; a_{n,n} \end{bmatrix} = \begin{bmatrix} l_{1,1} &amp; 0 &amp; ... &amp; 0\\ l_{2,1} &amp; l_{2,2} &amp; ... &amp; 0 \\ ... &amp; ... &amp; ... &amp; ... \\  l_{n,1} &amp; l_{n,2} &amp; ... &amp; l_{n,n} \end{bmatrix} \times \begin{bmatrix} u_{1,1} &amp; u_{1,2} &amp; ... &amp; u_{1,n}\\ 0 &amp; u_{2,2} &amp; ... &amp; u_{2,n}\\ ... &amp; ... &amp; ... &amp; ... \\  0 &amp; 0 &amp; ... &amp; u_{n,n} \end{bmatrix}§svg§600§FALSE§</svg:desc><draw:polygon draw:style-name="gr2" draw:text-style-name="P69" svg:width="5.4039in" svg:height="0.7799in" svg:x="0.0205in" svg:y="0.0079in" svg:viewBox="0 0 13727 1982" draw:points="6864,1982 0,1982 0,0 13727,0 13727,1982"><text:p/></draw:polygon><draw:polygon draw:style-name="gr3" draw:text-style-name="P70" svg:width="0.0555in" svg:height="0.2984in" svg:x="0in" svg:y="0in" svg:viewBox="0 0 142 759" draw:points="0,759 30,759 30,29 142,29 142,0 0,0"><text:p/></draw:polygon><draw:polygon draw:style-name="gr3" draw:text-style-name="P70" svg:width="0.0114in" svg:height="0.0996in" svg:x="0in" svg:y="0.298in" svg:viewBox="0 0 30 254" draw:points="0,254 30,254 30,0 0,0"><text:p/></draw:polygon><draw:polygon draw:style-name="gr3" draw:text-style-name="P70" svg:width="0.0114in" svg:height="0.0996in" svg:x="0in" svg:y="0.398in" svg:viewBox="0 0 30 254" draw:points="0,254 30,254 30,0 0,0"><text:p/></draw:polygon><draw:polygon draw:style-name="gr3" draw:text-style-name="P70" svg:width="0.0555in" svg:height="0.2984in" svg:x="0in" svg:y="0.498in" svg:viewBox="0 0 142 759" draw:points="0,759 142,759 142,731 30,731 30,0 0,0"><text:p/></draw:polygon><draw:path draw:style-name="gr3" draw:text-style-name="P70" svg:width="0.076in" svg:height="0.0752in" svg:x="0.0709in" svg:y="0.065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421in" svg:height="0.0772in" svg:x="0.165in" svg:y="0.0862in" svg:viewBox="0 0 108 197" svg:d="M67 8c0-8 0-8-8-8-19 18-47 19-59 19v11c7 0 26 0 43-8v151c0 9 0 13-30 13h-11v11c5 0 42-1 53-1 10 0 47 1 53 1v-11h-11c-30 0-30-4-30-13z"><text:p/></draw:path><draw:path draw:style-name="gr3" draw:text-style-name="P70" svg:width="0.0146in" svg:height="0.0358in" svg:x="0.2315in" svg:y="0.1508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0.2709in" svg:y="0.0862in" svg:viewBox="0 0 108 197" svg:d="M67 8c0-8 0-8-8-8-19 18-47 19-59 19v11c7 0 26 0 43-8v151c0 9 0 13-30 13h-11v11c5 0 42-1 53-1 10 0 47 1 53 1v-11h-11c-30 0-30-4-30-13z"><text:p/></draw:path><draw:path draw:style-name="gr3" draw:text-style-name="P70" svg:width="0.076in" svg:height="0.0752in" svg:x="0.5213in" svg:y="0.0657in" svg:viewBox="0 0 194 192" svg:d="M142 26c-9-14-21-26-40-26-49 0-102 62-102 124 0 40 23 68 56 68 9 0 30-2 56-31 3 17 18 31 38 31 16 0 25-10 31-23 7-15 13-42 13-42 0-5-4-5-4-5-5 0-5 2-6 9-9 26-16 51-33 51-12 0-13-10-13-19s1-12 6-31c4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421in" svg:height="0.0772in" svg:x="0.615in" svg:y="0.0862in" svg:viewBox="0 0 108 197" svg:d="M67 8c0-8 0-8-8-8-19 18-47 19-59 19v11c7 0 26 0 43-8v151c0 9 0 13-30 13h-11v11c5 0 42-1 53-1 10 0 47 1 53 1v-11h-11c-30 0-30-4-30-13z"><text:p/></draw:path><draw:path draw:style-name="gr3" draw:text-style-name="P70" svg:width="0.0146in" svg:height="0.0358in" svg:x="0.6815in" svg:y="0.1508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0.715in" svg:y="0.0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0.9705in" svg:y="0.1217in" svg:viewBox="0 0 46 46" svg:d="M46 23c0-12-10-23-23-23-12 0-23 11-23 23 0 13 11 23 23 23 13 0 23-10 23-23z"><text:p/></draw:path><draw:path draw:style-name="gr3" draw:text-style-name="P70" svg:width="0.0177in" svg:height="0.0177in" svg:x="1.0169in" svg:y="0.1217in" svg:viewBox="0 0 46 46" svg:d="M46 23c0-12-10-23-23-23-12 0-23 11-23 23 0 13 11 23 23 23 13 0 23-10 23-23z"><text:p/></draw:path><draw:path draw:style-name="gr3" draw:text-style-name="P70" svg:width="0.0177in" svg:height="0.0177in" svg:x="1.0626in" svg:y="0.1217in" svg:viewBox="0 0 46 46" svg:d="M46 23c0-12-10-23-23-23-12 0-23 11-23 23 0 13 11 23 23 23 13 0 23-10 23-23z"><text:p/></draw:path><draw:path draw:style-name="gr3" draw:text-style-name="P70" svg:width="0.076in" svg:height="0.0752in" svg:x="1.2752in" svg:y="0.0657in" svg:viewBox="0 0 194 192" svg:d="M142 26c-9-14-21-26-40-26-49 0-102 62-102 124 0 40 23 68 56 68 9 0 30-2 56-31 3 17 18 31 38 31 16 0 25-10 31-23 7-15 13-42 13-42 0-5-4-5-4-5-5 0-5 2-6 9-9 26-16 51-33 51-12 0-13-10-13-19s1-12 6-31c4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421in" svg:height="0.0772in" svg:x="1.3689in" svg:y="0.0862in" svg:viewBox="0 0 108 197" svg:d="M67 8c0-8 0-8-8-8-19 18-47 19-59 19v11c7 0 26 0 43-8v151c0 9 0 13-30 13h-11v11c5 0 42-1 53-1 10 0 47 1 53 1v-11h-11c-30 0-30-4-30-13z"><text:p/></draw:path><draw:path draw:style-name="gr3" draw:text-style-name="P70" svg:width="0.0146in" svg:height="0.0358in" svg:x="1.4354in" svg:y="0.1508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1.4677in" svg:y="0.113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76in" svg:height="0.0752in" svg:x="0.0709in" svg:y="0.265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516in" svg:height="0.0772in" svg:x="0.1598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0.2315in" svg:y="0.3504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0.2709in" svg:y="0.2862in" svg:viewBox="0 0 108 197" svg:d="M67 8c0-8 0-8-8-8-19 18-47 19-59 19v11c7 0 26 0 43-8v151c0 9 0 13-30 13h-11v11c5 0 42-1 53-1 10 0 47 1 53 1v-11h-11c-30 0-30-4-30-13z"><text:p/></draw:path><draw:path draw:style-name="gr3" draw:text-style-name="P70" svg:width="0.076in" svg:height="0.0752in" svg:x="0.5213in" svg:y="0.2657in" svg:viewBox="0 0 194 192" svg:d="M142 26c-9-14-21-26-40-26-49 0-102 62-102 124 0 40 23 68 56 68 9 0 30-2 56-31 3 17 18 31 38 31 16 0 25-10 31-23 7-15 13-42 13-42 0-5-4-5-4-5-5 0-5 2-6 9-9 26-16 51-33 51-12 0-13-10-13-19s1-12 6-31c4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516in" svg:height="0.0772in" svg:x="0.6094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0.6815in" svg:y="0.3504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0.715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0.9705in" svg:y="0.3209in" svg:viewBox="0 0 46 46" svg:d="M46 23c0-12-10-23-23-23-12 0-23 11-23 23 0 13 11 23 23 23 13 0 23-10 23-23z"><text:p/></draw:path><draw:path draw:style-name="gr3" draw:text-style-name="P70" svg:width="0.0177in" svg:height="0.0177in" svg:x="1.0169in" svg:y="0.3209in" svg:viewBox="0 0 46 46" svg:d="M46 23c0-12-10-23-23-23-12 0-23 11-23 23 0 13 11 23 23 23 13 0 23-10 23-23z"><text:p/></draw:path><draw:path draw:style-name="gr3" draw:text-style-name="P70" svg:width="0.0177in" svg:height="0.0177in" svg:x="1.0626in" svg:y="0.3209in" svg:viewBox="0 0 46 46" svg:d="M46 23c0-12-10-23-23-23-12 0-23 11-23 23 0 13 11 23 23 23 13 0 23-10 23-23z"><text:p/></draw:path><draw:path draw:style-name="gr3" draw:text-style-name="P70" svg:width="0.076in" svg:height="0.0752in" svg:x="1.2752in" svg:y="0.2657in" svg:viewBox="0 0 194 192" svg:d="M142 26c-9-14-21-26-40-26-49 0-102 62-102 124 0 40 23 68 56 68 9 0 30-2 56-31 3 17 18 31 38 31 16 0 25-10 31-23 7-15 13-42 13-42 0-5-4-5-4-5-5 0-5 2-6 9-9 26-16 51-33 51-12 0-13-10-13-19s1-12 6-31c4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516in" svg:height="0.0772in" svg:x="1.3638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1.4354in" svg:y="0.3504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1.4677in" svg:y="0.312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77in" svg:height="0.0177in" svg:x="0.1437in" svg:y="0.5193in" svg:viewBox="0 0 46 46" svg:d="M46 23c0-12-10-23-23-23-12 0-23 11-23 23 0 13 11 23 23 23 13 0 23-10 23-23z"><text:p/></draw:path><draw:path draw:style-name="gr3" draw:text-style-name="P70" svg:width="0.0177in" svg:height="0.0177in" svg:x="0.1898in" svg:y="0.5193in" svg:viewBox="0 0 46 46" svg:d="M46 23c0-12-10-23-23-23-12 0-23 11-23 23 0 13 11 23 23 23 13 0 23-10 23-23z"><text:p/></draw:path><draw:path draw:style-name="gr3" draw:text-style-name="P70" svg:width="0.0177in" svg:height="0.0177in" svg:x="0.2358in" svg:y="0.5193in" svg:viewBox="0 0 46 46" svg:d="M46 23c0-12-10-23-23-23-12 0-23 11-23 23 0 13 11 23 23 23 13 0 23-10 23-23z"><text:p/></draw:path><draw:path draw:style-name="gr3" draw:text-style-name="P70" svg:width="0.0177in" svg:height="0.0177in" svg:x="0.5937in" svg:y="0.5193in" svg:viewBox="0 0 46 46" svg:d="M46 23c0-12-10-23-23-23-12 0-23 11-23 23 0 13 11 23 23 23 13 0 23-10 23-23z"><text:p/></draw:path><draw:path draw:style-name="gr3" draw:text-style-name="P70" svg:width="0.0177in" svg:height="0.0177in" svg:x="0.6394in" svg:y="0.5193in" svg:viewBox="0 0 46 46" svg:d="M46 23c0-12-10-23-23-23-12 0-23 11-23 23 0 13 11 23 23 23 13 0 23-10 23-23z"><text:p/></draw:path><draw:path draw:style-name="gr3" draw:text-style-name="P70" svg:width="0.0177in" svg:height="0.0177in" svg:x="0.6858in" svg:y="0.5193in" svg:viewBox="0 0 46 46" svg:d="M46 23c0-12-10-23-23-23-12 0-23 11-23 23 0 13 11 23 23 23 13 0 23-10 23-23z"><text:p/></draw:path><draw:path draw:style-name="gr3" draw:text-style-name="P70" svg:width="0.0177in" svg:height="0.0177in" svg:x="0.9705in" svg:y="0.5193in" svg:viewBox="0 0 46 46" svg:d="M46 23c0-12-10-23-23-23-12 0-23 11-23 23 0 13 11 23 23 23 13 0 23-10 23-23z"><text:p/></draw:path><draw:path draw:style-name="gr3" draw:text-style-name="P70" svg:width="0.0177in" svg:height="0.0177in" svg:x="1.0169in" svg:y="0.5193in" svg:viewBox="0 0 46 46" svg:d="M46 23c0-12-10-23-23-23-12 0-23 11-23 23 0 13 11 23 23 23 13 0 23-10 23-23z"><text:p/></draw:path><draw:path draw:style-name="gr3" draw:text-style-name="P70" svg:width="0.0177in" svg:height="0.0177in" svg:x="1.0626in" svg:y="0.5193in" svg:viewBox="0 0 46 46" svg:d="M46 23c0-12-10-23-23-23-12 0-23 11-23 23 0 13 11 23 23 23 13 0 23-10 23-23z"><text:p/></draw:path><draw:path draw:style-name="gr3" draw:text-style-name="P70" svg:width="0.0177in" svg:height="0.0177in" svg:x="1.3555in" svg:y="0.5193in" svg:viewBox="0 0 46 46" svg:d="M46 23c0-12-10-23-23-23-12 0-23 11-23 23 0 13 11 23 23 23 13 0 23-10 23-23z"><text:p/></draw:path><draw:path draw:style-name="gr3" draw:text-style-name="P70" svg:width="0.0177in" svg:height="0.0177in" svg:x="1.402in" svg:y="0.5193in" svg:viewBox="0 0 46 46" svg:d="M46 23c0-12-10-23-23-23-12 0-23 11-23 23 0 13 11 23 23 23 13 0 23-10 23-23z"><text:p/></draw:path><draw:path draw:style-name="gr3" draw:text-style-name="P70" svg:width="0.0177in" svg:height="0.0177in" svg:x="1.448in" svg:y="0.5193in" svg:viewBox="0 0 46 46" svg:d="M46 23c0-12-10-23-23-23-12 0-23 11-23 23 0 13 11 23 23 23 13 0 23-10 23-23z"><text:p/></draw:path><draw:path draw:style-name="gr3" draw:text-style-name="P70" svg:width="0.076in" svg:height="0.0752in" svg:x="0.063in" svg:y="0.663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709in" svg:height="0.0524in" svg:x="0.15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0.2398in" svg:y="0.748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0.2783in" svg:y="0.6839in" svg:viewBox="0 0 108 197" svg:d="M67 8c0-8 0-8-8-8-19 18-47 19-59 19v11c7 0 26 0 43-8v151c0 9 0 13-30 13h-11v11c5 0 42-1 53-1 10 0 47 1 53 1v-11h-11c-30 0-30-4-30-13z"><text:p/></draw:path><draw:path draw:style-name="gr3" draw:text-style-name="P70" svg:width="0.076in" svg:height="0.0752in" svg:x="0.5134in" svg:y="0.663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709in" svg:height="0.0524in" svg:x="0.5996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0.6894in" svg:y="0.748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0.7228in" svg:y="0.683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0.9705in" svg:y="0.7189in" svg:viewBox="0 0 46 46" svg:d="M46 23c0-12-10-23-23-23-12 0-23 11-23 23 0 13 11 23 23 23 13 0 23-10 23-23z"><text:p/></draw:path><draw:path draw:style-name="gr3" draw:text-style-name="P70" svg:width="0.0177in" svg:height="0.0177in" svg:x="1.0169in" svg:y="0.7189in" svg:viewBox="0 0 46 46" svg:d="M46 23c0-12-10-23-23-23-12 0-23 11-23 23 0 13 11 23 23 23 13 0 23-10 23-23z"><text:p/></draw:path><draw:path draw:style-name="gr3" draw:text-style-name="P70" svg:width="0.0177in" svg:height="0.0177in" svg:x="1.0626in" svg:y="0.7189in" svg:viewBox="0 0 46 46" svg:d="M46 23c0-12-10-23-23-23-12 0-23 11-23 23 0 13 11 23 23 23 13 0 23-10 23-23z"><text:p/></draw:path><draw:path draw:style-name="gr3" draw:text-style-name="P70" svg:width="0.076in" svg:height="0.0752in" svg:x="1.2673in" svg:y="0.6634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709in" svg:height="0.0524in" svg:x="1.3535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1.4433in" svg:y="0.748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1.4756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70" svg:width="0.0555in" svg:height="0.2984in" svg:x="1.5614in" svg:y="0in" svg:viewBox="0 0 142 759" draw:points="113,759 142,759 142,0 0,0 0,29 113,29"><text:p/></draw:polygon><draw:polygon draw:style-name="gr3" draw:text-style-name="P70" svg:width="0.0114in" svg:height="0.0996in" svg:x="1.6055in" svg:y="0.298in" svg:viewBox="0 0 30 254" draw:points="0,254 30,254 30,0 0,0"><text:p/></draw:polygon><draw:polygon draw:style-name="gr3" draw:text-style-name="P70" svg:width="0.0114in" svg:height="0.0996in" svg:x="1.6055in" svg:y="0.398in" svg:viewBox="0 0 30 254" draw:points="0,254 30,254 30,0 0,0"><text:p/></draw:polygon><draw:polygon draw:style-name="gr3" draw:text-style-name="P70" svg:width="0.0555in" svg:height="0.2984in" svg:x="1.5614in" svg:y="0.498in" svg:viewBox="0 0 142 759" draw:points="113,731 0,731 0,759 142,759 142,0 113,0"><text:p/></draw:polygon><draw:path draw:style-name="gr3" draw:text-style-name="P70" svg:width="0.1102in" svg:height="0.039in" svg:x="1.7264in" svg:y="0.3783in" svg:viewBox="0 0 281 100" svg:d="M266 17c8 0 15 0 15-9 0-8-7-8-13-8h-254c-7 0-14 0-14 8 0 9 7 9 14 9zM268 100c6 0 13 0 13-9 0-8-7-8-15-8h-252c-7 0-14 0-14 8 0 9 7 9 14 9z"><text:p/></draw:path><draw:polygon draw:style-name="gr3" draw:text-style-name="P70" svg:width="0.0555in" svg:height="0.2984in" svg:x="1.9465in" svg:y="0in" svg:viewBox="0 0 142 759" draw:points="0,759 30,759 30,29 142,29 142,0 0,0"><text:p/></draw:polygon><draw:polygon draw:style-name="gr3" draw:text-style-name="P70" svg:width="0.0114in" svg:height="0.0996in" svg:x="1.9465in" svg:y="0.298in" svg:viewBox="0 0 30 254" draw:points="0,254 30,254 30,0 0,0"><text:p/></draw:polygon><draw:polygon draw:style-name="gr3" draw:text-style-name="P70" svg:width="0.0114in" svg:height="0.0996in" svg:x="1.9465in" svg:y="0.398in" svg:viewBox="0 0 30 254" draw:points="0,254 30,254 30,0 0,0"><text:p/></draw:polygon><draw:polygon draw:style-name="gr3" draw:text-style-name="P70" svg:width="0.0555in" svg:height="0.2984in" svg:x="1.9465in" svg:y="0.498in" svg:viewBox="0 0 142 759" draw:points="0,759 142,759 142,731 30,731 30,0 0,0"><text:p/></draw:polygon><draw:path draw:style-name="gr3" draw:text-style-name="P70" svg:width="0.0354in" svg:height="0.1173in" svg:x="2.0185in" svg:y="0.0244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0" svg:width="0.0421in" svg:height="0.0772in" svg:x="2.0736in" svg:y="0.0862in" svg:viewBox="0 0 108 197" svg:d="M67 8c0-8-1-8-8-8-19 18-47 19-59 19v11c7 0 26 0 43-8v151c0 9 0 13-30 13h-11v11c5 0 42-1 53-1 10 0 47 1 53 1v-11h-11c-30 0-30-4-30-13z"><text:p/></draw:path><draw:path draw:style-name="gr3" draw:text-style-name="P70" svg:width="0.0146in" svg:height="0.0358in" svg:x="2.1398in" svg:y="0.1508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2.1791in" svg:y="0.0862in" svg:viewBox="0 0 108 197" svg:d="M67 8c0-8-1-8-8-8-19 18-47 19-59 19v11c7 0 26 0 43-8v151c0 9 0 13-30 13h-11v11c5 0 42-1 53-1 10 0 47 1 53 1v-11h-11c-30 0-30-4-30-13z"><text:p/></draw:path><draw:path draw:style-name="gr3" draw:text-style-name="P70" svg:width="0.0701in" svg:height="0.1138in" svg:x="2.5028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2.8409in" svg:y="0.1217in" svg:viewBox="0 0 46 46" svg:d="M46 23c0-12-10-23-23-23-12 0-23 11-23 23 0 13 11 23 23 23 13 0 23-10 23-23z"><text:p/></draw:path><draw:path draw:style-name="gr3" draw:text-style-name="P70" svg:width="0.0177in" svg:height="0.0177in" svg:x="2.8866in" svg:y="0.1217in" svg:viewBox="0 0 46 46" svg:d="M46 23c0-12-10-23-23-23-12 0-23 11-23 23 0 13 11 23 23 23 13 0 23-10 23-23z"><text:p/></draw:path><draw:path draw:style-name="gr3" draw:text-style-name="P70" svg:width="0.0177in" svg:height="0.0177in" svg:x="2.9331in" svg:y="0.1217in" svg:viewBox="0 0 46 46" svg:d="M46 23c0-12-10-23-23-23-12 0-23 11-23 23 0 13 11 23 23 23 13 0 23-10 23-23z"><text:p/></draw:path><draw:path draw:style-name="gr3" draw:text-style-name="P70" svg:width="0.0701in" svg:height="0.1138in" svg:x="3.2268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354in" svg:height="0.1173in" svg:x="2.0185in" svg:y="0.2236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0" svg:width="0.0516in" svg:height="0.0772in" svg:x="2.0681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2.1398in" svg:y="0.3504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2.1791in" svg:y="0.2862in" svg:viewBox="0 0 108 197" svg:d="M67 8c0-8-1-8-8-8-19 18-47 19-59 19v11c7 0 26 0 43-8v151c0 9 0 13-30 13h-11v11c5 0 42-1 53-1 10 0 47 1 53 1v-11h-11c-30 0-30-4-30-13z"><text:p/></draw:path><draw:path draw:style-name="gr3" draw:text-style-name="P70" svg:width="0.0354in" svg:height="0.1173in" svg:x="2.4299in" svg:y="0.2236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0" svg:width="0.0516in" svg:height="0.0772in" svg:x="2.4799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2.552in" svg:y="0.3504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2.5854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2.8409in" svg:y="0.3209in" svg:viewBox="0 0 46 46" svg:d="M46 23c0-12-10-23-23-23-12 0-23 11-23 23 0 13 11 23 23 23 13 0 23-10 23-23z"><text:p/></draw:path><draw:path draw:style-name="gr3" draw:text-style-name="P70" svg:width="0.0177in" svg:height="0.0177in" svg:x="2.8866in" svg:y="0.3209in" svg:viewBox="0 0 46 46" svg:d="M46 23c0-12-10-23-23-23-12 0-23 11-23 23 0 13 11 23 23 23 13 0 23-10 23-23z"><text:p/></draw:path><draw:path draw:style-name="gr3" draw:text-style-name="P70" svg:width="0.0177in" svg:height="0.0177in" svg:x="2.9331in" svg:y="0.3209in" svg:viewBox="0 0 46 46" svg:d="M46 23c0-12-10-23-23-23-12 0-23 11-23 23 0 13 11 23 23 23 13 0 23-10 23-23z"><text:p/></draw:path><draw:path draw:style-name="gr3" draw:text-style-name="P70" svg:width="0.0701in" svg:height="0.1138in" svg:x="3.2268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2.0713in" svg:y="0.5193in" svg:viewBox="0 0 46 46" svg:d="M46 23c0-12-10-23-23-23-12 0-23 11-23 23 0 13 11 23 23 23 13 0 23-10 23-23z"><text:p/></draw:path><draw:path draw:style-name="gr3" draw:text-style-name="P70" svg:width="0.0177in" svg:height="0.0177in" svg:x="2.1173in" svg:y="0.5193in" svg:viewBox="0 0 46 46" svg:d="M46 23c0-12-10-23-23-23-12 0-23 11-23 23 0 13 11 23 23 23 13 0 23-10 23-23z"><text:p/></draw:path><draw:path draw:style-name="gr3" draw:text-style-name="P70" svg:width="0.0177in" svg:height="0.0177in" svg:x="2.1634in" svg:y="0.5193in" svg:viewBox="0 0 46 46" svg:d="M46 23c0-12-10-23-23-23-12 0-23 11-23 23 0 13 11 23 23 23 13 0 23-10 23-23z"><text:p/></draw:path><draw:path draw:style-name="gr3" draw:text-style-name="P70" svg:width="0.0177in" svg:height="0.0177in" svg:x="2.4827in" svg:y="0.5193in" svg:viewBox="0 0 46 46" svg:d="M46 23c0-12-10-23-23-23-12 0-23 11-23 23 0 13 11 23 23 23 13 0 23-10 23-23z"><text:p/></draw:path><draw:path draw:style-name="gr3" draw:text-style-name="P70" svg:width="0.0177in" svg:height="0.0177in" svg:x="2.5291in" svg:y="0.5193in" svg:viewBox="0 0 46 46" svg:d="M46 23c0-12-10-23-23-23-12 0-23 11-23 23 0 13 11 23 23 23 13 0 23-10 23-23z"><text:p/></draw:path><draw:path draw:style-name="gr3" draw:text-style-name="P70" svg:width="0.0177in" svg:height="0.0177in" svg:x="2.5748in" svg:y="0.5193in" svg:viewBox="0 0 46 46" svg:d="M46 23c0-12-10-23-23-23-12 0-23 11-23 23 0 13 11 23 23 23 13 0 23-10 23-23z"><text:p/></draw:path><draw:path draw:style-name="gr3" draw:text-style-name="P70" svg:width="0.0177in" svg:height="0.0177in" svg:x="2.8409in" svg:y="0.5193in" svg:viewBox="0 0 46 46" svg:d="M46 23c0-12-10-23-23-23-12 0-23 11-23 23 0 13 11 23 23 23 13 0 23-10 23-23z"><text:p/></draw:path><draw:path draw:style-name="gr3" draw:text-style-name="P70" svg:width="0.0177in" svg:height="0.0177in" svg:x="2.8866in" svg:y="0.5193in" svg:viewBox="0 0 46 46" svg:d="M46 23c0-12-10-23-23-23-12 0-23 11-23 23 0 13 11 23 23 23 13 0 23-10 23-23z"><text:p/></draw:path><draw:path draw:style-name="gr3" draw:text-style-name="P70" svg:width="0.0177in" svg:height="0.0177in" svg:x="2.9331in" svg:y="0.5193in" svg:viewBox="0 0 46 46" svg:d="M46 23c0-12-10-23-23-23-12 0-23 11-23 23 0 13 11 23 23 23 13 0 23-10 23-23z"><text:p/></draw:path><draw:path draw:style-name="gr3" draw:text-style-name="P70" svg:width="0.0177in" svg:height="0.0177in" svg:x="3.2067in" svg:y="0.5193in" svg:viewBox="0 0 46 46" svg:d="M46 23c0-12-10-23-23-23-12 0-23 11-23 23 0 13 11 23 23 23 13 0 23-10 23-23z"><text:p/></draw:path><draw:path draw:style-name="gr3" draw:text-style-name="P70" svg:width="0.0177in" svg:height="0.0177in" svg:x="3.2528in" svg:y="0.5193in" svg:viewBox="0 0 46 46" svg:d="M46 23c0-12-10-23-23-23-12 0-23 11-23 23 0 13 11 23 23 23 13 0 23-10 23-23z"><text:p/></draw:path><draw:path draw:style-name="gr3" draw:text-style-name="P70" svg:width="0.0177in" svg:height="0.0177in" svg:x="3.2988in" svg:y="0.5193in" svg:viewBox="0 0 46 46" svg:d="M46 23c0-12-10-23-23-23-12 0-23 11-23 23 0 13 11 23 23 23 13 0 23-10 23-23z"><text:p/></draw:path><draw:path draw:style-name="gr3" draw:text-style-name="P70" svg:width="0.0354in" svg:height="0.1173in" svg:x="2.0102in" svg:y="0.6217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0" svg:width="0.0709in" svg:height="0.0524in" svg:x="2.0587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2.148in" svg:y="0.748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2.187in" svg:y="0.6839in" svg:viewBox="0 0 108 197" svg:d="M67 8c0-8-1-8-8-8-19 18-47 19-59 19v11c7 0 26 0 43-8v151c0 9 0 13-30 13h-11v11c5 0 42-1 53-1 10 0 47 1 53 1v-11h-11c-30 0-30-4-30-13z"><text:p/></draw:path><draw:path draw:style-name="gr3" draw:text-style-name="P70" svg:width="0.0354in" svg:height="0.1173in" svg:x="2.422in" svg:y="0.6217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0" svg:width="0.0709in" svg:height="0.0524in" svg:x="2.4701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2.5594in" svg:y="0.748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2.5933in" svg:y="0.683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2.8409in" svg:y="0.7189in" svg:viewBox="0 0 46 46" svg:d="M46 23c0-12-10-23-23-23-12 0-23 11-23 23 0 13 11 23 23 23 13 0 23-10 23-23z"><text:p/></draw:path><draw:path draw:style-name="gr3" draw:text-style-name="P70" svg:width="0.0177in" svg:height="0.0177in" svg:x="2.8866in" svg:y="0.7189in" svg:viewBox="0 0 46 46" svg:d="M46 23c0-12-10-23-23-23-12 0-23 11-23 23 0 13 11 23 23 23 13 0 23-10 23-23z"><text:p/></draw:path><draw:path draw:style-name="gr3" draw:text-style-name="P70" svg:width="0.0177in" svg:height="0.0177in" svg:x="2.9331in" svg:y="0.7189in" svg:viewBox="0 0 46 46" svg:d="M46 23c0-12-10-23-23-23-12 0-23 11-23 23 0 13 11 23 23 23 13 0 23-10 23-23z"><text:p/></draw:path><draw:path draw:style-name="gr3" draw:text-style-name="P70" svg:width="0.0354in" svg:height="0.1173in" svg:x="3.1382in" svg:y="0.6217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70" svg:width="0.0709in" svg:height="0.0524in" svg:x="3.1858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3.2756in" svg:y="0.748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3.3079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70" svg:width="0.0555in" svg:height="0.2984in" svg:x="3.3933in" svg:y="0in" svg:viewBox="0 0 142 759" draw:points="113,759 142,759 142,0 0,0 0,29 113,29"><text:p/></draw:polygon><draw:polygon draw:style-name="gr3" draw:text-style-name="P70" svg:width="0.0114in" svg:height="0.0996in" svg:x="3.437in" svg:y="0.298in" svg:viewBox="0 0 30 254" draw:points="0,254 30,254 30,0 0,0"><text:p/></draw:polygon><draw:polygon draw:style-name="gr3" draw:text-style-name="P70" svg:width="0.0114in" svg:height="0.0996in" svg:x="3.437in" svg:y="0.398in" svg:viewBox="0 0 30 254" draw:points="0,254 30,254 30,0 0,0"><text:p/></draw:polygon><draw:polygon draw:style-name="gr3" draw:text-style-name="P70" svg:width="0.0555in" svg:height="0.2984in" svg:x="3.3933in" svg:y="0.498in" svg:viewBox="0 0 142 759" draw:points="113,731 0,731 0,759 142,759 142,0 113,0"><text:p/></draw:polygon><draw:path draw:style-name="gr3" draw:text-style-name="P70" svg:width="0.0799in" svg:height="0.0799in" svg:x="3.5642in" svg:y="0.3575in" svg:viewBox="0 0 204 204" svg:d="M103 90l-85-84c-6-5-6-6-10-6s-8 4-8 8 1 4 6 9l84 85-84 85c-5 5-6 6-6 9 0 4 4 8 8 8s4 0 10-5l84-85 88 88c1 1 4 2 6 2 6 0 8-4 8-8 0-2 0-3 0-5-1-1-68-67-90-89l78-77c2-3 8-8 11-11 0-1 1-2 1-6s-2-8-8-8c-3 0-5 2-10 7z"><text:p/></draw:path><draw:polygon draw:style-name="gr3" draw:text-style-name="P70" svg:width="0.0555in" svg:height="0.2984in" svg:x="3.7598in" svg:y="0in" svg:viewBox="0 0 142 759" draw:points="0,759 30,759 30,29 142,29 142,0 0,0"><text:p/></draw:polygon><draw:polygon draw:style-name="gr3" draw:text-style-name="P70" svg:width="0.0114in" svg:height="0.0996in" svg:x="3.7598in" svg:y="0.298in" svg:viewBox="0 0 30 254" draw:points="0,254 30,254 30,0 0,0"><text:p/></draw:polygon><draw:polygon draw:style-name="gr3" draw:text-style-name="P70" svg:width="0.0114in" svg:height="0.0996in" svg:x="3.7598in" svg:y="0.398in" svg:viewBox="0 0 30 254" draw:points="0,254 30,254 30,0 0,0"><text:p/></draw:polygon><draw:polygon draw:style-name="gr3" draw:text-style-name="P70" svg:width="0.0555in" svg:height="0.2984in" svg:x="3.7598in" svg:y="0.498in" svg:viewBox="0 0 142 759" draw:points="0,759 142,759 142,731 30,731 30,0 0,0"><text:p/></draw:polygon><draw:path draw:style-name="gr3" draw:text-style-name="P70" svg:width="0.0854in" svg:height="0.0752in" svg:x="3.8217in" svg:y="0.0657in" svg:viewBox="0 0 218 192" svg:d="M137 163c5 18 19 29 37 29 14 0 25-10 31-23 7-15 13-42 13-42 0-5-4-5-4-5-5 0-5 2-8 9-6 23-13 51-31 51-9 0-13-4-13-19 0-9 5-29 8-44l12-46c2-6 6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70" svg:width="0.0421in" svg:height="0.0772in" svg:x="3.9244in" svg:y="0.0862in" svg:viewBox="0 0 108 197" svg:d="M67 8c0-8-1-8-8-8-19 18-47 19-59 19v11c7 0 26 0 43-8v151c0 9 0 13-30 13h-11v11c5 0 42-1 53-1 10 0 47 1 53 1v-11h-11c-30 0-30-4-30-13z"><text:p/></draw:path><draw:path draw:style-name="gr3" draw:text-style-name="P70" svg:width="0.0146in" svg:height="0.0358in" svg:x="3.9909in" svg:y="0.1508in" svg:viewBox="0 0 38 92" svg:d="M30 30c0 16-4 35-23 54-2 1-3 2-3 4s3 4 4 4c4 0 30-24 30-60 0-18-7-32-21-32-10 0-17 7-17 17 0 9 7 18 17 18 8 0 13-5 13-5z"><text:p/></draw:path><draw:path draw:style-name="gr3" draw:text-style-name="P70" svg:width="0.0421in" svg:height="0.0772in" svg:x="4.0299in" svg:y="0.0862in" svg:viewBox="0 0 108 197" svg:d="M67 8c0-8-1-8-8-8-19 18-47 19-59 19v11c7 0 26 0 43-8v151c0 9 0 13-30 13h-11v11c5 0 42-1 53-1 10 0 47 1 53 1v-11h-11c-30 0-30-4-30-13z"><text:p/></draw:path><draw:path draw:style-name="gr3" draw:text-style-name="P70" svg:width="0.0854in" svg:height="0.0752in" svg:x="4.2626in" svg:y="0.0657in" svg:viewBox="0 0 218 192" svg:d="M137 163c3 18 19 29 37 29 14 0 24-10 31-23 7-15 13-42 13-42 0-5-4-5-4-5-5 0-5 2-8 9-6 23-13 51-31 51-9 0-13-4-13-19 0-9 5-29 8-44l12-46c2-6 5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70" svg:width="0.0421in" svg:height="0.0772in" svg:x="4.3654in" svg:y="0.0862in" svg:viewBox="0 0 108 197" svg:d="M67 8c0-8-1-8-8-8-19 18-47 19-59 19v11c7 0 26 0 43-8v151c0 9 0 13-30 13h-11v11c5 0 42-1 53-1 10 0 47 1 53 1v-11h-11c-30 0-30-4-30-13z"><text:p/></draw:path><draw:path draw:style-name="gr3" draw:text-style-name="P70" svg:width="0.0146in" svg:height="0.0358in" svg:x="4.4323in" svg:y="0.1508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4.4661in" svg:y="0.0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4.7134in" svg:y="0.1217in" svg:viewBox="0 0 46 46" svg:d="M46 23c0-12-10-23-23-23-12 0-23 11-23 23 0 13 11 23 23 23 13 0 23-10 23-23z"><text:p/></draw:path><draw:path draw:style-name="gr3" draw:text-style-name="P70" svg:width="0.0177in" svg:height="0.0177in" svg:x="4.7594in" svg:y="0.1217in" svg:viewBox="0 0 46 46" svg:d="M46 23c0-12-10-23-23-23-12 0-23 11-23 23 0 13 11 23 23 23 13 0 23-10 23-23z"><text:p/></draw:path><draw:path draw:style-name="gr3" draw:text-style-name="P70" svg:width="0.0177in" svg:height="0.0177in" svg:x="4.8059in" svg:y="0.1217in" svg:viewBox="0 0 46 46" svg:d="M46 23c0-12-10-23-23-23-12 0-23 11-23 23 0 13 11 23 23 23 13 0 23-10 23-23z"><text:p/></draw:path><draw:path draw:style-name="gr3" draw:text-style-name="P70" svg:width="0.0854in" svg:height="0.0752in" svg:x="5.0165in" svg:y="0.0657in" svg:viewBox="0 0 218 192" svg:d="M137 163c3 18 19 29 37 29 14 0 24-10 31-23 7-15 13-42 13-42 0-5-4-5-4-5-5 0-5 2-8 9-6 23-13 51-31 51-9 0-13-4-13-19 0-9 5-29 8-44l12-46c2-6 5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70" svg:width="0.0421in" svg:height="0.0772in" svg:x="5.1189in" svg:y="0.0862in" svg:viewBox="0 0 108 197" svg:d="M67 8c0-8-1-8-8-8-19 18-47 19-59 19v11c7 0 26 0 43-8v151c0 9 0 13-30 13h-11v11c5 0 42-1 53-1 10 0 47 1 53 1v-11h-11c-30 0-30-4-30-13z"><text:p/></draw:path><draw:path draw:style-name="gr3" draw:text-style-name="P70" svg:width="0.0146in" svg:height="0.0358in" svg:x="5.1858in" svg:y="0.1508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5.2173in" svg:y="0.113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701in" svg:height="0.1138in" svg:x="3.9189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854in" svg:height="0.0752in" svg:x="4.2626in" svg:y="0.2657in" svg:viewBox="0 0 218 192" svg:d="M137 163c3 18 19 29 37 29 14 0 24-10 31-23 7-15 13-42 13-42 0-5-4-5-4-5-5 0-5 2-8 9-6 23-13 51-31 51-9 0-13-4-13-19 0-9 5-29 8-44l12-46c2-6 5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70" svg:width="0.0516in" svg:height="0.0772in" svg:x="4.3602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4.4323in" svg:y="0.3504in" svg:viewBox="0 0 38 92" svg:d="M30 30c0 16-4 35-23 54-2 1-3 2-3 4s3 4 4 4c4 0 30-24 30-60 0-18-7-32-21-32-10 0-17 7-17 17 0 9 7 18 17 18 8 0 13-5 13-5z"><text:p/></draw:path><draw:path draw:style-name="gr3" draw:text-style-name="P70" svg:width="0.0516in" svg:height="0.0772in" svg:x="4.4661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77in" svg:height="0.0177in" svg:x="4.7134in" svg:y="0.3209in" svg:viewBox="0 0 46 46" svg:d="M46 23c0-12-10-23-23-23-12 0-23 11-23 23 0 13 11 23 23 23 13 0 23-10 23-23z"><text:p/></draw:path><draw:path draw:style-name="gr3" draw:text-style-name="P70" svg:width="0.0177in" svg:height="0.0177in" svg:x="4.7594in" svg:y="0.3209in" svg:viewBox="0 0 46 46" svg:d="M46 23c0-12-10-23-23-23-12 0-23 11-23 23 0 13 11 23 23 23 13 0 23-10 23-23z"><text:p/></draw:path><draw:path draw:style-name="gr3" draw:text-style-name="P70" svg:width="0.0177in" svg:height="0.0177in" svg:x="4.8059in" svg:y="0.3209in" svg:viewBox="0 0 46 46" svg:d="M46 23c0-12-10-23-23-23-12 0-23 11-23 23 0 13 11 23 23 23 13 0 23-10 23-23z"><text:p/></draw:path><draw:path draw:style-name="gr3" draw:text-style-name="P70" svg:width="0.0854in" svg:height="0.0752in" svg:x="5.0165in" svg:y="0.2657in" svg:viewBox="0 0 218 192" svg:d="M137 163c3 18 19 29 37 29 14 0 24-10 31-23 7-15 13-42 13-42 0-5-4-5-4-5-5 0-5 2-8 9-6 23-13 51-31 51-9 0-13-4-13-19 0-9 5-29 8-44l12-46c2-6 5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70" svg:width="0.0516in" svg:height="0.0772in" svg:x="5.1138in" svg:y="0.2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0146in" svg:height="0.0358in" svg:x="5.1858in" svg:y="0.3504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5.2173in" svg:y="0.312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77in" svg:height="0.0177in" svg:x="3.8996in" svg:y="0.5193in" svg:viewBox="0 0 46 46" svg:d="M46 23c0-12-10-23-23-23-12 0-23 11-23 23 0 13 11 23 23 23 13 0 23-10 23-23z"><text:p/></draw:path><draw:path draw:style-name="gr3" draw:text-style-name="P70" svg:width="0.0177in" svg:height="0.0177in" svg:x="3.9457in" svg:y="0.5193in" svg:viewBox="0 0 46 46" svg:d="M46 23c0-12-10-23-23-23-12 0-23 11-23 23 0 13 11 23 23 23 13 0 23-10 23-23z"><text:p/></draw:path><draw:path draw:style-name="gr3" draw:text-style-name="P70" svg:width="0.0177in" svg:height="0.0177in" svg:x="3.9917in" svg:y="0.5193in" svg:viewBox="0 0 46 46" svg:d="M46 23c0-12-10-23-23-23-12 0-23 11-23 23 0 13 11 23 23 23 13 0 23-10 23-23z"><text:p/></draw:path><draw:path draw:style-name="gr3" draw:text-style-name="P70" svg:width="0.0177in" svg:height="0.0177in" svg:x="4.3406in" svg:y="0.5193in" svg:viewBox="0 0 46 46" svg:d="M46 23c0-12-10-23-23-23-12 0-23 11-23 23 0 13 11 23 23 23 13 0 23-10 23-23z"><text:p/></draw:path><draw:path draw:style-name="gr3" draw:text-style-name="P70" svg:width="0.0177in" svg:height="0.0177in" svg:x="4.3866in" svg:y="0.5193in" svg:viewBox="0 0 46 46" svg:d="M46 23c0-12-10-23-23-23-12 0-23 11-23 23 0 13 11 23 23 23 13 0 23-10 23-23z"><text:p/></draw:path><draw:path draw:style-name="gr3" draw:text-style-name="P70" svg:width="0.0177in" svg:height="0.0177in" svg:x="4.4327in" svg:y="0.5193in" svg:viewBox="0 0 46 46" svg:d="M46 23c0-12-10-23-23-23-12 0-23 11-23 23 0 13 11 23 23 23 13 0 23-10 23-23z"><text:p/></draw:path><draw:path draw:style-name="gr3" draw:text-style-name="P70" svg:width="0.0177in" svg:height="0.0177in" svg:x="4.7134in" svg:y="0.5193in" svg:viewBox="0 0 46 46" svg:d="M46 23c0-12-10-23-23-23-12 0-23 11-23 23 0 13 11 23 23 23 13 0 23-10 23-23z"><text:p/></draw:path><draw:path draw:style-name="gr3" draw:text-style-name="P70" svg:width="0.0177in" svg:height="0.0177in" svg:x="4.7594in" svg:y="0.5193in" svg:viewBox="0 0 46 46" svg:d="M46 23c0-12-10-23-23-23-12 0-23 11-23 23 0 13 11 23 23 23 13 0 23-10 23-23z"><text:p/></draw:path><draw:path draw:style-name="gr3" draw:text-style-name="P70" svg:width="0.0177in" svg:height="0.0177in" svg:x="4.8059in" svg:y="0.5193in" svg:viewBox="0 0 46 46" svg:d="M46 23c0-12-10-23-23-23-12 0-23 11-23 23 0 13 11 23 23 23 13 0 23-10 23-23z"><text:p/></draw:path><draw:path draw:style-name="gr3" draw:text-style-name="P70" svg:width="0.0177in" svg:height="0.0177in" svg:x="5.102in" svg:y="0.5193in" svg:viewBox="0 0 46 46" svg:d="M46 23c0-12-10-23-23-23-12 0-23 11-23 23 0 13 11 23 23 23 13 0 23-10 23-23z"><text:p/></draw:path><draw:path draw:style-name="gr3" draw:text-style-name="P70" svg:width="0.0177in" svg:height="0.0177in" svg:x="5.1484in" svg:y="0.5193in" svg:viewBox="0 0 46 46" svg:d="M46 23c0-12-10-23-23-23-12 0-23 11-23 23 0 13 11 23 23 23 13 0 23-10 23-23z"><text:p/></draw:path><draw:path draw:style-name="gr3" draw:text-style-name="P70" svg:width="0.0177in" svg:height="0.0177in" svg:x="5.1941in" svg:y="0.5193in" svg:viewBox="0 0 46 46" svg:d="M46 23c0-12-10-23-23-23-12 0-23 11-23 23 0 13 11 23 23 23 13 0 23-10 23-23z"><text:p/></draw:path><draw:path draw:style-name="gr3" draw:text-style-name="P70" svg:width="0.0701in" svg:height="0.1138in" svg:x="3.9189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701in" svg:height="0.1138in" svg:x="4.3606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4.7134in" svg:y="0.7189in" svg:viewBox="0 0 46 46" svg:d="M46 23c0-12-10-23-23-23-12 0-23 11-23 23 0 13 11 23 23 23 13 0 23-10 23-23z"><text:p/></draw:path><draw:path draw:style-name="gr3" draw:text-style-name="P70" svg:width="0.0177in" svg:height="0.0177in" svg:x="4.7594in" svg:y="0.7189in" svg:viewBox="0 0 46 46" svg:d="M46 23c0-12-10-23-23-23-12 0-23 11-23 23 0 13 11 23 23 23 13 0 23-10 23-23z"><text:p/></draw:path><draw:path draw:style-name="gr3" draw:text-style-name="P70" svg:width="0.0177in" svg:height="0.0177in" svg:x="4.8059in" svg:y="0.7189in" svg:viewBox="0 0 46 46" svg:d="M46 23c0-12-10-23-23-23-12 0-23 11-23 23 0 13 11 23 23 23 13 0 23-10 23-23z"><text:p/></draw:path><draw:path draw:style-name="gr3" draw:text-style-name="P70" svg:width="0.0854in" svg:height="0.0752in" svg:x="5.0087in" svg:y="0.6634in" svg:viewBox="0 0 218 192" svg:d="M137 163c5 18 19 29 37 29 14 0 25-10 31-23 7-15 13-42 13-42 0-5-4-5-4-5-5 0-5 2-8 9-6 23-13 51-31 51-9 0-13-4-13-19 0-9 5-29 8-44l12-46c2-6 6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70" svg:width="0.0709in" svg:height="0.0524in" svg:x="5.1039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146in" svg:height="0.0358in" svg:x="5.1937in" svg:y="0.748in" svg:viewBox="0 0 38 92" svg:d="M30 30c0 16-4 35-23 54-2 1-3 2-3 4s3 4 4 4c4 0 30-24 30-60 0-18-7-32-21-32-10 0-17 7-17 17 0 9 7 18 17 18 8 0 13-5 13-5z"><text:p/></draw:path><draw:path draw:style-name="gr3" draw:text-style-name="P70" svg:width="0.0709in" svg:height="0.0524in" svg:x="5.226in" svg:y="0.7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olygon draw:style-name="gr3" draw:text-style-name="P70" svg:width="0.0555in" svg:height="0.2984in" svg:x="5.3114in" svg:y="0in" svg:viewBox="0 0 142 759" draw:points="113,759 142,759 142,0 0,0 0,29 113,29"><text:p/></draw:polygon><draw:polygon draw:style-name="gr3" draw:text-style-name="P70" svg:width="0.0114in" svg:height="0.0996in" svg:x="5.3551in" svg:y="0.298in" svg:viewBox="0 0 30 254" draw:points="0,254 30,254 30,0 0,0"><text:p/></draw:polygon><draw:polygon draw:style-name="gr3" draw:text-style-name="P70" svg:width="0.0114in" svg:height="0.0996in" svg:x="5.3551in" svg:y="0.398in" svg:viewBox="0 0 30 254" draw:points="0,254 30,254 30,0 0,0"><text:p/></draw:polygon><draw:polygon draw:style-name="gr3" draw:text-style-name="P70" svg:width="0.0555in" svg:height="0.2984in" svg:x="5.3114in" svg:y="0.498in" svg:viewBox="0 0 142 759" draw:points="113,731 0,731 0,759 142,759 142,0 113,0"><text:p/></draw:polygon></draw:g>.</text:p>
      <text:p text:style-name="P41"/>
      <text:p text:style-name="P42">Po przekształceniach równania (1) otrzymujemy <text:span text:style-name="T6">dwa</text:span> układ<text:span text:style-name="T6">y</text:span> równań z dwoma macierzami trójkątnymi:</text:p>
      <text:p text:style-name="P43"/>
      <text:p text:style-name="P44"><draw:g text:anchor-type="as-char" svg:y="-0.1654in" draw:z-index="4" draw:style-name="gr1"><svg:title>TexMaths</svg:title><svg:desc>12§display§\textbf{LU}\vec{x} = \vec{b}§svg§600§FALSE§</svg:desc><draw:polygon draw:style-name="gr2" draw:text-style-name="P69" svg:width="0.6465in" svg:height="0.1476in" svg:x="0.0016in" svg:y="0.0087in" svg:viewBox="0 0 1643 376" draw:points="822,376 0,376 0,0 1643,0 1643,376"><text:p/></draw:polygon><draw:path draw:style-name="gr3" draw:text-style-name="P70" svg:width="0.1004in" svg:height="0.1142in" svg:x="-0.0004in" svg:y="0.048in" svg:viewBox="0 0 256 291" svg:d="M256 175h-20c-3 29-10 97-86 97h-44v-252h57v-20c-19 1-65 1-85 1-19 0-61 0-78-1v20h46v252h-46v19h243z"><text:p/></draw:path><draw:path draw:style-name="gr3" draw:text-style-name="P70" svg:width="0.1339in" svg:height="0.1161in" svg:x="0.1146in" svg:y="0.048in" svg:viewBox="0 0 341 296" svg:d="M295 31c0-8 0-9 12-9 11-2 12-2 23-2h11v-20c-17 1-41 1-56 1-18 0-40 0-57-1v20h10c8 0 14 0 23 2 12 0 12 1 12 9v161c0 63-46 83-93 83-73 0-74-55-74-79v-176h45v-20c-15 1-57 1-75 1s-59 0-76-1v20h46v174c0 55 45 102 133 102 80 0 116-50 116-102z"><text:p/></draw:path><draw:path draw:style-name="gr3" draw:text-style-name="P70" svg:width="0.0736in" svg:height="0.0327in" svg:x="0.2831in" svg:y="0.0441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827in" svg:height="0.0752in" svg:x="0.2594in" svg:y="0.089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70" svg:width="0.1102in" svg:height="0.039in" svg:x="0.4051in" svg:y="0.102in" svg:viewBox="0 0 281 100" svg:d="M267 17c7 0 14 0 14-9 0-8-7-8-13-8h-254c-7 0-14 0-14 8 0 9 7 9 14 9zM268 100c6 0 13 0 13-9 0-8-7-8-14-8h-253c-7 0-14 0-14 8 0 9 7 9 14 9z"><text:p/></draw:path><draw:path draw:style-name="gr3" draw:text-style-name="P70" svg:width="0.0736in" svg:height="0.0327in" svg:x="0.5827in" svg:y="0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61in" svg:height="0.1173in" svg:x="0.5791in" svg:y="0.0472in" svg:viewBox="0 0 156 299" svg:d="M82 5c0-1 0-5-6-5-10 0-40 4-52 4-2 1-7 1-7 8 0 6 3 6 9 6 21 0 22 4 22 7s-4 17-7 25l-34 140c-5 20-7 28-7 43 0 40 22 66 54 66 49 0 102-63 102-124 0-39-23-68-56-68-20 0-38 12-50 25zM41 165c3-9 3-10 7-15 22-27 40-33 50-33 16 0 28 12 28 39 0 24-14 74-23 90-13 28-33 44-49 44-14 0-28-12-28-42 0-9 0-17 6-44z"><text:p/></draw:path></draw:g>,</text:p>
      <text:p text:style-name="P43"/>
      <text:p text:style-name="P44"><draw:g text:anchor-type="as-char" svg:y="-0.1654in" draw:z-index="5" draw:style-name="gr1"><svg:title>TexMaths</svg:title><svg:desc>12§display§\textbf{L}^{-1}\textbf{LU}\vec{x} = \textbf{L}^{-1}\vec{b} = \vec{a}§svg§600§FALSE§</svg:desc><draw:polygon draw:style-name="gr2" draw:text-style-name="P69" svg:width="1.5331in" svg:height="0.1476in" svg:x="0.002in" svg:y="0.0087in" svg:viewBox="0 0 3895 376" draw:points="1947,376 0,376 0,0 3895,0 3895,376"><text:p/></draw:polygon><draw:path draw:style-name="gr3" draw:text-style-name="P70" svg:width="0.1004in" svg:height="0.1142in" svg:x="0in" svg:y="0.048in" svg:viewBox="0 0 256 291" svg:d="M256 175h-20c-3 29-10 97-86 97h-44v-252h57v-20c-19 1-65 1-85 1-19 0-61 0-78-1v20h46v252h-46v19h242z"><text:p/></draw:path><draw:path draw:style-name="gr3" draw:text-style-name="P70" svg:width="0.0783in" svg:height="0.0059in" svg:x="0.1209in" svg:y="0.0571in" svg:viewBox="0 0 200 16" svg:d="M190 16c3 0 10 0 10-9 0-7-6-7-10-7h-178c-5 0-12 0-12 7 0 9 7 9 12 9z"><text:p/></draw:path><draw:path draw:style-name="gr3" draw:text-style-name="P70" svg:width="0.0421in" svg:height="0.0772in" svg:x="0.2248in" svg:y="0.0122in" svg:viewBox="0 0 108 197" svg:d="M67 8c0-8 0-8-8-8-19 18-47 19-59 19v11c7 0 26 0 43-8v151c0 10 0 13-30 13h-11v11c5 0 42-1 53-1 10 0 47 1 53 1v-11h-11c-30 0-30-3-30-13z"><text:p/></draw:path><draw:path draw:style-name="gr3" draw:text-style-name="P70" svg:width="0.1004in" svg:height="0.1142in" svg:x="0.2933in" svg:y="0.048in" svg:viewBox="0 0 256 291" svg:d="M256 175h-20c-3 29-10 97-86 97h-44v-252h57v-20c-19 1-65 1-85 1-19 0-61 0-78-1v20h46v252h-46v19h242z"><text:p/></draw:path><draw:path draw:style-name="gr3" draw:text-style-name="P70" svg:width="0.1339in" svg:height="0.1161in" svg:x="0.4083in" svg:y="0.048in" svg:viewBox="0 0 341 296" svg:d="M295 31c0-8 0-9 12-9 11-2 12-2 23-2h11v-20c-17 1-41 1-57 1-18 0-39 0-56-1v20h10c8 0 14 0 22 2 12 0 12 1 12 9v161c0 63-45 83-92 83-73 0-74-55-74-79v-176h45v-20c-15 1-57 1-75 1s-59 0-76-1v20h46v174c0 55 45 102 133 102 80 0 116-50 116-102z"><text:p/></draw:path><draw:path draw:style-name="gr3" draw:text-style-name="P70" svg:width="0.0736in" svg:height="0.0327in" svg:x="0.5764in" svg:y="0.0441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827in" svg:height="0.0752in" svg:x="0.5531in" svg:y="0.089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70" svg:width="0.1102in" svg:height="0.039in" svg:x="0.6984in" svg:y="0.102in" svg:viewBox="0 0 281 100" svg:d="M266 17c8 0 15 0 15-9 0-8-7-8-13-8h-254c-7 0-14 0-14 8 0 9 7 9 14 9zM268 100c6 0 13 0 13-9 0-8-7-8-15-8h-252c-7 0-14 0-14 8 0 9 7 9 14 9z"><text:p/></draw:path><draw:path draw:style-name="gr3" draw:text-style-name="P70" svg:width="0.1004in" svg:height="0.1142in" svg:x="0.8709in" svg:y="0.048in" svg:viewBox="0 0 256 291" svg:d="M256 175h-20c-3 29-10 97-86 97h-44v-252h57v-20c-19 1-65 1-85 1-19 0-61 0-78-1v20h46v252h-46v19h242z"><text:p/></draw:path><draw:path draw:style-name="gr3" draw:text-style-name="P70" svg:width="0.0783in" svg:height="0.0059in" svg:x="0.9917in" svg:y="0.0571in" svg:viewBox="0 0 200 16" svg:d="M190 16c3 0 10 0 10-9 0-7-6-7-10-7h-178c-5 0-12 0-12 7 0 9 7 9 12 9z"><text:p/></draw:path><draw:path draw:style-name="gr3" draw:text-style-name="P70" svg:width="0.0421in" svg:height="0.0772in" svg:x="1.0957in" svg:y="0.0122in" svg:viewBox="0 0 108 197" svg:d="M67 8c0-8-1-8-8-8-19 18-47 19-59 19v11c7 0 26 0 43-8v151c0 10 0 13-30 13h-11v11c5 0 42-1 53-1 10 0 47 1 53 1v-11h-11c-30 0-30-3-30-13z"><text:p/></draw:path><draw:path draw:style-name="gr3" draw:text-style-name="P70" svg:width="0.0736in" svg:height="0.0327in" svg:x="1.1689in" svg:y="0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61in" svg:height="0.1173in" svg:x="1.1654in" svg:y="0.0472in" svg:viewBox="0 0 156 299" svg:d="M82 5c0-1 0-5-6-5-10 0-40 4-52 4-2 1-7 1-7 8 0 6 3 6 9 6 21 0 22 4 22 7s-4 17-7 25l-34 140c-5 20-7 28-7 43 0 40 22 66 54 66 49 0 102-63 102-124 0-39-23-68-56-68-20 0-38 12-50 25zM41 165c3-9 3-10 7-15 22-27 41-33 50-33 16 0 28 12 28 39 0 24-14 74-23 90-13 28-33 44-49 44-14 0-28-12-28-42 0-9 0-17 6-44z"><text:p/></draw:path><draw:path draw:style-name="gr3" draw:text-style-name="P70" svg:width="0.1102in" svg:height="0.039in" svg:x="1.2843in" svg:y="0.102in" svg:viewBox="0 0 281 100" svg:d="M266 17c8 0 15 0 15-9 0-8-7-8-13-8h-254c-7 0-14 0-14 8 0 9 7 9 14 9zM268 100c6 0 13 0 13-9 0-8-7-8-15-8h-252c-7 0-14 0-14 8 0 9 7 9 14 9z"><text:p/></draw:path><draw:path draw:style-name="gr3" draw:text-style-name="P70" svg:width="0.0736in" svg:height="0.0327in" svg:x="1.4697in" svg:y="0.0441in" svg:viewBox="0 0 188 84" svg:d="M151 50c-6 6-20 19-20 26 0 5 3 8 8 8 4 0 6-2 7-5 6-6 16-19 34-29 4 0 8-3 8-8 0-4-3-6-7-8-8-8-13-15-17-24-1-4-2-10-8-10s-8 6-8 8c0 4 3 17 9 26h-143c-7 0-14 0-14 8s7 8 14 8z"><text:p/></draw:path><draw:path draw:style-name="gr3" draw:text-style-name="P70" svg:width="0.076in" svg:height="0.0752in" svg:x="1.4567in" svg:y="0.089in" svg:viewBox="0 0 194 192" svg:d="M142 26c-9-14-21-26-40-26-49 0-102 63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/draw:g>,</text:p>
      <text:p text:style-name="P44"/>
      <text:p text:style-name="P44"><draw:g text:anchor-type="as-char" svg:y="-0.1209in" draw:z-index="6" draw:style-name="gr1"><svg:title>TexMaths</svg:title><svg:desc>12§display§\textbf{IU}\vec{x} = \vec{a}§svg§600§FALSE§</svg:desc><draw:polygon draw:style-name="gr2" draw:text-style-name="P69" svg:width="0.6126in" svg:height="0.1035in" svg:x="0.0028in" svg:y="0.0087in" svg:viewBox="0 0 1557 264" draw:points="779,264 0,264 0,0 1557,0 1557,264"><text:p/></draw:polygon><draw:path draw:style-name="gr3" draw:text-style-name="P70" svg:width="0.0614in" svg:height="0.1134in" svg:x="0in" svg:y="0.0047in" svg:viewBox="0 0 157 289" svg:d="M108 20h49v-20c-18 1-59 1-78 1-20 0-62 0-79-1v20h48v250h-48v19c17 0 59 0 79 0 19 0 60 0 78 0v-19h-49z"><text:p/></draw:path><draw:path draw:style-name="gr3" draw:text-style-name="P70" svg:width="0.1339in" svg:height="0.1154in" svg:x="0.0736in" svg:y="0.0047in" svg:viewBox="0 0 341 294" svg:d="M295 31c0-8 0-9 12-9 11-2 12-2 23-2h11v-20c-17 1-41 1-57 1-18 0-39 0-56-1v20h10c8 0 14 0 22 2 12 0 12 1 12 9v161c0 62-45 83-92 83-73 0-74-55-74-79v-176h45v-20c-15 1-57 1-75 1s-59 0-76-1v20h46v173c0 55 45 101 133 101 80 0 116-48 116-101z"><text:p/></draw:path><draw:path draw:style-name="gr3" draw:text-style-name="P70" svg:width="0.0736in" svg:height="0.0327in" svg:x="0.2421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827in" svg:height="0.0752in" svg:x="0.2189in" svg:y="0.0449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2-23 25 0 20 22 28 40 28 28 0 43-30 44-32 5 15 20 32 46 32 44 0 68-55 68-65 0-5-4-5-5-5-3 0-5 2-6 5-13 46-43 55-56 55-17 0-23-13-23-27 0-10 2-18 7-37z"><text:p/></draw:path><draw:path draw:style-name="gr3" draw:text-style-name="P70" svg:width="0.1102in" svg:height="0.039in" svg:x="0.3642in" svg:y="0.0575in" svg:viewBox="0 0 281 100" svg:d="M266 17c8 0 15 0 15-9 0-8-7-8-13-8h-254c-7 0-14 0-14 8 0 9 7 9 14 9zM268 100c6 0 13 0 13-9 0-8-7-8-15-8h-252c-7 0-14 0-14 8 0 9 7 9 14 9z"><text:p/></draw:path><draw:path draw:style-name="gr3" draw:text-style-name="P70" svg:width="0.0736in" svg:height="0.0327in" svg:x="0.5504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76in" svg:height="0.0752in" svg:x="0.5374in" svg:y="0.0449in" svg:viewBox="0 0 194 192" svg:d="M142 26c-9-14-21-26-40-26-49 0-102 62-102 124 0 40 23 68 56 68 9 0 30-2 56-32 3 18 18 32 38 32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/draw:g>,</text:p>
      <text:p text:style-name="P44"/>
      <text:p text:style-name="P44"><draw:g text:anchor-type="as-char" svg:y="-0.1626in" draw:z-index="7" draw:style-name="gr1"><svg:title>TexMaths</svg:title><svg:desc>12§display§\textbf{U}\vec{x} = \vec{a} \Leftrightarrow \textbf{L}(\textbf{U}\vec{x}) = \textbf{L}\vec{a} = \vec{b}§svg§600§FALSE§</svg:desc><draw:polygon draw:style-name="gr2" draw:text-style-name="P69" svg:width="2.0091in" svg:height="0.187in" svg:x="0.002in" svg:y="0.0087in" svg:viewBox="0 0 5104 476" draw:points="2551,476 0,476 0,0 5104,0 5104,476"><text:p/></draw:polygon><draw:path draw:style-name="gr3" draw:text-style-name="P70" svg:width="0.1339in" svg:height="0.1157in" svg:x="0in" svg:y="0.048in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3" draw:text-style-name="P70" svg:width="0.0736in" svg:height="0.0327in" svg:x="0.1685in" svg:y="0.0441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827in" svg:height="0.0752in" svg:x="0.1449in" svg:y="0.08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70" svg:width="0.1102in" svg:height="0.039in" svg:x="0.2906in" svg:y="0.1012in" svg:viewBox="0 0 281 100" svg:d="M266 17c8 0 15 0 15-9 0-8-7-8-13-8h-254c-7 0-14 0-14 8 0 9 7 9 14 9zM268 100c6 0 13 0 13-9 0-8-7-8-15-8h-252c-7 0-14 0-14 8 0 9 7 9 14 9z"><text:p/></draw:path><draw:path draw:style-name="gr3" draw:text-style-name="P70" svg:width="0.0736in" svg:height="0.0327in" svg:x="0.4768in" svg:y="0.0441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76in" svg:height="0.0752in" svg:x="0.4634in" svg:y="0.089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70" svg:width="0.1547in" svg:height="0.0913in" svg:x="0.5965in" svg:y="0.0752in" svg:viewBox="0 0 394 233" svg:d="M94 67c24-27 36-59 36-62 0-5-5-5-9-5-6 0-6 0-9 8-18 40-50 78-105 102-6 3-7 3-7 6 0 2 0 2 0 3 1 1 2 1 11 5 45 20 80 56 102 104 1 5 3 5 8 5 4 0 9 0 9-5 0-4-12-34-36-62h206c-24 28-36 58-36 62 0 5 5 5 8 5 6 0 6 0 10-10 18-38 49-77 104-101 6-2 8-3 8-6 0-1 0-1 0-2-2-1-3-1-11-6-46-19-81-54-102-104-1-4-4-4-9-4-3 0-8 0-8 5 0 3 12 35 36 62zM77 149c-13-12-27-22-46-33 24-13 37-24 46-32h240c13 12 27 23 45 32-24 14-37 24-45 33z"><text:p/></draw:path><draw:path draw:style-name="gr3" draw:text-style-name="P70" svg:width="0.1004in" svg:height="0.1138in" svg:x="0.8094in" svg:y="0.048in" svg:viewBox="0 0 256 290" svg:d="M256 175h-20c-3 29-10 96-86 96h-44v-251h57v-20c-19 1-65 1-85 1-19 0-61 0-78-1v20h46v251h-46v19h242z"><text:p/></draw:path><draw:path draw:style-name="gr3" draw:text-style-name="P70" svg:width="0.0382in" svg:height="0.1657in" svg:x="0.9343in" svg:y="0.0378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39in" svg:height="0.1157in" svg:x="0.989in" svg:y="0.048in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3" draw:text-style-name="P70" svg:width="0.0736in" svg:height="0.0327in" svg:x="1.1571in" svg:y="0.0441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827in" svg:height="0.0752in" svg:x="1.1339in" svg:y="0.08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0" svg:width="0.0382in" svg:height="0.1657in" svg:x="1.2335in" svg:y="0.0378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1102in" svg:height="0.039in" svg:x="1.3441in" svg:y="0.1012in" svg:viewBox="0 0 281 100" svg:d="M266 17c8 0 15 0 15-9 0-8-7-8-13-8h-254c-7 0-14 0-14 8 0 9 7 9 14 9zM268 100c6 0 13 0 13-9 0-8-7-8-15-8h-252c-7 0-14 0-14 8 0 9 7 9 14 9z"><text:p/></draw:path><draw:path draw:style-name="gr3" draw:text-style-name="P70" svg:width="0.1004in" svg:height="0.1138in" svg:x="1.5161in" svg:y="0.048in" svg:viewBox="0 0 256 290" svg:d="M256 175h-20c-3 29-10 96-86 96h-44v-251h57v-20c-19 1-65 1-85 1-19 0-61 0-78-1v20h46v251h-46v19h242z"><text:p/></draw:path><draw:path draw:style-name="gr3" draw:text-style-name="P70" svg:width="0.0736in" svg:height="0.0327in" svg:x="1.6445in" svg:y="0.0441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76in" svg:height="0.0752in" svg:x="1.6315in" svg:y="0.089in" svg:viewBox="0 0 194 192" svg:d="M142 26c-9-14-21-26-40-26-49 0-102 62-102 124 0 40 23 68 56 68 9 0 30-2 56-31 3 17 18 31 38 31 16 0 25-10 31-23 7-15 13-42 13-42 0-5-4-5-4-5-5 0-5 2-6 9-9 26-16 51-33 51-12 0-13-10-13-19s1-12 6-31c4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1102in" svg:height="0.039in" svg:x="1.7681in" svg:y="0.1012in" svg:viewBox="0 0 281 100" svg:d="M266 17c8 0 15 0 15-9 0-8-7-8-13-8h-254c-7 0-14 0-14 8 0 9 7 9 14 9zM268 100c6 0 13 0 13-9 0-8-7-8-15-8h-252c-7 0-14 0-14 8 0 9 7 9 14 9z"><text:p/></draw:path><draw:path draw:style-name="gr3" draw:text-style-name="P70" svg:width="0.0736in" svg:height="0.0327in" svg:x="1.9457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61in" svg:height="0.1173in" svg:x="1.9417in" svg:y="0.0472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/draw:g>.</text:p>
      <text:p text:style-name="P46">Ostatecznie do rozwiązania pozostaje:</text:p>
      <text:p text:style-name="P47"><draw:g text:anchor-type="as-char" svg:y="-0.1654in" draw:z-index="8" draw:style-name="gr1"><svg:title>TexMaths</svg:title><svg:desc>12§display§\textbf{L}\vec{a} = \vec{b}
§svg§600§FALSE§</svg:desc><draw:polygon draw:style-name="gr2" draw:text-style-name="P69" svg:width="0.4925in" svg:height="0.1476in" svg:x="0.0016in" svg:y="0.0087in" svg:viewBox="0 0 1252 376" draw:points="627,376 0,376 0,0 1252,0 1252,376"><text:p/></draw:polygon><draw:path draw:style-name="gr3" draw:text-style-name="P70" svg:width="0.1004in" svg:height="0.1142in" svg:x="-0.0004in" svg:y="0.048in" svg:viewBox="0 0 256 291" svg:d="M256 175h-19c-4 29-11 97-87 97h-44v-252h57v-20c-19 1-65 1-85 1-19 0-61 0-78-1v20h46v252h-46v19h243z"><text:p/></draw:path><draw:path draw:style-name="gr3" draw:text-style-name="P70" svg:width="0.074in" svg:height="0.0327in" svg:x="0.1276in" svg:y="0.0441in" svg:viewBox="0 0 189 84" svg:d="M151 50c-6 6-20 19-20 26 0 5 3 8 8 8 4 0 6-2 7-5 6-6 16-19 34-29 4 0 9-3 9-8 0-4-4-6-8-8-8-8-13-15-17-24-1-4-2-10-8-10s-8 6-8 8c0 4 3 17 9 26h-143c-7 0-14 0-14 8s7 8 14 8z"><text:p/></draw:path><draw:path draw:style-name="gr3" draw:text-style-name="P70" svg:width="0.0764in" svg:height="0.0752in" svg:x="0.1146in" svg:y="0.089in" svg:viewBox="0 0 195 192" svg:d="M142 26c-9-14-21-26-40-26-49 0-102 63-102 124 0 41 23 68 56 68 9 0 30-2 56-31 3 17 18 31 38 31 16 0 25-9 31-23 8-15 14-42 14-42 0-4-5-4-5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3" draw:text-style-name="P70" svg:width="0.1102in" svg:height="0.039in" svg:x="0.2516in" svg:y="0.102in" svg:viewBox="0 0 281 100" svg:d="M267 17c7 0 14 0 14-9 0-8-7-8-13-8h-254c-7 0-14 0-14 8 0 9 7 9 14 9zM268 100c6 0 13 0 13-9 0-8-7-8-14-8h-253c-7 0-14 0-14 8 0 9 7 9 14 9z"><text:p/></draw:path><draw:path draw:style-name="gr3" draw:text-style-name="P70" svg:width="0.074in" svg:height="0.0327in" svg:x="0.4287in" svg:y="0in" svg:viewBox="0 0 189 84" svg:d="M151 50c-6 6-20 19-20 26 0 5 3 8 8 8 4 0 6-2 7-5 6-6 16-19 34-29 4 0 9-3 9-8 0-4-4-6-8-8-8-8-13-15-17-24-1-4-2-10-8-10s-8 6-8 8c0 4 3 17 9 26h-143c-7 0-14 0-14 8s7 8 14 8z"><text:p/></draw:path><draw:path draw:style-name="gr3" draw:text-style-name="P70" svg:width="0.061in" svg:height="0.1173in" svg:x="0.4256in" svg:y="0.0472in" svg:viewBox="0 0 156 299" svg:d="M82 5c0-1 0-5-6-5-10 0-40 4-52 4-2 1-7 1-7 8 0 6 3 6 9 6 21 0 22 4 22 7s-4 17-7 25l-34 140c-5 20-7 28-7 43 0 40 22 66 54 66 49 0 102-63 102-124 0-39-23-68-56-68-20 0-38 12-50 25zM41 165c3-9 3-10 7-15 22-27 40-33 50-33 16 0 28 12 28 39 0 24-14 74-23 90-13 28-33 44-49 44-14 0-28-12-28-42 0-9 0-17 6-44z"><text:p/></draw:path></draw:g>,</text:p>
      <text:p text:style-name="P47"/>
      <text:p text:style-name="P47"><draw:g text:anchor-type="as-char" svg:y="-0.1209in" draw:z-index="9" draw:style-name="gr1"><svg:title>TexMaths</svg:title><svg:desc>12§display§\textbf{U}\vec{x} = \vec{a}§svg§600§FALSE§</svg:desc><draw:polygon draw:style-name="gr2" draw:text-style-name="P69" svg:width="0.5398in" svg:height="0.1035in" svg:x="0.002in" svg:y="0.0087in" svg:viewBox="0 0 1372 264" draw:points="686,264 0,264 0,0 1372,0 1372,264"><text:p/></draw:polygon><draw:path draw:style-name="gr3" draw:text-style-name="P70" svg:width="0.1339in" svg:height="0.1154in" svg:x="0in" svg:y="0.0047in" svg:viewBox="0 0 341 294" svg:d="M295 31c0-8 0-9 12-9 11-2 12-2 23-2h11v-20c-17 1-41 1-57 1-18 0-39 0-56-1v20h10c8 0 14 0 22 2 12 0 12 1 12 9v161c0 62-45 83-92 83-73 0-74-55-74-79v-176h45v-20c-15 1-57 1-75 1s-59 0-76-1v20h46v173c0 55 45 101 133 101 80 0 116-48 116-101z"><text:p/></draw:path><draw:path draw:style-name="gr3" draw:text-style-name="P70" svg:width="0.0736in" svg:height="0.0327in" svg:x="0.1685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827in" svg:height="0.0752in" svg:x="0.1449in" svg:y="0.0449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2-23 25 0 20 22 28 40 28 28 0 43-30 44-32 5 15 20 32 46 32 44 0 68-55 68-65 0-5-4-5-5-5-3 0-5 2-6 5-13 46-43 55-56 55-17 0-23-13-23-27 0-10 2-18 7-37z"><text:p/></draw:path><draw:path draw:style-name="gr3" draw:text-style-name="P70" svg:width="0.1102in" svg:height="0.039in" svg:x="0.2906in" svg:y="0.0575in" svg:viewBox="0 0 281 100" svg:d="M266 17c8 0 15 0 15-9 0-8-7-8-13-8h-254c-7 0-14 0-14 8 0 9 7 9 14 9zM268 100c6 0 13 0 13-9 0-8-7-8-15-8h-252c-7 0-14 0-14 8 0 9 7 9 14 9z"><text:p/></draw:path><draw:path draw:style-name="gr3" draw:text-style-name="P70" svg:width="0.0736in" svg:height="0.0327in" svg:x="0.4764in" svg:y="0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70" svg:width="0.076in" svg:height="0.0752in" svg:x="0.4634in" svg:y="0.0449in" svg:viewBox="0 0 194 192" svg:d="M142 26c-9-14-21-26-40-26-49 0-102 62-102 124 0 40 23 68 56 68 9 0 30-2 56-32 3 18 18 32 38 32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/draw:g>.</text:p>
      <text:p text:style-name="P47"/>
      <text:p text:style-name="P46">Możemy także łatwo obliczyć wyznacznik macierzy <draw:g text:anchor-type="as-char" svg:y="-0.1161in" draw:z-index="10" draw:style-name="gr1"><svg:title>TexMaths</svg:title><svg:desc>12§display§\textbf{A}§svg§600§FALSE§</svg:desc><draw:polygon draw:style-name="gr2" draw:text-style-name="P69" svg:width="0.1205in" svg:height="0.0996in" svg:x="0.0016in" svg:y="0.0079in" svg:viewBox="0 0 307 254" draw:points="153,254 0,254 0,0 307,0 307,254"><text:p/></draw:polygon><draw:path draw:style-name="gr3" draw:text-style-name="P70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, wiedząc że wyznacznik macierzy trójkątnej jest równy iloczynowi elementów diagonalnych:</text:p>
      <text:p text:style-name="P46"/>
      <text:p text:style-name="P47"><draw:g text:anchor-type="as-char" svg:y="-0.1252in" draw:z-index="11" draw:style-name="gr1"><svg:title>TexMaths</svg:title><svg:desc>12§display§det(\textbf{A}) = det(\textbf{LU}) = det(\textbf{L}) \cdot det(\textbf{U})   §svg§600§FALSE§</svg:desc><draw:polygon draw:style-name="gr2" draw:text-style-name="P69" svg:width="2.6083in" svg:height="0.1492in" svg:x="0.0016in" svg:y="0.0075in" svg:viewBox="0 0 6626 380" draw:points="3314,380 0,380 0,0 6626,0 6626,380"><text:p/></draw:polygon><draw:path draw:style-name="gr3" draw:text-style-name="P70" svg:width="0.0791in" svg:height="0.1173in" svg:x="0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70" svg:width="0.0638in" svg:height="0.0752in" svg:x="0.0874in" svg:y="0.0508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0" svg:width="0.0512in" svg:height="0.1059in" svg:x="0.1606in" svg:y="0.019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0" svg:width="0.0382in" svg:height="0.1657in" svg:x="0.233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03in" svg:height="0.1157in" svg:x="0.2882in" svg:y="0.0075in" svg:viewBox="0 0 332 295" svg:d="M184 11c-5-11-10-11-18-11-11 0-14 4-16 11l-104 255c-4 5-5 10-38 10h-8v19c17 0 36-1 50-1 16 0 39 0 56 1v-19c-2 0-39 0-39-6l3-5 20-51h114l25 62h-39v19c15-1 56-1 74-1 17 0 54 0 68 1v-19h-40zM146 76l50 118h-98z"><text:p/></draw:path><draw:path draw:style-name="gr3" draw:text-style-name="P70" svg:width="0.0382in" svg:height="0.1657in" svg:x="0.435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1102in" svg:height="0.039in" svg:x="0.5457in" svg:y="0.063in" svg:viewBox="0 0 281 100" svg:d="M266 17c8 0 15 0 15-9 0-8-7-8-13-8h-254c-7 0-14 0-14 8 0 9 7 9 14 9zM268 100c6 0 13 0 13-9 0-8-7-8-15-8h-252c-7 0-14 0-14 8 0 9 7 9 14 9z"><text:p/></draw:path><draw:path draw:style-name="gr3" draw:text-style-name="P70" svg:width="0.0791in" svg:height="0.1173in" svg:x="0.7185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0" svg:width="0.0638in" svg:height="0.0752in" svg:x="0.8059in" svg:y="0.0508in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70" svg:width="0.0512in" svg:height="0.1059in" svg:x="0.8795in" svg:y="0.019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0" svg:width="0.0382in" svg:height="0.1657in" svg:x="0.95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004in" svg:height="0.1138in" svg:x="1.0063in" svg:y="0.0098in" svg:viewBox="0 0 256 290" svg:d="M256 175h-20c-3 29-10 96-86 96h-44v-251h57v-20c-19 1-65 1-85 1-19 0-61 0-78-1v20h46v251h-46v19h242z"><text:p/></draw:path><draw:path draw:style-name="gr3" draw:text-style-name="P70" svg:width="0.1339in" svg:height="0.1157in" svg:x="1.1213in" svg:y="0.0098in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3" draw:text-style-name="P70" svg:width="0.0382in" svg:height="0.1657in" svg:x="1.2713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1102in" svg:height="0.039in" svg:x="1.3819in" svg:y="0.063in" svg:viewBox="0 0 281 100" svg:d="M266 17c8 0 15 0 15-9 0-8-7-8-13-8h-254c-7 0-14 0-14 8 0 9 7 9 14 9zM268 100c6 0 13 0 13-9 0-8-7-8-15-8h-252c-7 0-14 0-14 8 0 9 7 9 14 9z"><text:p/></draw:path><draw:path draw:style-name="gr3" draw:text-style-name="P70" svg:width="0.0791in" svg:height="0.1173in" svg:x="1.5543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0" svg:width="0.0638in" svg:height="0.0752in" svg:x="1.6417in" svg:y="0.0508in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70" svg:width="0.0512in" svg:height="0.1059in" svg:x="1.7154in" svg:y="0.019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0" svg:width="0.0382in" svg:height="0.1657in" svg:x="1.788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004in" svg:height="0.1138in" svg:x="1.8425in" svg:y="0.0098in" svg:viewBox="0 0 256 290" svg:d="M256 175h-20c-3 29-10 96-86 96h-44v-251h57v-20c-19 1-65 1-85 1-19 0-61 0-78-1v20h46v251h-46v19h242z"><text:p/></draw:path><draw:path draw:style-name="gr3" draw:text-style-name="P70" svg:width="0.0382in" svg:height="0.1657in" svg:x="1.9598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0177in" svg:height="0.0177in" svg:x="2.0661in" svg:y="0.074in" svg:viewBox="0 0 46 46" svg:d="M46 23c0-12-10-23-23-23-12 0-23 11-23 23 0 13 11 23 23 23 13 0 23-10 23-23z"><text:p/></draw:path><draw:path draw:style-name="gr3" draw:text-style-name="P70" svg:width="0.0791in" svg:height="0.1173in" svg:x="2.1413in" svg:y="0.0091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70" svg:width="0.0638in" svg:height="0.0752in" svg:x="2.2291in" svg:y="0.0508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0" svg:width="0.0512in" svg:height="0.1059in" svg:x="2.3024in" svg:y="0.019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70" svg:width="0.0382in" svg:height="0.1657in" svg:x="2.375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39in" svg:height="0.1157in" svg:x="2.4299in" svg:y="0.0098in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3" draw:text-style-name="P70" svg:width="0.0382in" svg:height="0.1657in" svg:x="2.5799in" svg:y="0in" svg:viewBox="0 0 98 422" svg:d="M98 211c0-32-4-84-27-132-25-51-63-79-67-79-2 0-4 2-4 4s0 3 7 10c43 41 67 108 67 197 0 72-15 147-68 199-6 6-6 8-6 9 0 2 2 3 4 3 4 0 43-28 68-82 22-46 26-93 26-129z"><text:p/></draw:path></draw:g>.</text:p>
      <text:p text:style-name="P49">(2)</text:p>
      <text:p text:style-name="P48">Dodatkowo jeżeli rozkład LU jest jednoznaczny to na przekątnej <draw:g text:anchor-type="as-char" svg:y="-0.1138in" draw:z-index="12" draw:style-name="gr1"><svg:title>TexMaths</svg:title><svg:desc>12§display§\textbf{L}§svg§600§FALSE§</svg:desc><draw:polygon draw:style-name="gr2" draw:text-style-name="P69" svg:width="0.0898in" svg:height="0.0972in" svg:x="0.002in" svg:y="0.0083in" svg:viewBox="0 0 229 248" draw:points="115,248 0,248 0,0 229,0 229,248"><text:p/></draw:polygon><draw:path draw:style-name="gr3" draw:text-style-name="P70" svg:width="0.1in" svg:height="0.1138in" svg:x="0in" svg:y="0in" svg:viewBox="0 0 255 290" svg:d="M255 175h-19c-4 29-11 96-86 96h-45v-251h58v-20c-19 1-65 1-85 1-19 0-61 0-78-1v20h46v251h-46v19h243z"><text:p/></draw:path></draw:g><text:s/>lub <draw:g text:anchor-type="as-char" svg:y="-0.1161in" draw:z-index="13" draw:style-name="gr1"><svg:title>TexMaths</svg:title><svg:desc>12§display§\textbf{U}§svg§600§FALSE§</svg:desc><draw:polygon draw:style-name="gr2" draw:text-style-name="P69" svg:width="0.1232in" svg:height="0.0996in" svg:x="0.002in" svg:y="0.0079in" svg:viewBox="0 0 314 254" draw:points="157,254 0,254 0,0 314,0 314,254"><text:p/></draw:polygon><draw:path draw:style-name="gr3" draw:text-style-name="P70" svg:width="0.1335in" svg:height="0.1161in" svg:x="0in" svg:y="0in" svg:viewBox="0 0 340 296" svg:d="M295 31c0-8 0-9 12-9 11-2 12-2 23-2h10v-20c-16 1-40 1-56 1-18 0-39 0-56-1v20h9c9 0 15 0 23 2 12 0 12 1 12 9v161c0 63-45 83-92 83-73 0-75-55-75-79v-176h46v-20c-16 1-57 1-75 1s-59 0-76-1v20h46v173c0 57 45 103 133 103 80 0 116-50 116-103z"><text:p/></draw:path></draw:g><text:s/>znajdują się jedynki więc:</text:p>
      <text:p text:style-name="P44"/>
      <text:p text:style-name="P45"><draw:g text:anchor-type="as-char" svg:y="-0.1252in" draw:z-index="14" draw:style-name="gr1"><svg:title>TexMaths</svg:title><svg:desc>12§display§det(\textbf{A}) = det(\textbf{L}) \vee  det(\textbf{A}) = det(\textbf{U})§svg§600§FALSE§</svg:desc><draw:polygon draw:style-name="gr2" draw:text-style-name="P69" svg:width="2.5555in" svg:height="0.1492in" svg:x="0.0016in" svg:y="0.0075in" svg:viewBox="0 0 6492 380" draw:points="3247,380 0,380 0,0 6492,0 6492,380"><text:p/></draw:polygon><draw:path draw:style-name="gr3" draw:text-style-name="P70" svg:width="0.0791in" svg:height="0.1173in" svg:x="0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70" svg:width="0.0638in" svg:height="0.0752in" svg:x="0.0874in" svg:y="0.0508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0" svg:width="0.0512in" svg:height="0.1059in" svg:x="0.1606in" svg:y="0.019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0" svg:width="0.0382in" svg:height="0.1657in" svg:x="0.233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03in" svg:height="0.1157in" svg:x="0.2882in" svg:y="0.0075in" svg:viewBox="0 0 332 295" svg:d="M184 11c-5-11-10-11-18-11-11 0-14 4-16 11l-104 255c-4 5-5 10-38 10h-8v19c17 0 36-1 50-1 16 0 39 0 56 1v-19c-2 0-39 0-39-6l3-5 20-51h114l25 62h-39v19c15-1 56-1 74-1 17 0 54 0 68 1v-19h-40zM146 76l50 118h-98z"><text:p/></draw:path><draw:path draw:style-name="gr3" draw:text-style-name="P70" svg:width="0.0382in" svg:height="0.1657in" svg:x="0.435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1102in" svg:height="0.039in" svg:x="0.5457in" svg:y="0.063in" svg:viewBox="0 0 281 100" svg:d="M266 17c8 0 15 0 15-9 0-8-7-8-13-8h-254c-7 0-14 0-14 8 0 9 7 9 14 9zM268 100c6 0 13 0 13-9 0-8-7-8-15-8h-252c-7 0-14 0-14 8 0 9 7 9 14 9z"><text:p/></draw:path><draw:path draw:style-name="gr3" draw:text-style-name="P70" svg:width="0.0791in" svg:height="0.1173in" svg:x="0.7185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0" svg:width="0.0638in" svg:height="0.0752in" svg:x="0.8059in" svg:y="0.0508in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70" svg:width="0.0512in" svg:height="0.1059in" svg:x="0.8795in" svg:y="0.019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0" svg:width="0.0382in" svg:height="0.1657in" svg:x="0.95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004in" svg:height="0.1138in" svg:x="1.0063in" svg:y="0.0098in" svg:viewBox="0 0 256 290" svg:d="M256 175h-20c-3 29-10 96-86 96h-44v-251h57v-20c-19 1-65 1-85 1-19 0-61 0-78-1v20h46v251h-46v19h242z"><text:p/></draw:path><draw:path draw:style-name="gr3" draw:text-style-name="P70" svg:width="0.0382in" svg:height="0.1657in" svg:x="1.124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0921in" svg:height="0.1028in" svg:x="1.2256in" svg:y="0.0248in" svg:viewBox="0 0 235 262" svg:d="M233 17c2-5 2-6 2-9 0-4-3-8-8-8-4 0-7 2-10 10l-99 223-100-225c-4-7-6-8-10-8s-8 4-8 8c0 2 0 3 2 8l106 237c4 9 6 9 10 9s7-3 9-9z"><text:p/></draw:path><draw:path draw:style-name="gr3" draw:text-style-name="P70" svg:width="0.0791in" svg:height="0.1173in" svg:x="1.3705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0" svg:width="0.0638in" svg:height="0.0752in" svg:x="1.4579in" svg:y="0.0508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0" svg:width="0.0512in" svg:height="0.1059in" svg:x="1.5315in" svg:y="0.019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0" svg:width="0.0382in" svg:height="0.1657in" svg:x="1.603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03in" svg:height="0.1157in" svg:x="1.6591in" svg:y="0.0075in" svg:viewBox="0 0 332 295" svg:d="M184 11c-5-11-10-11-18-11-11 0-14 4-16 11l-104 255c-4 5-5 10-38 10h-8v19c17 0 36-1 50-1 16 0 39 0 56 1v-19c-2 0-39 0-39-6l3-5 20-51h114l25 62h-39v19c15-1 56-1 74-1 17 0 54 0 68 1v-19h-40zM146 76l50 118h-98z"><text:p/></draw:path><draw:path draw:style-name="gr3" draw:text-style-name="P70" svg:width="0.0382in" svg:height="0.1657in" svg:x="1.8063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1102in" svg:height="0.039in" svg:x="1.9165in" svg:y="0.063in" svg:viewBox="0 0 281 100" svg:d="M266 17c8 0 15 0 15-9 0-8-7-8-13-8h-254c-7 0-14 0-14 8 0 9 7 9 14 9zM268 100c6 0 13 0 13-9 0-8-7-8-15-8h-252c-7 0-14 0-14 8 0 9 7 9 14 9z"><text:p/></draw:path><draw:path draw:style-name="gr3" draw:text-style-name="P70" svg:width="0.0791in" svg:height="0.1173in" svg:x="2.089in" svg:y="0.00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0" svg:width="0.0638in" svg:height="0.0752in" svg:x="2.1764in" svg:y="0.0508in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70" svg:width="0.0512in" svg:height="0.1059in" svg:x="2.2504in" svg:y="0.019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0" svg:width="0.0382in" svg:height="0.1657in" svg:x="2.322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39in" svg:height="0.1157in" svg:x="2.3772in" svg:y="0.0098in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3" draw:text-style-name="P70" svg:width="0.0382in" svg:height="0.1657in" svg:x="2.5276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40"><text:soft-page-break/></text:p>
      <text:p text:style-name="P9">2. Zadanie do wykonania</text:p>
      <text:p text:style-name="P11"/>
      <text:p text:style-name="P4"><text:span text:style-name="T7">2.</text:span><text:span text:style-name="T8">1.</text:span><text:span text:style-name="T7"> Opis problemu</text:span></text:p>
      <text:p text:style-name="P52"/>
      <text:p text:style-name="P24"><text:span text:style-name="T7">W zadaniu do utworzenia macierzy </text:span><text:span text:style-name="T7"><draw:g text:anchor-type="as-char" svg:y="-0.1161in" draw:z-index="15" draw:style-name="gr1"><svg:title>TexMaths</svg:title><svg:desc>12§display§\textbf{A}§svg§600§FALSE§</svg:desc><draw:polygon draw:style-name="gr2" draw:text-style-name="P69" svg:width="0.1205in" svg:height="0.0996in" svg:x="0.0016in" svg:y="0.0079in" svg:viewBox="0 0 307 254" draw:points="153,254 0,254 0,0 307,0 307,254"><text:p/></draw:polygon><draw:path draw:style-name="gr3" draw:text-style-name="P70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</text:span><text:span text:style-name="T7"><text:s/>rozmiaru 4x4 posłużymy się następującym wzorem:</text:span></text:p>
      <text:p text:style-name="P54"/>
      <text:p text:style-name="P26"><text:span text:style-name="T7"><draw:g text:anchor-type="as-char" svg:y="-0.2228in" draw:z-index="16" draw:style-name="gr1"><svg:title>TexMaths</svg:title><svg:desc>12§display§a_{i,j} = \frac{1}{i + j + \delta}§svg§600§FALSE§</svg:desc><draw:polygon draw:style-name="gr2" draw:text-style-name="P69" svg:width="1.0902in" svg:height="0.3543in" svg:x="0.0016in" svg:y="0.0083in" svg:viewBox="0 0 2770 901" draw:points="1385,901 0,901 0,0 2770,0 2770,901"><text:p/></draw:polygon><draw:path draw:style-name="gr3" draw:text-style-name="P70" svg:width="0.076in" svg:height="0.0752in" svg:x="0in" svg:y="0.1496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0" svg:width="0.035in" svg:height="0.078in" svg:x="0.0866in" svg:y="0.1709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0" svg:width="0.0146in" svg:height="0.0358in" svg:x="0.1409in" svg:y="0.2343in" svg:viewBox="0 0 38 92" svg:d="M30 30c0 16-4 35-23 54-2 1-3 2-3 4s3 4 4 4c4 0 30-24 30-60 0-18-7-32-21-32-10 0-17 7-17 17 0 9 7 18 17 18 8 0 13-5 13-5z"><text:p/></draw:path><draw:path draw:style-name="gr3" draw:text-style-name="P70" svg:width="0.0512in" svg:height="0.1012in" svg:x="0.1673in" svg:y="0.1709in" svg:viewBox="0 0 131 258" svg:d="M131 12c0-6-4-12-12-12-9 0-17 8-17 17 0 5 4 11 12 11s17-8 17-16zM67 211c-5 21-20 37-38 37-4 0-7 0-11-1 8-3 11-11 11-15 0-8-6-11-12-11-10 0-17 7-17 18s12 19 30 19c17 0 53-11 61-48l27-107c1-2 2-5 2-9 0-16-14-28-32-28-33 0-52 41-52 46 0 3 5 3 5 3 3 0 3-1 6-6 7-17 23-35 39-35 8 0 11 5 11 15 0 3-1 7-1 9z"><text:p/></draw:path><draw:path draw:style-name="gr3" draw:text-style-name="P70" svg:width="0.1102in" svg:height="0.039in" svg:x="0.2929in" svg:y="0.1618in" svg:viewBox="0 0 281 100" svg:d="M266 17c8 0 15 0 15-9 0-8-7-8-13-8h-254c-7 0-14 0-14 8 0 9 7 9 14 9zM268 100c6 0 13 0 13-9 0-8-7-8-15-8h-252c-7 0-14 0-14 8 0 9 7 9 14 9z"><text:p/></draw:path><draw:path draw:style-name="gr3" draw:text-style-name="P70" svg:width="0.0547in" svg:height="0.1106in" svg:x="0.7626in" svg:y="0in" svg:viewBox="0 0 140 282" svg:d="M88 11c0-10 0-11-11-11-27 26-64 26-77 26v15c8 0 34 0 55-12v219c0 16 0 21-38 21h-15v13c15-1 53-1 69-1 18 0 54 0 69 1v-13h-13c-38 0-39-5-39-21z"><text:p/></draw:path><draw:polygon draw:style-name="gr3" draw:text-style-name="P70" svg:width="0.6209in" svg:height="0.0067in" svg:x="0.4787in" svg:y="0.1783in" svg:viewBox="0 0 1578 18" draw:points="790,18 0,18 0,0 1578,0 1578,18"><text:p/></draw:polygon><draw:path draw:style-name="gr3" draw:text-style-name="P70" svg:width="0.0441in" svg:height="0.1114in" svg:x="0.4835in" svg:y="0.227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0" svg:width="0.1102in" svg:height="0.1106in" svg:x="0.5819in" svg:y="0.2402in" svg:viewBox="0 0 281 282" svg:d="M150 150h118c6 0 13 0 13-8 0-10-7-10-13-10h-118v-118c0-7 0-14-8-14-10 0-10 7-10 14v118h-118c-7 0-14 0-14 10 0 8 7 8 14 8h118v118c0 5 0 14 10 14 8 0 8-9 8-14z"><text:p/></draw:path><draw:path draw:style-name="gr3" draw:text-style-name="P70" svg:width="0.0681in" svg:height="0.1437in" svg:x="0.7366in" svg:y="0.2272in" svg:viewBox="0 0 174 366" svg:d="M174 16c0-9-6-16-17-16-9 0-21 10-21 22 0 9 6 15 15 15 11 0 23-11 23-21zM89 301c-9 32-29 56-53 56-2 0-8 0-16-3 12-4 20-15 20-24 0-6-5-15-17-15-11 0-23 10-23 24 0 18 17 27 37 27 30 0 70-22 81-64l38-156c2-8 2-14 2-14 0-24-18-40-39-40-43 0-67 62-67 65 0 5 3 5 4 5 4 0 5-1 9-8 9-27 30-52 53-52 6 0 14 1 14 19 0 11-1 15-4 22z"><text:p/></draw:path><draw:path draw:style-name="gr3" draw:text-style-name="P70" svg:width="0.1102in" svg:height="0.1106in" svg:x="0.8626in" svg:y="0.2402in" svg:viewBox="0 0 281 282" svg:d="M150 150h118c6 0 13 0 13-8 0-10-7-10-13-10h-118v-118c0-7 0-14-8-14-10 0-10 7-10 14v118h-118c-7 0-14 0-14 10 0 8 7 8 14 8h118v118c0 5 0 14 10 14 8 0 8-9 8-14z"><text:p/></draw:path><draw:path draw:style-name="gr3" draw:text-style-name="P70" svg:width="0.0681in" svg:height="0.1201in" svg:x="1.0268in" svg:y="0.2193in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8-55 98-24 0-41-18-41-49 0-27 16-107 72-122z"><text:p/></draw:path></draw:g></text:span><text:span text:style-name="T7">,</text:span></text:p>
      <text:p text:style-name="P54"/>
      <text:p text:style-name="P25"><text:span text:style-name="T7">oraz przyj</text:span><text:span text:style-name="T10">mujemy</text:span><text:span text:style-name="T7"> </text:span><text:span text:style-name="T7"><draw:g text:anchor-type="as-char" svg:y="-0.1209in" draw:z-index="17" draw:style-name="gr1"><svg:title>TexMaths</svg:title><svg:desc>12§display§\delta = 2§svg§600§FALSE§</svg:desc><draw:polygon draw:style-name="gr2" draw:text-style-name="P69" svg:width="0.3587in" svg:height="0.1035in" svg:x="0.0016in" svg:y="0.0087in" svg:viewBox="0 0 912 264" draw:points="457,264 0,264 0,0 912,0 912,264"><text:p/></draw:polygon><draw:path draw:style-name="gr3" draw:text-style-name="P70" svg:width="0.0681in" svg:height="0.1201in" svg:x="0in" svg:y="0in" svg:viewBox="0 0 174 306" svg:d="M93 116c-52 12-93 68-93 119 0 40 26 71 67 71 49 0 84-67 84-125 0-38-17-60-31-78-15-19-41-51-41-71 0-8 10-19 24-19 13 0 22 6 30 12 8 5 18 11 23 11 11 0 18-11 18-18 0-8-7-11-23-13-22-5-28-5-34-5-33 0-47 18-47 43 0 23 10 47 23 73zM98 125c11 20 24 43 24 73 0 28-15 98-55 98-24 0-41-18-41-50 0-26 16-106 72-121z"><text:p/></draw:path><draw:path draw:style-name="gr3" draw:text-style-name="P70" svg:width="0.1098in" svg:height="0.039in" svg:x="0.1287in" svg:y="0.0571in" svg:viewBox="0 0 280 100" svg:d="M266 17c7 0 14 0 14-9 0-8-7-8-13-8h-253c-7 0-14 0-14 8 0 9 7 9 14 9zM267 100c6 0 13 0 13-9 0-8-7-8-14-8h-252c-7 0-14 0-14 8 0 9 7 9 14 9z"><text:p/></draw:path><draw:path draw:style-name="gr3" draw:text-style-name="P70" svg:width="0.0661in" svg:height="0.1106in" svg:x="0.3024in" svg:y="0.0075in" svg:viewBox="0 0 169 282" svg:d="M32 250l46-45c66-59 91-80 91-122 0-49-37-83-90-83-48 0-79 40-79 77 0 23 22 23 22 23 8 0 22-5 22-22 0-11-8-23-22-23-4 0-4 0-5 1 9-27 32-43 57-43 39 0 57 34 57 70 0 33-22 67-45 92l-81 90c-5 5-5 6-5 17h157l12-74h-11c-2 13-5 32-8 38-4 4-33 4-41 4z"><text:p/></draw:path></draw:g></text:span><text:span text:style-name="T7">. <text:s/></text:span><text:span text:style-name="T9">Mając już przygotowaną macierz </text:span><text:span text:style-name="T9"><draw:g text:anchor-type="as-char" svg:y="-0.1161in" draw:z-index="18" draw:style-name="gr1"><svg:title>TexMaths</svg:title><svg:desc>12§display§\textbf{A}§svg§600§FALSE§</svg:desc><draw:polygon draw:style-name="gr2" draw:text-style-name="P69" svg:width="0.1205in" svg:height="0.0996in" svg:x="0.0016in" svg:y="0.0079in" svg:viewBox="0 0 307 254" draw:points="153,254 0,254 0,0 307,0 307,254"><text:p/></draw:polygon><draw:path draw:style-name="gr3" draw:text-style-name="P70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</text:span><text:span text:style-name="T9"><text:s/>wyznaczamy jej rozkład LU, a następnie:</text:span></text:p>
      <text:p text:style-name="P55"/>
      <text:p text:style-name="P27"><text:span text:style-name="T7">a) wypisujemy elementy diagonalne macierzy </text:span><text:span text:style-name="T7"><draw:g text:anchor-type="as-char" svg:y="-0.1161in" draw:z-index="19" draw:style-name="gr1"><svg:title>TexMaths</svg:title><svg:desc>12§display§\textbf{U}§svg§600§FALSE§</svg:desc><draw:polygon draw:style-name="gr2" draw:text-style-name="P69" svg:width="0.1232in" svg:height="0.0996in" svg:x="0.002in" svg:y="0.0079in" svg:viewBox="0 0 314 254" draw:points="157,254 0,254 0,0 314,0 314,254"><text:p/></draw:polygon><draw:path draw:style-name="gr3" draw:text-style-name="P70" svg:width="0.1335in" svg:height="0.1161in" svg:x="0in" svg:y="0in" svg:viewBox="0 0 340 296" svg:d="M295 31c0-8 0-9 12-9 11-2 12-2 23-2h10v-20c-16 1-40 1-56 1-18 0-39 0-56-1v20h9c9 0 15 0 23 2 12 0 12 1 12 9v161c0 63-45 83-92 83-73 0-75-55-75-79v-176h46v-20c-16 1-57 1-75 1s-59 0-76-1v20h46v173c0 57 45 103 133 103 80 0 116-50 116-103z"><text:p/></draw:path></draw:g></text:span><text:span text:style-name="T7">,</text:span></text:p>
      <text:p text:style-name="P27"><text:span text:style-name="T7">b) obliczamy wyznacznik macierzy </text:span><text:span text:style-name="T7"><draw:g text:anchor-type="as-char" svg:y="-0.1161in" draw:z-index="20" draw:style-name="gr1"><svg:title>TexMaths</svg:title><svg:desc>12§display§\textbf{A}§svg§600§FALSE§</svg:desc><draw:polygon draw:style-name="gr2" draw:text-style-name="P69" svg:width="0.1205in" svg:height="0.0996in" svg:x="0.0016in" svg:y="0.0079in" svg:viewBox="0 0 307 254" draw:points="153,254 0,254 0,0 307,0 307,254"><text:p/></draw:polygon><draw:path draw:style-name="gr3" draw:text-style-name="P70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</text:span><text:span text:style-name="T7">,</text:span></text:p>
      <text:p text:style-name="P27"><text:span text:style-name="T7">c) wyznaczamy macierz </text:span><text:span text:style-name="T7"><draw:g text:anchor-type="as-char" svg:y="-0.1508in" draw:z-index="21" draw:style-name="gr1"><svg:title>TexMaths</svg:title><svg:desc>12§display§\textbf{A}^{-1}§svg§600§FALSE§</svg:desc><draw:polygon draw:style-name="gr2" draw:text-style-name="P69" svg:width="0.2862in" svg:height="0.1339in" svg:x="0.0016in" svg:y="0.0087in" svg:viewBox="0 0 728 341" draw:points="363,341 0,341 0,0 728,0 728,341"><text:p/></draw:polygon><draw:path draw:style-name="gr3" draw:text-style-name="P70" svg:width="0.1303in" svg:height="0.1165in" svg:x="0in" svg:y="0.0335in" svg:viewBox="0 0 332 297" svg:d="M184 11c-5-11-10-11-18-11-11 0-14 4-16 11l-104 255c-4 6-5 10-38 10h-8v21c17-2 36-3 50-3 16 0 39 0 56 3v-21c-2 0-39 0-39-5l3-5 20-51h114l25 61h-39v21c15-3 56-3 73-3 18 0 55 0 69 3v-21h-41zM146 76l50 118h-98z"><text:p/></draw:path><draw:path draw:style-name="gr3" draw:text-style-name="P70" svg:width="0.0783in" svg:height="0.0059in" svg:x="0.15in" svg:y="0.0453in" svg:viewBox="0 0 200 16" svg:d="M190 16c3 0 10 0 10-9 0-7-6-7-10-7h-178c-5 0-12 0-12 7 0 9 7 9 12 9z"><text:p/></draw:path><draw:path draw:style-name="gr3" draw:text-style-name="P70" svg:width="0.0421in" svg:height="0.0776in" svg:x="0.2539in" svg:y="0in" svg:viewBox="0 0 108 198" svg:d="M67 8c0-8-1-8-8-8-19 18-47 19-59 19v11c7 0 26 0 43-8v152c0 9 0 13-30 13h-11v11c5 0 42-1 53-1 10 0 47 1 53 1v-11h-11c-30 0-30-4-30-13z"><text:p/></draw:path></draw:g></text:span><text:span text:style-name="T7">, poprzez rozwiązanie </text:span><text:span text:style-name="T7"><draw:g text:anchor-type="as-char" svg:y="-0.1138in" draw:z-index="22" draw:style-name="gr1"><svg:title>TexMaths</svg:title><svg:desc>12§display§n = 4§svg§600§FALSE§</svg:desc><draw:polygon draw:style-name="gr2" draw:text-style-name="P69" svg:width="0.3823in" svg:height="0.0972in" svg:x="0.0031in" svg:y="0.0083in" svg:viewBox="0 0 972 248" draw:points="487,248 0,248 0,0 972,0 972,248"><text:p/></draw:polygon><draw:path draw:style-name="gr3" draw:text-style-name="P70" svg:width="0.0898in" svg:height="0.0752in" svg:x="0in" svg:y="0.0394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0" svg:width="0.1102in" svg:height="0.0386in" svg:x="0.1504in" svg:y="0.052in" svg:viewBox="0 0 281 99" svg:d="M266 17c8 0 15 0 15-9 0-8-7-8-13-8h-254c-7 0-14 0-14 8 0 9 7 9 14 9zM268 99c6 0 13 0 13-8s-7-8-15-8h-252c-7 0-14 0-14 8s7 8 14 8z"><text:p/></draw:path><draw:path draw:style-name="gr3" draw:text-style-name="P70" svg:width="0.0736in" svg:height="0.1118in" svg:x="0.3209in" svg:y="0in" svg:viewBox="0 0 188 285" svg:d="M113 217v36c0 15 0 20-33 20h-8v12c17-1 40-1 56-1 18 0 41 0 58 1v-12h-8c-32 0-33-5-33-20v-36h43v-15h-43v-191c0-9 0-11-7-11-4 0-5 0-7 5l-131 197v15zM115 202h-103l103-157z"><text:p/></draw:path></draw:g></text:span><text:span text:style-name="T7"><text:s/>układów równań z następującymi wektorami wyrazów wolnych:</text:span></text:p>
      <text:p text:style-name="P55"/>
      <text:p text:style-name="P28"><text:span text:style-name="T7"><draw:g text:anchor-type="as-char" svg:y="-0.4398in" draw:z-index="23" draw:style-name="gr1"><svg:title>TexMaths</svg:title><svg:desc>12§display§b_{1} = \begin{bmatrix} 1 \\ 0 \\ 0 \\ 0 \end{bmatrix}
b_{2} = \begin{bmatrix} 0 \\ 1 \\ 0 \\ 0 \end{bmatrix}
b_{3} = \begin{bmatrix} 0 \\ 0 \\ 1 \\ 0 \end{bmatrix}
b_{4} = \begin{bmatrix} 0 \\ 0 \\ 0 \\ 1 \end{bmatrix}§svg§600§FALSE§</svg:desc><draw:polygon draw:style-name="gr2" draw:text-style-name="P69" svg:width="2.6984in" svg:height="0.7799in" svg:x="0.0004in" svg:y="0.0079in" svg:viewBox="0 0 6855 1982" draw:points="3427,1982 0,1982 0,0 6855,0 6855,1982"><text:p/></draw:polygon><draw:path draw:style-name="gr3" draw:text-style-name="P70" svg:width="0.061in" svg:height="0.1173in" svg:x="0in" svg:y="0.3248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70" svg:width="0.0421in" svg:height="0.0772in" svg:x="0.076in" svg:y="0.3866in" svg:viewBox="0 0 108 197" svg:d="M67 8c0-8 0-8-8-8-19 18-47 19-59 19v11c7 0 26 0 43-8v151c0 9 0 13-30 13h-11v11c5 0 42-1 53-1 10 0 47 1 53 1v-11h-11c-30 0-30-4-30-13z"><text:p/></draw:path><draw:path draw:style-name="gr3" draw:text-style-name="P70" svg:width="0.1102in" svg:height="0.039in" svg:x="0.1933in" svg:y="0.3783in" svg:viewBox="0 0 281 100" svg:d="M266 17c8 0 15 0 15-9 0-8-7-8-13-8h-254c-7 0-14 0-14 8 0 9 7 9 14 9zM268 100c6 0 13 0 13-9 0-8-7-8-15-8h-252c-7 0-14 0-14 8 0 9 7 9 14 9z"><text:p/></draw:path><draw:polygon draw:style-name="gr3" draw:text-style-name="P70" svg:width="0.0555in" svg:height="0.2984in" svg:x="0.4134in" svg:y="0in" svg:viewBox="0 0 142 759" draw:points="0,759 30,759 30,29 142,29 142,0 0,0"><text:p/></draw:polygon><draw:polygon draw:style-name="gr3" draw:text-style-name="P70" svg:width="0.0114in" svg:height="0.0996in" svg:x="0.4134in" svg:y="0.298in" svg:viewBox="0 0 30 254" draw:points="0,254 30,254 30,0 0,0"><text:p/></draw:polygon><draw:polygon draw:style-name="gr3" draw:text-style-name="P70" svg:width="0.0114in" svg:height="0.0996in" svg:x="0.4134in" svg:y="0.398in" svg:viewBox="0 0 30 254" draw:points="0,254 30,254 30,0 0,0"><text:p/></draw:polygon><draw:polygon draw:style-name="gr3" draw:text-style-name="P70" svg:width="0.0555in" svg:height="0.2984in" svg:x="0.4134in" svg:y="0.498in" svg:viewBox="0 0 142 759" draw:points="0,759 142,759 142,731 30,731 30,0 0,0"><text:p/></draw:polygon><draw:path draw:style-name="gr3" draw:text-style-name="P70" svg:width="0.0547in" svg:height="0.1106in" svg:x="0.4846in" svg:y="0.0283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0.4764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0.4764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0.4764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70" svg:width="0.0555in" svg:height="0.2984in" svg:x="0.5543in" svg:y="0in" svg:viewBox="0 0 142 759" draw:points="113,759 142,759 142,0 0,0 0,29 113,29"><text:p/></draw:polygon><draw:polygon draw:style-name="gr3" draw:text-style-name="P70" svg:width="0.0114in" svg:height="0.0996in" svg:x="0.598in" svg:y="0.298in" svg:viewBox="0 0 30 254" draw:points="0,254 30,254 30,0 0,0"><text:p/></draw:polygon><draw:polygon draw:style-name="gr3" draw:text-style-name="P70" svg:width="0.0114in" svg:height="0.0996in" svg:x="0.598in" svg:y="0.398in" svg:viewBox="0 0 30 254" draw:points="0,254 30,254 30,0 0,0"><text:p/></draw:polygon><draw:polygon draw:style-name="gr3" draw:text-style-name="P70" svg:width="0.0555in" svg:height="0.2984in" svg:x="0.5543in" svg:y="0.498in" svg:viewBox="0 0 142 759" draw:points="113,731 0,731 0,759 142,759 142,0 113,0"><text:p/></draw:polygon><draw:path draw:style-name="gr3" draw:text-style-name="P70" svg:width="0.061in" svg:height="0.1173in" svg:x="0.6992in" svg:y="0.3248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70" svg:width="0.0516in" svg:height="0.0772in" svg:x="0.7697in" svg:y="0.3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0" svg:width="0.1102in" svg:height="0.039in" svg:x="0.8925in" svg:y="0.3783in" svg:viewBox="0 0 281 100" svg:d="M266 17c8 0 15 0 15-9 0-8-7-8-13-8h-254c-7 0-14 0-14 8 0 9 7 9 14 9zM268 100c6 0 13 0 13-9 0-8-7-8-15-8h-252c-7 0-14 0-14 8 0 9 7 9 14 9z"><text:p/></draw:path><draw:polygon draw:style-name="gr3" draw:text-style-name="P70" svg:width="0.0555in" svg:height="0.2984in" svg:x="1.1126in" svg:y="0in" svg:viewBox="0 0 142 759" draw:points="0,759 30,759 30,29 142,29 142,0 0,0"><text:p/></draw:polygon><draw:polygon draw:style-name="gr3" draw:text-style-name="P70" svg:width="0.0114in" svg:height="0.0996in" svg:x="1.1126in" svg:y="0.298in" svg:viewBox="0 0 30 254" draw:points="0,254 30,254 30,0 0,0"><text:p/></draw:polygon><draw:polygon draw:style-name="gr3" draw:text-style-name="P70" svg:width="0.0114in" svg:height="0.0996in" svg:x="1.1126in" svg:y="0.398in" svg:viewBox="0 0 30 254" draw:points="0,254 30,254 30,0 0,0"><text:p/></draw:polygon><draw:polygon draw:style-name="gr3" draw:text-style-name="P70" svg:width="0.0555in" svg:height="0.2984in" svg:x="1.1126in" svg:y="0.498in" svg:viewBox="0 0 142 759" draw:points="0,759 142,759 142,731 30,731 30,0 0,0"><text:p/></draw:polygon><draw:path draw:style-name="gr3" draw:text-style-name="P70" svg:width="0.0701in" svg:height="0.1138in" svg:x="1.1756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547in" svg:height="0.1106in" svg:x="1.1835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1.175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701in" svg:height="0.1138in" svg:x="1.1756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olygon draw:style-name="gr3" draw:text-style-name="P70" svg:width="0.0555in" svg:height="0.2984in" svg:x="1.2535in" svg:y="0in" svg:viewBox="0 0 142 759" draw:points="113,759 142,759 142,0 0,0 0,29 113,29"><text:p/></draw:polygon><draw:polygon draw:style-name="gr3" draw:text-style-name="P70" svg:width="0.0114in" svg:height="0.0996in" svg:x="1.2969in" svg:y="0.298in" svg:viewBox="0 0 30 254" draw:points="0,254 30,254 30,0 0,0"><text:p/></draw:polygon><draw:polygon draw:style-name="gr3" draw:text-style-name="P70" svg:width="0.0114in" svg:height="0.0996in" svg:x="1.2969in" svg:y="0.398in" svg:viewBox="0 0 30 254" draw:points="0,254 30,254 30,0 0,0"><text:p/></draw:polygon><draw:polygon draw:style-name="gr3" draw:text-style-name="P70" svg:width="0.0555in" svg:height="0.2984in" svg:x="1.2535in" svg:y="0.498in" svg:viewBox="0 0 142 759" draw:points="113,731 0,731 0,759 142,759 142,0 113,0"><text:p/></draw:polygon><draw:path draw:style-name="gr3" draw:text-style-name="P70" svg:width="0.061in" svg:height="0.1173in" svg:x="1.3984in" svg:y="0.3248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70" svg:width="0.0535in" svg:height="0.0795in" svg:x="1.4681in" svg:y="0.3866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3" draw:text-style-name="P70" svg:width="0.1102in" svg:height="0.039in" svg:x="1.5917in" svg:y="0.3783in" svg:viewBox="0 0 281 100" svg:d="M266 17c8 0 15 0 15-9 0-8-7-8-13-8h-254c-7 0-14 0-14 8 0 9 7 9 14 9zM268 100c6 0 13 0 13-9 0-8-7-8-15-8h-252c-7 0-14 0-14 8 0 9 7 9 14 9z"><text:p/></draw:path><draw:polygon draw:style-name="gr3" draw:text-style-name="P70" svg:width="0.0555in" svg:height="0.2984in" svg:x="1.8118in" svg:y="0in" svg:viewBox="0 0 142 759" draw:points="0,759 30,759 30,29 142,29 142,0 0,0"><text:p/></draw:polygon><draw:polygon draw:style-name="gr3" draw:text-style-name="P70" svg:width="0.0114in" svg:height="0.0996in" svg:x="1.8118in" svg:y="0.298in" svg:viewBox="0 0 30 254" draw:points="0,254 30,254 30,0 0,0"><text:p/></draw:polygon><draw:polygon draw:style-name="gr3" draw:text-style-name="P70" svg:width="0.0114in" svg:height="0.0996in" svg:x="1.8118in" svg:y="0.398in" svg:viewBox="0 0 30 254" draw:points="0,254 30,254 30,0 0,0"><text:p/></draw:polygon><draw:polygon draw:style-name="gr3" draw:text-style-name="P70" svg:width="0.0555in" svg:height="0.2984in" svg:x="1.8118in" svg:y="0.498in" svg:viewBox="0 0 142 759" draw:points="0,759 142,759 142,731 30,731 30,0 0,0"><text:p/></draw:polygon><draw:path draw:style-name="gr3" draw:text-style-name="P70" svg:width="0.0701in" svg:height="0.1138in" svg:x="1.8748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1.8748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547in" svg:height="0.1106in" svg:x="1.8827in" svg:y="0.4272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1.8748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70" svg:width="0.0555in" svg:height="0.2984in" svg:x="1.9528in" svg:y="0in" svg:viewBox="0 0 142 759" draw:points="113,759 142,759 142,0 0,0 0,29 113,29"><text:p/></draw:polygon><draw:polygon draw:style-name="gr3" draw:text-style-name="P70" svg:width="0.0114in" svg:height="0.0996in" svg:x="1.9961in" svg:y="0.298in" svg:viewBox="0 0 30 254" draw:points="0,254 30,254 30,0 0,0"><text:p/></draw:polygon><draw:polygon draw:style-name="gr3" draw:text-style-name="P70" svg:width="0.0114in" svg:height="0.0996in" svg:x="1.9961in" svg:y="0.398in" svg:viewBox="0 0 30 254" draw:points="0,254 30,254 30,0 0,0"><text:p/></draw:polygon><draw:polygon draw:style-name="gr3" draw:text-style-name="P70" svg:width="0.0555in" svg:height="0.2984in" svg:x="1.9528in" svg:y="0.498in" svg:viewBox="0 0 142 759" draw:points="113,731 0,731 0,759 142,759 142,0 113,0"><text:p/></draw:polygon><draw:path draw:style-name="gr3" draw:text-style-name="P70" svg:width="0.061in" svg:height="0.1173in" svg:x="2.0976in" svg:y="0.3248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7 7-43z"><text:p/></draw:path><draw:path draw:style-name="gr3" draw:text-style-name="P70" svg:width="0.0571in" svg:height="0.078in" svg:x="2.1657in" svg:y="0.3862in" svg:viewBox="0 0 146 199" svg:d="M146 151v-11h-33v-132c0-6 0-8-6-8-4 0-5 0-9 4l-98 136v11h88v24c0 10 0 15-24 15h-9v9c15 0 34 0 45 0 10 0 30 0 45 0v-9h-8c-24 0-24-5-24-15v-24zM89 31v109h-78z"><text:p/></draw:path><draw:path draw:style-name="gr3" draw:text-style-name="P70" svg:width="0.1102in" svg:height="0.039in" svg:x="2.2906in" svg:y="0.3783in" svg:viewBox="0 0 281 100" svg:d="M266 17c8 0 15 0 15-9 0-8-7-8-13-8h-254c-7 0-14 0-14 8 0 9 7 9 14 9zM268 100c6 0 13 0 13-9 0-8-7-8-15-8h-252c-7 0-14 0-14 8 0 9 7 9 14 9z"><text:p/></draw:path><draw:polygon draw:style-name="gr3" draw:text-style-name="P70" svg:width="0.0555in" svg:height="0.2984in" svg:x="2.511in" svg:y="0in" svg:viewBox="0 0 142 759" draw:points="0,759 30,759 30,29 142,29 142,0 0,0"><text:p/></draw:polygon><draw:polygon draw:style-name="gr3" draw:text-style-name="P70" svg:width="0.0114in" svg:height="0.0996in" svg:x="2.511in" svg:y="0.298in" svg:viewBox="0 0 30 254" draw:points="0,254 30,254 30,0 0,0"><text:p/></draw:polygon><draw:polygon draw:style-name="gr3" draw:text-style-name="P70" svg:width="0.0114in" svg:height="0.0996in" svg:x="2.511in" svg:y="0.398in" svg:viewBox="0 0 30 254" draw:points="0,254 30,254 30,0 0,0"><text:p/></draw:polygon><draw:polygon draw:style-name="gr3" draw:text-style-name="P70" svg:width="0.0555in" svg:height="0.2984in" svg:x="2.511in" svg:y="0.498in" svg:viewBox="0 0 142 759" draw:points="0,759 142,759 142,731 30,731 30,0 0,0"><text:p/></draw:polygon><draw:path draw:style-name="gr3" draw:text-style-name="P70" svg:width="0.0701in" svg:height="0.1138in" svg:x="2.574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2.574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2.574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547in" svg:height="0.1106in" svg:x="2.5819in" svg:y="0.6264in" svg:viewBox="0 0 140 282" svg:d="M88 11c0-10 0-11-10-11-28 26-65 26-78 26v15c8 0 34 0 55-12v219c0 16 0 21-38 21h-15v13c15-1 53-1 69-1 18 0 54 0 69 1v-13h-13c-38 0-39-5-39-21z"><text:p/></draw:path><draw:polygon draw:style-name="gr3" draw:text-style-name="P70" svg:width="0.0555in" svg:height="0.2984in" svg:x="2.6516in" svg:y="0in" svg:viewBox="0 0 142 759" draw:points="113,759 142,759 142,0 0,0 0,29 113,29"><text:p/></draw:polygon><draw:polygon draw:style-name="gr3" draw:text-style-name="P70" svg:width="0.0114in" svg:height="0.0996in" svg:x="2.6953in" svg:y="0.298in" svg:viewBox="0 0 30 254" draw:points="0,254 30,254 30,0 0,0"><text:p/></draw:polygon><draw:polygon draw:style-name="gr3" draw:text-style-name="P70" svg:width="0.0114in" svg:height="0.0996in" svg:x="2.6953in" svg:y="0.398in" svg:viewBox="0 0 30 254" draw:points="0,254 30,254 30,0 0,0"><text:p/></draw:polygon><draw:polygon draw:style-name="gr3" draw:text-style-name="P70" svg:width="0.0555in" svg:height="0.2984in" svg:x="2.6516in" svg:y="0.498in" svg:viewBox="0 0 142 759" draw:points="113,731 0,731 0,759 142,759 142,0 113,0"><text:p/></draw:polygon></draw:g></text:span><text:span text:style-name="T7">,</text:span></text:p>
      <text:p text:style-name="P57"/>
      <text:p text:style-name="P30"><text:span text:style-name="T7">d) obliczamy iloczyn </text:span><text:span text:style-name="T7"><draw:g text:anchor-type="as-char" svg:y="-0.1508in" draw:z-index="24" draw:style-name="gr1"><svg:title>TexMaths</svg:title><svg:desc>12§display§\textbf{AA}^{-1}§svg§600§FALSE§</svg:desc><draw:polygon draw:style-name="gr2" draw:text-style-name="P69" svg:width="0.4311in" svg:height="0.1339in" svg:x="0.0016in" svg:y="0.0087in" svg:viewBox="0 0 1096 341" draw:points="547,341 0,341 0,0 1096,0 1096,341"><text:p/></draw:polygon><draw:path draw:style-name="gr3" draw:text-style-name="P70" svg:width="0.1303in" svg:height="0.1165in" svg:x="0in" svg:y="0.0335in" svg:viewBox="0 0 332 297" svg:d="M184 11c-5-11-10-11-18-11-11 0-14 4-16 11l-104 255c-4 6-5 10-38 10h-8v21c17-2 36-3 50-3 16 0 39 0 56 3v-21c-2 0-39 0-39-5l3-5 20-51h114l25 61h-39v21c15-3 56-3 73-3 18 0 55 0 69 3v-21h-40zM146 76l50 118h-98z"><text:p/></draw:path><draw:path draw:style-name="gr3" draw:text-style-name="P70" svg:width="0.1303in" svg:height="0.1165in" svg:x="0.1445in" svg:y="0.0335in" svg:viewBox="0 0 332 297" svg:d="M184 11c-5-11-10-11-18-11-11 0-14 4-16 11l-104 255c-4 6-5 10-38 10h-8v21c17-2 36-3 50-3 16 0 39 0 56 3v-21c-2 0-39 0-39-5l3-5 20-51h114l25 61h-39v21c15-3 56-3 73-3 18 0 55 0 69 3v-21h-40zM146 76l50 118h-98z"><text:p/></draw:path><draw:path draw:style-name="gr3" draw:text-style-name="P70" svg:width="0.0783in" svg:height="0.0059in" svg:x="0.2945in" svg:y="0.0453in" svg:viewBox="0 0 200 16" svg:d="M190 16c3 0 10 0 10-9 0-7-6-7-10-7h-178c-5 0-12 0-12 7 0 9 7 9 12 9z"><text:p/></draw:path><draw:path draw:style-name="gr3" draw:text-style-name="P70" svg:width="0.0421in" svg:height="0.0776in" svg:x="0.3988in" svg:y="0in" svg:viewBox="0 0 108 198" svg:d="M67 8c0-8-1-8-8-8-19 18-47 19-59 19v11c7 0 26 0 43-8v152c0 9 0 13-30 13h-11v11c5 0 42-1 53-1 10 0 47 1 53 1v-11h-11c-30 0-30-4-30-13z"><text:p/></draw:path></draw:g></text:span><text:span text:style-name="T7">,</text:span></text:p>
      <text:p text:style-name="P57">e) obliczamy wskaźnik uwarunkowania macierzy, korzystając z normy:</text:p>
      <text:p text:style-name="P57"/>
      <text:p text:style-name="P31"><text:span text:style-name="T7"><draw:g text:anchor-type="as-char" svg:y="-0.1264in" draw:z-index="25" draw:style-name="gr1"><svg:title>TexMaths</svg:title><svg:desc>12§display§||A||_{1,inf} = max(|a_{i,j}|)§svg§600§FALSE§</svg:desc><draw:polygon draw:style-name="gr2" draw:text-style-name="P69" svg:width="1.6114in" svg:height="0.1567in" svg:x="0in" svg:y="0.0087in" svg:viewBox="0 0 4094 399" draw:points="2047,399 0,399 0,0 4094,0 4094,399"><text:p/></draw:polygon><draw:path draw:style-name="gr3" draw:text-style-name="P70" svg:width="0.0067in" svg:height="0.1661in" svg:x="0.0114in" svg:y="0in" svg:viewBox="0 0 18 423" svg:d="M18 16c0-9 0-16-10-16-8 0-8 7-8 16v391c0 9 0 16 8 16 10 0 10-7 10-16z"><text:p/></draw:path><draw:path draw:style-name="gr3" draw:text-style-name="P70" svg:width="0.0067in" svg:height="0.1661in" svg:x="0.0575in" svg:y="0in" svg:viewBox="0 0 18 423" svg:d="M18 16c0-9 0-16-10-16-8 0-8 7-8 16v391c0 9 0 16 8 16 10 0 10-7 10-16z"><text:p/></draw:path><draw:path draw:style-name="gr3" draw:text-style-name="P70" svg:width="0.1138in" svg:height="0.1193in" svg:x="0.0898in" svg:y="0.0055in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70" svg:width="0.0067in" svg:height="0.1661in" svg:x="0.2283in" svg:y="0in" svg:viewBox="0 0 18 423" svg:d="M18 16c0-9 0-16-10-16-8 0-8 7-8 16v391c0 9 0 16 8 16 10 0 10-7 10-16z"><text:p/></draw:path><draw:path draw:style-name="gr3" draw:text-style-name="P70" svg:width="0.0067in" svg:height="0.1661in" svg:x="0.2744in" svg:y="0in" svg:viewBox="0 0 18 423" svg:d="M18 16c0-9 0-16-10-16-8 0-8 7-8 16v391c0 9 0 16 8 16 10 0 10-7 10-16z"><text:p/></draw:path><draw:path draw:style-name="gr3" draw:text-style-name="P70" svg:width="0.0421in" svg:height="0.0772in" svg:x="0.3134in" svg:y="0.0724in" svg:viewBox="0 0 108 197" svg:d="M67 8c0-8 0-8-8-8-19 18-47 19-59 19v11c7 0 26 0 43-8v151c0 10 0 13-30 13h-11v11c5 0 42-1 53-1 10 0 47 1 53 1v-11h-11c-30 0-30-3-30-13z"><text:p/></draw:path><draw:path draw:style-name="gr3" draw:text-style-name="P70" svg:width="0.0146in" svg:height="0.0358in" svg:x="0.3799in" svg:y="0.1362in" svg:viewBox="0 0 38 92" svg:d="M30 30c0 16-4 35-23 54-2 1-3 2-3 4s3 4 4 4c4 0 30-24 30-60 0-18-7-32-21-32-10 0-17 7-17 17 0 9 7 18 17 18 8 0 13-5 13-5z"><text:p/></draw:path><draw:path draw:style-name="gr3" draw:text-style-name="P70" svg:width="0.035in" svg:height="0.078in" svg:x="0.4118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70" svg:width="0.0709in" svg:height="0.0528in" svg:x="0.4587in" svg:y="0.0984in" svg:viewBox="0 0 181 135" svg:d="M22 113c0 3-3 11-3 12 0 7 6 10 11 10s10-4 11-8c1-2 5-12 5-18 2-6 4-19 7-26 2-7 3-13 5-21 3-12 3-14 12-26s22-28 45-28c17 0 17 15 17 21 0 18-12 50-17 63-3 9-5 11-5 16 0 16 14 27 28 27 30 0 43-41 43-46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0" svg:width="0.0614in" svg:height="0.1055in" svg:x="0.5437in" svg:y="0.0677in" svg:viewBox="0 0 157 269" svg:d="M98 91h30c6 0 10 0 10-6 0-5-4-5-10-5h-26c6-37 8-50 11-58 1-8 8-14 14-14 1 0 10 0 15 4-12 4-14 14-14 16 0 7 6 12 14 12 7 0 15-8 15-18 0-15-14-22-30-22-12 0-26 7-35 22-6 12-8 24-14 58h-23c-7 0-11 0-11 8 0 3 4 3 10 3h22c0 3-20 108-26 141-2 6-7 30-21 30 0 0-7 0-13-5 12-4 13-14 13-16 0-7-5-12-12-12-9 0-17 9-17 18 0 15 14 22 29 22 19 0 31-19 36-26 9-20 17-57 18-59z"><text:p/></draw:path><draw:path draw:style-name="gr3" draw:text-style-name="P70" svg:width="0.1102in" svg:height="0.039in" svg:x="0.6772in" svg:y="0.0638in" svg:viewBox="0 0 281 100" svg:d="M266 17c8 0 15 0 15-9 0-8-7-8-13-8h-254c-7 0-14 0-14 8 0 9 7 9 14 9zM268 100c6 0 13 0 13-9 0-8-7-8-15-8h-252c-7 0-14 0-14 8 0 9 7 9 14 9z"><text:p/></draw:path><draw:path draw:style-name="gr3" draw:text-style-name="P70" svg:width="0.1362in" svg:height="0.0752in" svg:x="0.8476in" svg:y="0.052in" svg:viewBox="0 0 347 192" svg:d="M25 162c-1 7-3 17-3 18 0 9 4 12 12 12 4 0 12-3 15-12 1 0 6-20 7-31l10-39c4-8 5-18 8-27 0-9 5-21 5-22 6-13 29-51 69-51 19 0 22 15 22 30 0 10-2 21-6 34l-12 48-8 34c-2 9-5 23-5 24 0 9 6 12 12 12 13 0 16-11 19-24 5-24 22-85 26-103 1-5 22-55 69-55 18 0 23 14 23 30 0 24-17 72-26 95-4 9-5 14-5 22 0 21 14 35 33 35 41 0 57-61 57-65 0-5-4-5-5-5-5 0-5 2-7 9-6 22-21 52-43 52-8 0-11-4-11-14s5-21 8-31c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70" svg:width="0.076in" svg:height="0.0752in" svg:x="0.9949in" svg:y="0.052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70" svg:width="0.0827in" svg:height="0.0752in" svg:x="1.0815in" svg:y="0.052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70" svg:width="0.0382in" svg:height="0.1661in" svg:x="1.1878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70" svg:width="0.0067in" svg:height="0.1661in" svg:x="1.2551in" svg:y="0in" svg:viewBox="0 0 18 423" svg:d="M18 16c0-9 0-16-10-16-8 0-8 7-8 16v391c0 9 0 16 8 16 10 0 10-7 10-16z"><text:p/></draw:path><draw:path draw:style-name="gr3" draw:text-style-name="P70" svg:width="0.076in" svg:height="0.0752in" svg:x="1.289in" svg:y="0.052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70" svg:width="0.035in" svg:height="0.078in" svg:x="1.3752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70" svg:width="0.0146in" svg:height="0.0358in" svg:x="1.4295in" svg:y="0.1362in" svg:viewBox="0 0 38 92" svg:d="M30 30c0 16-4 35-23 54-2 1-3 2-3 4s3 4 4 4c4 0 30-24 30-60 0-18-7-32-21-32-10 0-17 7-17 17 0 9 7 18 17 18 8 0 13-5 13-5z"><text:p/></draw:path><draw:path draw:style-name="gr3" draw:text-style-name="P70" svg:width="0.0512in" svg:height="0.1008in" svg:x="1.4559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3-1 6-6 7-17 23-35 39-35 8 0 11 5 11 15 0 3-1 7-1 9z"><text:p/></draw:path><draw:path draw:style-name="gr3" draw:text-style-name="P70" svg:width="0.0067in" svg:height="0.1661in" svg:x="1.5457in" svg:y="0in" svg:viewBox="0 0 18 423" svg:d="M18 16c0-9 0-16-10-16-8 0-8 7-8 16v391c0 9 0 16 8 16 10 0 10-7 10-16z"><text:p/></draw:path><draw:path draw:style-name="gr3" draw:text-style-name="P70" svg:width="0.0382in" svg:height="0.1661in" svg:x="1.5819in" svg:y="0in" svg:viewBox="0 0 98 423" svg:d="M98 211c0-32-4-84-27-132-25-51-63-79-67-79-2 0-4 2-4 4s0 3 7 10c43 41 67 108 67 197 0 72-15 147-68 200-6 6-6 7-6 8 0 3 2 4 4 4 4 0 43-29 68-83 22-46 26-93 26-129z"><text:p/></draw:path></draw:g></text:span><text:span text:style-name="T7">, dla </text:span><text:span text:style-name="T7"><draw:g text:anchor-type="as-char" svg:y="-0.111in" draw:z-index="26" draw:style-name="gr1"><svg:title>TexMaths</svg:title><svg:desc>12§display§1 \le i,j \le n§svg§600§FALSE§</svg:desc><draw:polygon draw:style-name="gr2" draw:text-style-name="P69" svg:width="0.8126in" svg:height="0.1276in" svg:x="0in" svg:y="0.0083in" svg:viewBox="0 0 2065 325" draw:points="1033,325 0,325 0,0 2065,0 2065,325"><text:p/></draw:polygon><draw:path draw:style-name="gr3" draw:text-style-name="P70" svg:width="0.0547in" svg:height="0.1102in" svg:x="0.0067in" svg:y="0in" svg:viewBox="0 0 140 281" svg:d="M88 11c0-10 0-11-10-11-28 26-65 26-78 26v15c8 0 34 0 55-12v219c0 15 0 20-38 20h-15v13c15-2 53-2 69-2 18 0 54 0 69 2v-13h-13c-38 0-39-5-39-20z"><text:p/></draw:path><draw:path draw:style-name="gr3" draw:text-style-name="P70" svg:width="0.1012in" svg:height="0.1276in" svg:x="0.1346in" svg:y="0.0047in" svg:viewBox="0 0 258 325" svg:d="M251 18c5-2 7-5 7-10 0-4-2-8-7-8-4 0-7 2-9 2l-234 110c-7 4-8 6-8 10s2 7 8 8l234 111c5 3 6 3 9 3s7-3 7-8-1-6-8-10l-221-104zM244 325c7 0 14 0 14-8s-8-8-14-8h-228c-8 0-16 0-16 8s7 8 14 8z"><text:p/></draw:path><draw:path draw:style-name="gr3" draw:text-style-name="P70" svg:width="0.0441in" svg:height="0.1106in" svg:x="0.3008in" svg:y="0.0008in" svg:viewBox="0 0 113 282" svg:d="M108 16c0-9-5-16-14-16-12 0-24 11-24 22 0 9 6 15 16 15s22-9 22-21zM76 173c6-11 6-13 9-23 4-10 6-15 6-23 0-19-13-35-36-35-38 0-55 61-55 65 0 5 4 5 5 5 5 0 5-2 7-8 11-40 29-52 43-52 4 0 10 0 10 13 0 9-3 18-5 21-2 12-22 61-29 79-5 11-9 26-9 34 0 20 14 33 34 33 41 0 57-61 57-64 0-4-5-4-5-4-5 0-5 1-7 7-7 28-22 53-43 53-8 0-11-5-11-14 0-10 3-16 13-42z"><text:p/></draw:path><draw:path draw:style-name="gr3" draw:text-style-name="P70" svg:width="0.0193in" svg:height="0.0492in" svg:x="0.3673in" svg:y="0.0929in" svg:viewBox="0 0 50 126" svg:d="M50 44c0-27-10-44-27-44-15 0-23 11-23 22 0 12 8 23 23 23 5 0 11-2 14-6 3-1 3-1 4-1v6c0 31-15 58-29 71-5 5-5 6-5 6 0 5 1 5 5 5 5 0 38-33 38-82z"><text:p/></draw:path><draw:path draw:style-name="gr3" draw:text-style-name="P70" svg:width="0.0681in" svg:height="0.1429in" svg:x="0.4248in" svg:y="0.0008in" svg:viewBox="0 0 174 364" svg:d="M174 16c0-9-6-16-17-16-9 0-21 10-21 22 0 9 6 15 15 15 11 0 23-11 23-21zM89 299c-9 32-29 56-53 56-2 0-8 0-16-3 12-3 20-15 20-23 0-7-5-14-17-14-11 0-23 8-23 24s17 25 37 25c30 0 70-22 81-62l38-156c2-8 2-14 2-16 0-24-18-38-39-38-43 0-67 61-67 65 0 5 3 5 4 5 4 0 5-2 9-9 9-26 29-51 53-51 6 0 14 1 14 19 0 9-1 14-4 21z"><text:p/></draw:path><draw:path draw:style-name="gr3" draw:text-style-name="P70" svg:width="0.1012in" svg:height="0.1276in" svg:x="0.565in" svg:y="0.0047in" svg:viewBox="0 0 258 325" svg:d="M251 18c5-2 7-5 7-10 0-4-2-8-7-8-4 0-7 2-9 2l-234 110c-7 4-8 6-8 10s2 7 8 8l234 111c5 3 6 3 9 3s7-3 7-8-1-6-8-10l-221-104zM244 325c7 0 14 0 14-8s-8-8-14-8h-228c-8 0-16 0-16 8s7 8 14 8z"><text:p/></draw:path><draw:path draw:style-name="gr3" draw:text-style-name="P70" svg:width="0.0898in" svg:height="0.0748in" svg:x="0.7311in" svg:y="0.0366in" svg:viewBox="0 0 229 191" svg:d="M25 162c-1 7-3 16-3 17 0 9 4 12 12 12 4 0 12-3 15-12 1-1 6-20 9-31l8-38c4-8 6-18 8-27s5-21 5-22c6-13 29-51 69-51 19 0 22 15 22 29 0 26-19 81-26 97-4 11-5 16-5 21 0 20 16 34 35 34 40 0 55-61 55-65s-3-4-5-4c-4 0-4 1-6 8-9 29-22 52-43 52-7 0-9-4-9-13 0-11 3-22 7-31 7-22 25-69 25-93 0-28-18-45-48-45-38 0-60 26-66 36-2-23-19-36-40-36-19 0-27 17-32 24-6 14-12 39-12 41 0 4 4 4 5 4 5 0 5 0 7-9 7-30 16-50 31-50 9 0 13 4 13 19 0 8-1 13-6 36z"><text:p/></draw:path></draw:g></text:span><text:span text:style-name="T7">.</text:span></text:p>
      <text:p text:style-name="P58"/>
      <text:p text:style-name="P57"/>
      <text:p text:style-name="P12">2.2. Wyniki</text:p>
      <text:p text:style-name="P13"/>
      <text:p text:style-name="P18">Na początku otrzymano macierz <draw:g text:anchor-type="as-char" svg:y="-0.1161in" draw:z-index="32" draw:style-name="gr1"><svg:title>TexMaths</svg:title><svg:desc>12§display§\textbf{A}§svg§600§FALSE§</svg:desc><draw:polygon draw:style-name="gr2" draw:text-style-name="P69" svg:width="0.1205in" svg:height="0.0996in" svg:x="0.0016in" svg:y="0.0079in" svg:viewBox="0 0 307 254" draw:points="153,254 0,254 0,0 307,0 307,254"><text:p/></draw:polygon><draw:path draw:style-name="gr3" draw:text-style-name="P70" svg:width="0.1303in" svg:height="0.1161in" svg:x="0in" svg:y="0in" svg:viewBox="0 0 332 296" svg:d="M183 11c-5-11-9-11-17-11-12 0-14 4-16 11l-104 255c-4 6-5 9-38 9h-8v21c17-2 36-3 50-3 16 0 39 0 55 3v-21c-1 0-38 0-38-6l2-5 21-50h114l25 61h-40v21c16-3 56-3 73-3 18 0 55 0 70 3v-21h-41zM146 76l49 117h-97z"><text:p/></draw:path></draw:g>:</text:p>
      <text:p text:style-name="P19"/>
      <text:p text:style-name="P20"><draw:g text:anchor-type="as-char" svg:y="-0.4398in" draw:z-index="33" draw:style-name="gr1"><svg:title>TexMaths</svg:title><svg:desc>12§display§\begin{bmatrix} 0.5  &amp; 0.333333 &amp; 0.25 &amp; 0.2\\ 0.333333 &amp; 0.25  &amp; 0.2 &amp; 0.166667\\ 0.25 &amp; 0.2 &amp; 0.166667 &amp; 0.142857 \\  0.2 &amp; 0.166667 &amp; 0.142857 &amp; 0.125 \end{bmatrix}


§svg§600§FALSE§</svg:desc><draw:polygon draw:style-name="gr2" draw:text-style-name="P69" svg:width="3.1575in" svg:height="0.7799in" svg:x="0in" svg:y="0.0079in" svg:viewBox="0 0 8021 1982" draw:points="4010,1982 0,1982 0,0 8021,0 8021,1982"><text:p/></draw:polygon><draw:polygon draw:style-name="gr3" draw:text-style-name="P70" svg:width="0.0555in" svg:height="0.2984in" svg:x="0.0457in" svg:y="0in" svg:viewBox="0 0 142 759" draw:points="0,759 30,759 30,29 142,29 142,0 0,0"><text:p/></draw:polygon><draw:polygon draw:style-name="gr3" draw:text-style-name="P70" svg:width="0.0114in" svg:height="0.0996in" svg:x="0.0457in" svg:y="0.298in" svg:viewBox="0 0 30 254" draw:points="0,254 30,254 30,0 0,0"><text:p/></draw:polygon><draw:polygon draw:style-name="gr3" draw:text-style-name="P70" svg:width="0.0114in" svg:height="0.0996in" svg:x="0.0457in" svg:y="0.398in" svg:viewBox="0 0 30 254" draw:points="0,254 30,254 30,0 0,0"><text:p/></draw:polygon><draw:polygon draw:style-name="gr3" draw:text-style-name="P70" svg:width="0.0555in" svg:height="0.2984in" svg:x="0.0457in" svg:y="0.498in" svg:viewBox="0 0 142 759" draw:points="0,759 142,759 142,731 30,731 30,0 0,0"><text:p/></draw:polygon><draw:path draw:style-name="gr3" draw:text-style-name="P70" svg:width="0.0701in" svg:height="0.1138in" svg:x="0.3165in" svg:y="0.028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177in" svg:height="0.0177in" svg:x="0.4071in" svg:y="0.1217in" svg:viewBox="0 0 46 46" svg:d="M46 23c0-12-10-23-23-23-12 0-23 11-23 23 0 13 11 23 23 23 13 0 23-10 23-23z"><text:p/></draw:path><draw:path draw:style-name="gr3" draw:text-style-name="P70" svg:width="0.0661in" svg:height="0.1138in" svg:x="0.4472in" svg:y="0.0283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0" svg:width="0.0701in" svg:height="0.1138in" svg:x="0.902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0.9925in" svg:y="0.1217in" svg:viewBox="0 0 46 46" svg:d="M46 23c0-12-10-23-23-23-12 0-23 11-23 23 0 13 11 23 23 23 13 0 23-10 23-23z"><text:p/></draw:path><draw:path draw:style-name="gr3" draw:text-style-name="P70" svg:width="0.0685in" svg:height="0.1138in" svg:x="1.0319in" svg:y="0.0283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1.115in" svg:y="0.0283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1.1976in" svg:y="0.0283in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1.2807in" svg:y="0.0283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1.3638in" svg:y="0.0283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1.4465in" svg:y="0.0283in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701in" svg:height="0.1138in" svg:x="1.8614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1.9528in" svg:y="0.1217in" svg:viewBox="0 0 46 46" svg:d="M46 23c0-12-10-23-23-23-12 0-23 11-23 23 0 13 11 23 23 23 13 0 23-10 23-23z"><text:p/></draw:path><draw:path draw:style-name="gr3" draw:text-style-name="P70" svg:width="0.0661in" svg:height="0.1106in" svg:x="1.9921in" svg:y="0.028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661in" svg:height="0.1138in" svg:x="2.0756in" svg:y="0.0283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70" svg:width="0.0701in" svg:height="0.1138in" svg:x="2.6961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2.7874in" svg:y="0.1217in" svg:viewBox="0 0 46 46" svg:d="M46 23c0-12-10-23-23-23-12 0-23 11-23 23 0 13 11 23 23 23 13 0 23-10 23-23z"><text:p/></draw:path><draw:path draw:style-name="gr3" draw:text-style-name="P70" svg:width="0.0661in" svg:height="0.1106in" svg:x="2.8272in" svg:y="0.0283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70" svg:width="0.0701in" svg:height="0.1138in" svg:x="0.1087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177in" svg:height="0.0177in" svg:x="0.1992in" svg:y="0.3209in" svg:viewBox="0 0 46 46" svg:d="M46 23c0-12-10-23-23-23-12 0-23 11-23 23 0 13 11 23 23 23 13 0 23-10 23-23z"><text:p/></draw:path><draw:path draw:style-name="gr3" draw:text-style-name="P70" svg:width="0.0685in" svg:height="0.1138in" svg:x="0.2386in" svg:y="0.22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0.3217in" svg:y="0.228in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0.4043in" svg:y="0.22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0.4874in" svg:y="0.22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0.5709in" svg:y="0.22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685in" svg:height="0.1138in" svg:x="0.6535in" svg:y="0.22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701in" svg:height="0.1138in" svg:x="1.068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1.1591in" svg:y="0.3209in" svg:viewBox="0 0 46 46" svg:d="M46 23c0-12-10-23-23-23-12 0-23 11-23 23 0 13 11 23 23 23 13 0 23-10 23-23z"><text:p/></draw:path><draw:path draw:style-name="gr3" draw:text-style-name="P70" svg:width="0.0661in" svg:height="0.1106in" svg:x="1.1992in" svg:y="0.2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661in" svg:height="0.1138in" svg:x="1.2823in" svg:y="0.228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0" svg:width="0.0701in" svg:height="0.1138in" svg:x="1.903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1.9937in" svg:y="0.3209in" svg:viewBox="0 0 46 46" svg:d="M46 23c0-12-10-23-23-23-12 0-23 11-23 23 0 13 11 23 23 23 13 0 23-10 23-23z"><text:p/></draw:path><draw:path draw:style-name="gr3" draw:text-style-name="P70" svg:width="0.0661in" svg:height="0.1106in" svg:x="2.0339in" svg:y="0.2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2.489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2.5795in" svg:y="0.3209in" svg:viewBox="0 0 46 46" svg:d="M46 23c0-12-10-23-23-23-12 0-23 11-23 23 0 13 11 23 23 23 13 0 23-10 23-23z"><text:p/></draw:path><draw:path draw:style-name="gr3" draw:text-style-name="P70" svg:width="0.0547in" svg:height="0.1106in" svg:x="2.6264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685in" svg:height="0.1138in" svg:x="2.7016in" svg:y="0.22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0" svg:width="0.0685in" svg:height="0.1138in" svg:x="2.7843in" svg:y="0.228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2.8673in" svg:y="0.228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2.9504in" svg:y="0.22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0" svg:width="0.0709in" svg:height="0.1157in" svg:x="3.0358in" svg:y="0.2264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70" svg:width="0.0701in" svg:height="0.1138in" svg:x="0.2748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177in" svg:height="0.0177in" svg:x="0.3657in" svg:y="0.5193in" svg:viewBox="0 0 46 46" svg:d="M46 23c0-12-10-23-23-23-12 0-23 11-23 23 0 13 11 23 23 23 13 0 23-10 23-23z"><text:p/></draw:path><draw:path draw:style-name="gr3" draw:text-style-name="P70" svg:width="0.0661in" svg:height="0.1106in" svg:x="0.4059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661in" svg:height="0.1138in" svg:x="0.489in" svg:y="0.4272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70" svg:width="0.0701in" svg:height="0.1138in" svg:x="1.1098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1.2004in" svg:y="0.5193in" svg:viewBox="0 0 46 46" svg:d="M46 23c0-12-10-23-23-23-12 0-23 11-23 23 0 13 11 23 23 23 13 0 23-10 23-23z"><text:p/></draw:path><draw:path draw:style-name="gr3" draw:text-style-name="P70" svg:width="0.0661in" svg:height="0.1106in" svg:x="1.2406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1.6957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1.7862in" svg:y="0.5193in" svg:viewBox="0 0 46 46" svg:d="M46 23c0-12-10-23-23-23-12 0-23 11-23 23 0 13 11 23 23 23 13 0 23-10 23-23z"><text:p/></draw:path><draw:path draw:style-name="gr3" draw:text-style-name="P70" svg:width="0.0547in" svg:height="0.1106in" svg:x="1.8331in" svg:y="0.4272in" svg:viewBox="0 0 140 282" svg:d="M88 11c0-10 0-11-10-11-28 26-65 26-78 26v15c8 0 34 0 55-12v219c0 16 0 21-38 21h-15v13c15-1 53-1 69-1 18 0 54 0 69 1v-13h-13c-38 0-39-5-39-21z"><text:p/></draw:path><draw:path draw:style-name="gr3" draw:text-style-name="P70" svg:width="0.0685in" svg:height="0.1138in" svg:x="1.9083in" svg:y="0.4272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1.9909in" svg:y="0.4272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0" svg:width="0.0685in" svg:height="0.1138in" svg:x="2.074in" svg:y="0.4272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2.1571in" svg:y="0.4272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709in" svg:height="0.1157in" svg:x="2.2421in" svg:y="0.4252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0" svg:width="0.0701in" svg:height="0.1138in" svg:x="2.489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2.5795in" svg:y="0.5193in" svg:viewBox="0 0 46 46" svg:d="M46 23c0-12-10-23-23-23-12 0-23 11-23 23 0 13 11 23 23 23 13 0 23-10 23-23z"><text:p/></draw:path><draw:path draw:style-name="gr3" draw:text-style-name="P70" svg:width="0.0547in" svg:height="0.1106in" svg:x="2.6264in" svg:y="0.4272in" svg:viewBox="0 0 140 282" svg:d="M88 11c0-10 0-11-11-11-27 26-64 26-77 26v15c8 0 34 0 55-12v219c0 16 0 21-38 21h-15v13c15-1 53-1 69-1 18 0 54 0 69 1v-13h-13c-38 0-39-5-39-21z"><text:p/></draw:path><draw:path draw:style-name="gr3" draw:text-style-name="P70" svg:width="0.0736in" svg:height="0.1122in" svg:x="2.6992in" svg:y="0.4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661in" svg:height="0.1106in" svg:x="2.7854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685in" svg:height="0.1138in" svg:x="2.8673in" svg:y="0.4272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4 7 33 19 33 46 0 31-33 54-66 54-37 0-67-27-67-62 0-25 13-52 49-72z"><text:p/></draw:path><draw:path draw:style-name="gr3" draw:text-style-name="P70" svg:width="0.0661in" svg:height="0.1138in" svg:x="2.952in" svg:y="0.4272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70" svg:width="0.0709in" svg:height="0.1157in" svg:x="3.0358in" svg:y="0.4252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70" svg:width="0.0701in" svg:height="0.1138in" svg:x="0.3165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177in" svg:height="0.0177in" svg:x="0.4071in" svg:y="0.7189in" svg:viewBox="0 0 46 46" svg:d="M46 23c0-12-10-23-23-23-12 0-23 11-23 23 0 13 11 23 23 23 13 0 23-10 23-23z"><text:p/></draw:path><draw:path draw:style-name="gr3" draw:text-style-name="P70" svg:width="0.0661in" svg:height="0.1106in" svg:x="0.4472in" svg:y="0.626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0.902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0.9925in" svg:y="0.7189in" svg:viewBox="0 0 46 46" svg:d="M46 23c0-12-10-23-23-23-12 0-23 11-23 23 0 13 11 23 23 23 13 0 23-10 23-23z"><text:p/></draw:path><draw:path draw:style-name="gr3" draw:text-style-name="P70" svg:width="0.0547in" svg:height="0.1106in" svg:x="1.0398in" svg:y="0.6264in" svg:viewBox="0 0 140 282" svg:d="M88 11c0-10 0-11-11-11-27 26-64 26-77 26v15c8 0 34 0 55-12v219c0 16 0 21-38 21h-15v13c15-1 53-1 69-1 18 0 54 0 69 1v-13h-13c-38 0-39-5-39-21z"><text:p/></draw:path><draw:path draw:style-name="gr3" draw:text-style-name="P70" svg:width="0.0685in" svg:height="0.1138in" svg:x="1.115in" svg:y="0.6264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1.1976in" svg:y="0.6264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1.2807in" svg:y="0.6264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70" svg:width="0.0685in" svg:height="0.1138in" svg:x="1.3638in" svg:y="0.6264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709in" svg:height="0.1157in" svg:x="1.4496in" svg:y="0.6248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0" svg:width="0.0701in" svg:height="0.1138in" svg:x="1.6957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177in" svg:height="0.0177in" svg:x="1.7862in" svg:y="0.7189in" svg:viewBox="0 0 46 46" svg:d="M46 23c0-12-10-23-23-23-12 0-23 11-23 23 0 13 11 23 23 23 13 0 23-10 23-23z"><text:p/></draw:path><draw:path draw:style-name="gr3" draw:text-style-name="P70" svg:width="0.0547in" svg:height="0.1106in" svg:x="1.8331in" svg:y="0.6264in" svg:viewBox="0 0 140 282" svg:d="M88 11c0-10 0-11-10-11-28 26-65 26-78 26v15c8 0 34 0 55-12v219c0 16 0 21-38 21h-15v13c15-1 53-1 69-1 18 0 54 0 69 1v-13h-13c-38 0-39-5-39-21z"><text:p/></draw:path><draw:path draw:style-name="gr3" draw:text-style-name="P70" svg:width="0.0736in" svg:height="0.1122in" svg:x="1.9059in" svg:y="0.6248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661in" svg:height="0.1106in" svg:x="1.9921in" svg:y="0.626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685in" svg:height="0.1138in" svg:x="2.074in" svg:y="0.6264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661in" svg:height="0.1138in" svg:x="2.1587in" svg:y="0.6264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0" svg:width="0.0709in" svg:height="0.1157in" svg:x="2.2421in" svg:y="0.6248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0" svg:width="0.0701in" svg:height="0.1138in" svg:x="2.6134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177in" svg:height="0.0177in" svg:x="2.7043in" svg:y="0.7189in" svg:viewBox="0 0 46 46" svg:d="M46 23c0-12-10-23-23-23-12 0-23 11-23 23 0 13 11 23 23 23 13 0 23-10 23-23z"><text:p/></draw:path><draw:path draw:style-name="gr3" draw:text-style-name="P70" svg:width="0.0547in" svg:height="0.1106in" svg:x="2.7504in" svg:y="0.6264in" svg:viewBox="0 0 140 282" svg:d="M88 11c0-10 0-11-11-11-27 26-64 26-77 26v15c8 0 34 0 55-12v219c0 16 0 21-38 21h-15v13c15-1 53-1 69-1 18 0 54 0 69 1v-13h-13c-38 0-39-5-39-21z"><text:p/></draw:path><draw:path draw:style-name="gr3" draw:text-style-name="P70" svg:width="0.0661in" svg:height="0.1106in" svg:x="2.8272in" svg:y="0.6264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70" svg:width="0.0661in" svg:height="0.1138in" svg:x="2.9102in" svg:y="0.6264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olygon draw:style-name="gr3" draw:text-style-name="P70" svg:width="0.0555in" svg:height="0.2984in" svg:x="3.1106in" svg:y="0in" svg:viewBox="0 0 142 759" draw:points="113,759 142,759 142,0 0,0 0,29 113,29"><text:p/></draw:polygon><draw:polygon draw:style-name="gr3" draw:text-style-name="P70" svg:width="0.0114in" svg:height="0.0996in" svg:x="3.1543in" svg:y="0.298in" svg:viewBox="0 0 30 254" draw:points="0,254 30,254 30,0 0,0"><text:p/></draw:polygon><draw:polygon draw:style-name="gr3" draw:text-style-name="P70" svg:width="0.0114in" svg:height="0.0996in" svg:x="3.1543in" svg:y="0.398in" svg:viewBox="0 0 30 254" draw:points="0,254 30,254 30,0 0,0"><text:p/></draw:polygon><draw:polygon draw:style-name="gr3" draw:text-style-name="P70" svg:width="0.0555in" svg:height="0.2984in" svg:x="3.1106in" svg:y="0.498in" svg:viewBox="0 0 142 759" draw:points="113,731 0,731 0,759 142,759 142,0 113,0"><text:p/></draw:polygon></draw:g>.</text:p>
      <text:p text:style-name="P19"/>
      <text:p text:style-name="P14">Do wykonania obliczeń skorzysta<text:span text:style-name="T16">no</text:span> z funkcji zawartych w bibliotece GSL. </text:p>
      <text:p text:style-name="P50"><text:span text:style-name="T13">Rozkład LU macierzy wyznac</text:span><text:span text:style-name="T14">zono</text:span><text:span text:style-name="T13"> funkcją </text:span><text:span text:style-name="T13"><draw:g text:anchor-type="as-char" svg:y="-0.1173in" draw:z-index="28" draw:style-name="gr1"><svg:title>TexMaths</svg:title><svg:desc>12§display§gsl\_linalg\_LU\_decomp§svg§600§FALSE§</svg:desc><draw:polygon draw:style-name="gr2" draw:text-style-name="P69" svg:width="1.602in" svg:height="0.1335in" svg:x="0.0055in" svg:y="0.0087in" svg:viewBox="0 0 4070 340" draw:points="2034,340 0,340 0,0 4070,0 4070,340"><text:p/></draw:polygon><draw:path draw:style-name="gr3" draw:text-style-name="P70" svg:width="0.076in" svg:height="0.1079in" svg:x="0in" svg:y="0.0429in" svg:viewBox="0 0 194 275" svg:d="M193 28c1-3 1-5 1-8 0-8-4-12-12-12-4 0-15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70" svg:width="0.061in" svg:height="0.0756in" svg:x="0.0913in" svg:y="0.0429in" svg:viewBox="0 0 156 193" svg:d="M144 29c-12 0-20 10-20 19 0 6 3 12 13 12 9 0 19-7 19-24 0-19-18-36-50-36-56 0-72 43-72 61 0 34 31 41 44 43 22 4 44 9 44 33 0 10-9 46-61 46-6 0-39 0-49-21 17 1 28-11 28-25 0-9-8-14-16-14-12 0-24 10-24 29 0 24 24 41 60 41 70 0 86-51 86-70 0-16-8-27-14-33-11-10-23-13-42-16-16-4-31-8-31-27 0-11 9-37 47-37 10 0 31 2 38 19z"><text:p/></draw:path><draw:path draw:style-name="gr3" draw:text-style-name="P70" svg:width="0.0354in" svg:height="0.1177in" svg:x="0.1677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olygon draw:style-name="gr3" draw:text-style-name="P70" svg:width="0.0496in" svg:height="0.0067in" svg:x="0.2228in" svg:y="0.1091in" svg:viewBox="0 0 127 18" draw:points="64,18 0,18 0,0 127,0 127,18"><text:p/></draw:polygon><draw:path draw:style-name="gr3" draw:text-style-name="P70" svg:width="0.0354in" svg:height="0.1177in" svg:x="0.2803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441in" svg:height="0.1122in" svg:x="0.3307in" svg:y="0.0051in" svg:viewBox="0 0 113 286" svg:d="M108 16c0-9-5-16-14-16-12 0-24 11-24 22 0 9 6 15 16 15s22-9 22-21zM76 176c6-13 6-14 9-25 4-9 6-15 6-23 0-19-13-34-36-34-38 0-55 60-55 64 0 5 4 5 5 5 5 0 5-1 7-7 11-41 29-54 43-54 4 0 10 0 10 14 0 9-3 18-5 21-2 12-22 62-29 80-5 11-9 25-9 34 0 20 14 35 34 35 41 0 57-62 57-65 0-5-5-5-5-5-5 0-5 1-7 8-7 27-22 53-43 53-8 0-11-5-11-14 0-11 3-17 13-42z"><text:p/></draw:path><draw:path draw:style-name="gr3" draw:text-style-name="P70" svg:width="0.0898in" svg:height="0.0756in" svg:x="0.3878in" svg:y="0.0429in" svg:viewBox="0 0 229 193" svg:d="M25 163c-1 7-3 17-3 18 0 8 4 12 12 12 4 0 12-4 15-12 1 0 6-21 9-32l8-38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3" draw:text-style-name="P70" svg:width="0.076in" svg:height="0.0756in" svg:x="0.489in" svg:y="0.0429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" draw:text-style-name="P70" svg:width="0.0354in" svg:height="0.1177in" svg:x="0.5776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76in" svg:height="0.1079in" svg:x="0.6256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olygon draw:style-name="gr3" draw:text-style-name="P70" svg:width="0.0496in" svg:height="0.0067in" svg:x="0.7185in" svg:y="0.1091in" svg:viewBox="0 0 127 18" draw:points="64,18 0,18 0,0 127,0 127,18"><text:p/></draw:polygon><draw:path draw:style-name="gr3" draw:text-style-name="P70" svg:width="0.1004in" svg:height="0.1142in" svg:x="0.7744in" svg:y="0.002in" svg:viewBox="0 0 256 291" svg:d="M142 33c4-15 4-20 44-20 13 0 17 0 17-8 0-5-5-5-7-5-14 0-50 1-63 1-12 0-44-1-56-1-3 0-7 0-7 8 0 5 3 5 10 5 2 0 9 0 17 1 7 0 11 2 11 8 0 0 0 2-1 7l-57 229c-4 16-4 19-38 19-8 0-12 0-12 9 0 5 4 5 12 5h196c10 0 10 0 13-8l33-91c2-5 2-6 2-6 0-3-2-5-5-5-4 0-4 2-7 9-15 39-34 87-107 87h-40c-6 0-7 0-8 0-5 0-6-1-6-3 0-3 0-4 1-11z"><text:p/></draw:path><draw:path draw:style-name="gr3" draw:text-style-name="P70" svg:width="0.115in" svg:height="0.1177in" svg:x="0.8925in" svg:y="0.002in" svg:viewBox="0 0 293 300" svg:d="M240 45c5-18 12-31 46-32 2 0 7-1 7-8 0-1 0-5-5-5-14 0-29 1-43 1-15 0-31-1-45-1-2 0-7 0-7 8 0 5 4 5 7 5 24 0 29 9 29 18 0 2-1 9-1 10l-38 152c-15 57-63 94-106 94-29 0-52-18-52-56 0-1 0-14 5-33l42-165c4-16 5-20 35-20 11 0 14 0 14-8 0-5-4-5-6-5-12 0-42 1-54 1s-42-1-54-1c-3 0-8 0-8 8 0 5 4 5 12 5 0 0 8 0 16 1 7 0 12 2 12 8 0 1-5 19-8 29l-9 38c-4 16-24 97-27 105-2 12-2 17-2 24 0 52 38 82 83 82 54 0 107-48 120-103z"><text:p/></draw:path><draw:polygon draw:style-name="gr3" draw:text-style-name="P70" svg:width="0.0496in" svg:height="0.0067in" svg:x="1.0228in" svg:y="0.1091in" svg:viewBox="0 0 127 18" draw:points="64,18 0,18 0,0 127,0 127,18"><text:p/></draw:polygon><draw:path draw:style-name="gr3" draw:text-style-name="P70" svg:width="0.0791in" svg:height="0.1177in" svg:x="1.0791in" svg:y="0in" svg:viewBox="0 0 202 300" svg:d="M202 5c0-1 0-5-6-5s-46 4-54 5c-3 0-5 2-5 7 0 6 3 6 9 6 21 0 22 4 22 7l-2 9-24 100c-9-16-21-27-40-27-49 0-102 63-102 124 0 41 23 69 56 69 9 0 30-2 56-31 3 17 18 31 38 31 16 0 25-9 31-24 7-14 13-41 13-41 0-5-4-5-4-5-5 0-5 1-6 7-9 28-16 54-33 54-12 0-13-11-13-20 0-11 1-13 4-20zM113 245c-1 7-1 8-9 15-18 23-34 31-46 31-22 0-28-23-28-40 0-21 13-75 24-94 12-24 31-40 49-40 28 0 34 35 34 37 0 3-1 5-3 8z"><text:p/></draw:path><draw:path draw:style-name="gr3" draw:text-style-name="P70" svg:width="0.0638in" svg:height="0.0756in" svg:x="1.1665in" svg:y="0.0429in" svg:viewBox="0 0 163 193" svg:d="M60 89c12 0 43 0 65-9 30-12 31-38 31-44 0-19-16-36-44-36-47 0-112 41-112 116 0 43 25 77 66 77 61 0 97-46 97-51 0-2-2-5-6-5-1 0-2 0-5 5-33 41-79 41-85 41-32 0-36-36-36-49 0-5 0-18 6-45zM41 80c15-64 59-70 71-70 20 0 31 12 31 26 0 44-69 44-85 44z"><text:p/></draw:path><draw:path draw:style-name="gr3" draw:text-style-name="P70" svg:width="0.065in" svg:height="0.0756in" svg:x="1.2429in" svg:y="0.0429in" svg:viewBox="0 0 166 193" svg:d="M151 27c-7 0-13 0-19 6-7 6-8 13-8 16 0 10 8 15 16 15 12 0 24-10 24-28 0-20-20-36-51-36-57 0-113 60-113 121 0 38 25 72 70 72 60 0 96-46 96-51 0-2-4-5-5-5-4 0-4 0-6 5-34 41-81 41-85 41-27 0-39-20-39-46 0-18 10-59 24-85 12-24 36-42 59-42 14 0 31 4 37 17z"><text:p/></draw:path><draw:path draw:style-name="gr3" draw:text-style-name="P70" svg:width="0.0709in" svg:height="0.0756in" svg:x="1.315in" svg:y="0.0429in" svg:viewBox="0 0 181 193" svg:d="M181 72c0-44-30-72-68-72-57 0-113 60-113 121 0 42 29 72 68 72 56 0 113-59 113-121zM68 183c-18 0-37-12-37-46 0-20 11-67 24-89 22-32 47-38 58-38 25 0 38 20 38 45 0 17-9 62-25 90-14 24-38 38-58 38z"><text:p/></draw:path><draw:path draw:style-name="gr3" draw:text-style-name="P70" svg:width="0.1362in" svg:height="0.0756in" svg:x="1.3933in" svg:y="0.0429in" svg:viewBox="0 0 347 193" svg:d="M25 163c-1 7-3 17-3 18 0 8 4 12 12 12 4 0 12-4 15-12 1 0 6-21 7-32l10-38c4-9 5-18 8-28 0-8 5-20 5-22 6-13 29-51 69-51 19 0 22 15 22 30 0 11-2 21-6 35l-12 48-8 34c-2 8-5 23-5 24 0 8 6 12 12 12 13 0 16-11 19-24 5-24 22-86 26-104 1-5 22-55 69-55 18 0 23 14 23 30 0 24-17 72-26 95-4 10-5 14-5 23 0 20 14 35 33 35 41 0 57-62 57-65 0-5-4-5-5-5-5 0-5 1-7 8-6 22-21 52-43 52-8 0-11-3-11-13 0-11 5-22 8-31 9-22 25-69 25-93 0-28-15-46-48-46-31 0-52 18-68 41-1-5-2-19-13-30-11-9-24-11-35-11-38 0-60 27-66 36-2-24-20-36-40-36-19 0-27 17-31 24-7 16-13 41-13 41 0 5 4 5 5 5 5 0 5 0 7-10 7-30 16-50 31-50 7 0 13 2 13 19 0 8-1 13-6 36z"><text:p/></draw:path><draw:path draw:style-name="gr3" draw:text-style-name="P70" svg:width="0.0866in" svg:height="0.1059in" svg:x="1.5291in" svg:y="0.0429in" svg:viewBox="0 0 221 270" svg:d="M32 240c-3 14-3 18-22 18-5 0-10 0-10 7 0 4 2 5 6 5 11 0 23-1 35-1 14 0 29 1 42 1 2 0 7 0 7-7 0-5-4-5-10-5-20 0-20-4-20-7 0-6 17-75 19-85 6 11 18 27 40 27 49 0 102-63 102-124 0-41-24-69-55-69-22 0-44 16-57 31-5-23-23-31-38-31-19 0-28 17-31 24-8 15-14 41-14 41 0 5 5 5 5 5 5 0 5 0 9-10 6-30 15-50 30-50 7 0 13 2 13 19 0 10-1 14-4 22zM108 55c2-12 14-24 22-30 14-13 26-15 33-15 17 0 28 14 28 39 0 26-15 74-22 91-14 29-35 43-50 43-29 0-34-36-34-37s0-3 1-7z"><text:p/></draw:path></draw:g></text:span><text:span text:style-name="T13">.</text:span></text:p>
      <text:p text:style-name="P14"/>
      <text:p text:style-name="P14">a) Na diagonali znalazły się następujące elementy:</text:p>
      <text:p text:style-name="P14"/>
      <text:p text:style-name="P16"><draw:g text:anchor-type="as-char" svg:y="-0.1102in" draw:z-index="27" draw:style-name="gr1"><svg:title>TexMaths</svg:title><svg:desc>12§display§0.5, \qquad0.0333333,\qquad -0.00138889, \qquad0.000102041.§svg§600§FALSE§</svg:desc><draw:polygon draw:style-name="gr2" draw:text-style-name="P69" svg:width="3.9547in" svg:height="0.1272in" svg:x="0.002in" svg:y="0.0083in" svg:viewBox="0 0 10046 324" draw:points="5024,324 0,324 0,0 10046,0 10046,324"><text:p/></draw:polygon><draw:path draw:style-name="gr3" draw:text-style-name="P70" svg:width="0.0701in" svg:height="0.1138in" svg:x="0in" svg:y="0.002in" svg:viewBox="0 0 179 290" svg:d="M179 146c0-35-3-67-18-99-19-40-53-47-72-47-24 0-57 11-73 50-14 29-16 61-16 96 0 32 2 69 19 102 18 33 49 42 70 42 24 0 55-9 74-49 13-29 16-63 16-95zM89 281c-16 0-42-11-48-51-5-25-5-65-5-90 0-26 0-54 2-77 9-50 41-53 51-53 14 0 42 7 50 49 4 24 4 55 4 81 0 32 0 61-5 87-6 41-30 54-49 54z"><text:p/></draw:path><draw:path draw:style-name="gr3" draw:text-style-name="P70" svg:width="0.0177in" svg:height="0.0173in" svg:x="0.0906in" svg:y="0.0953in" svg:viewBox="0 0 46 45" svg:d="M46 23c0-12-10-23-23-23-12 0-23 11-23 23 0 13 11 22 23 22 13 0 23-9 23-22z"><text:p/></draw:path><draw:path draw:style-name="gr3" draw:text-style-name="P70" svg:width="0.0661in" svg:height="0.1138in" svg:x="0.1315in" svg:y="0.002in" svg:viewBox="0 0 169 290" svg:d="M169 196c0-50-35-93-80-93-21 0-39 7-54 23v-83c8 2 23 6 36 6 51 0 81-38 81-44 0-3-1-5-3-5-1 0-3 0-4 1-8 4-29 12-57 12-18 0-38-2-57-11-3-2-5-2-5-2-4 0-4 4-4 11v124c0 7 0 11 6 11 3 0 3-1 4-4 5-7 22-30 56-30 21 0 32 20 36 28 7 16 8 32 8 53 0 14 0 40-11 57-9 17-26 28-45 28-30 0-54-22-63-47 1 0 4 0 9 0 13 0 20-10 20-19 0-11-7-22-20-22-8 0-22 3-22 23 0 36 29 77 77 77 49 0 92-40 92-94z"><text:p/></draw:path><draw:path draw:style-name="gr3" draw:text-style-name="P70" svg:width="0.0193in" svg:height="0.0492in" svg:x="0.2201in" svg:y="0.0953in" svg:viewBox="0 0 50 126" svg:d="M50 44c0-27-10-44-27-44-15 0-23 11-23 22 0 12 8 23 23 23 5 0 11-2 14-6 3-1 3-1 4-1v6c0 31-15 58-29 71-5 5-5 6-5 6 0 5 1 5 5 5 5 0 38-33 38-82z"><text:p/></draw:path><draw:path draw:style-name="gr3" draw:text-style-name="P70" svg:width="0.0701in" svg:height="0.1138in" svg:x="0.6181in" svg:y="0.002in" svg:viewBox="0 0 179 290" svg:d="M179 146c0-35-3-67-18-99-19-40-53-47-72-47-24 0-57 11-73 50-14 29-16 61-16 96 0 32 2 69 19 102 18 33 49 42 70 42 24 0 55-9 74-49 13-29 16-63 16-95zM89 281c-16 0-42-11-48-51-5-25-5-65-5-90 0-26 0-54 2-77 9-50 41-53 51-53 14 0 43 7 50 49 4 24 4 55 4 81 0 32 0 61-5 87-6 41-30 54-49 54z"><text:p/></draw:path><draw:path draw:style-name="gr3" draw:text-style-name="P70" svg:width="0.0177in" svg:height="0.0173in" svg:x="0.7091in" svg:y="0.0953in" svg:viewBox="0 0 46 45" svg:d="M46 23c0-12-10-23-23-23-12 0-23 11-23 23 0 13 11 22 23 22 13 0 23-9 23-22z"><text:p/></draw:path><draw:path draw:style-name="gr3" draw:text-style-name="P70" svg:width="0.0701in" svg:height="0.1138in" svg:x="0.7476in" svg:y="0.002in" svg:viewBox="0 0 179 290" svg:d="M179 146c0-35-3-67-18-99-19-40-53-47-72-47-24 0-57 11-73 50-14 29-16 61-16 96 0 32 2 69 19 102 18 33 49 42 70 42 24 0 55-9 74-49 13-29 16-63 16-95zM89 281c-16 0-42-11-49-51-4-25-4-65-4-90 0-26 0-54 2-77 9-50 41-53 51-53 14 0 42 7 50 49 4 24 4 55 4 81 0 32 0 61-5 87-6 41-30 54-49 54z"><text:p/></draw:path><draw:path draw:style-name="gr3" draw:text-style-name="P70" svg:width="0.0685in" svg:height="0.1138in" svg:x="0.8307in" svg:y="0.002in" svg:viewBox="0 0 175 290" svg:d="M106 132c34-11 58-40 58-73 0-35-37-59-78-59-43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685in" svg:height="0.1138in" svg:x="0.9138in" svg:y="0.002in" svg:viewBox="0 0 175 290" svg:d="M106 132c34-11 58-40 58-73 0-35-37-59-78-59-42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685in" svg:height="0.1138in" svg:x="0.9969in" svg:y="0.002in" svg:viewBox="0 0 175 290" svg:d="M106 132c34-11 58-40 58-73 0-35-37-59-78-59-43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685in" svg:height="0.1138in" svg:x="1.0799in" svg:y="0.002in" svg:viewBox="0 0 175 290" svg:d="M106 132c34-11 58-40 58-73 0-35-37-59-78-59-43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685in" svg:height="0.1138in" svg:x="1.1634in" svg:y="0.002in" svg:viewBox="0 0 175 290" svg:d="M106 132c34-11 58-40 58-73 0-35-37-59-78-59-42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685in" svg:height="0.1138in" svg:x="1.2461in" svg:y="0.002in" svg:viewBox="0 0 175 290" svg:d="M106 132c34-11 58-40 58-73 0-35-37-59-78-59-43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193in" svg:height="0.0492in" svg:x="1.3362in" svg:y="0.0953in" svg:viewBox="0 0 50 126" svg:d="M50 44c0-27-10-44-27-44-15 0-23 11-23 22 0 12 8 23 23 23 5 0 11-2 14-6 3-1 3-1 4-1v6c0 31-15 58-29 71-5 5-5 6-5 6 0 5 1 5 5 5 5 0 38-33 38-82z"><text:p/></draw:path><draw:path draw:style-name="gr3" draw:text-style-name="P70" svg:width="0.1012in" svg:height="0.0067in" svg:x="1.7417in" svg:y="0.0673in" svg:viewBox="0 0 258 18" svg:d="M244 18c7 0 14 0 14-10 0-8-7-8-14-8h-230c-7 0-14 0-14 8 0 10 7 10 14 10z"><text:p/></draw:path><draw:path draw:style-name="gr3" draw:text-style-name="P70" svg:width="0.0701in" svg:height="0.1138in" svg:x="1.8634in" svg:y="0.002in" svg:viewBox="0 0 179 290" svg:d="M179 146c0-35-3-67-18-99-19-40-53-47-72-47-24 0-57 11-73 50-14 29-16 61-16 96 0 32 2 69 19 102 18 33 49 42 70 42 24 0 55-9 74-49 13-29 16-63 16-95zM89 281c-16 0-42-11-48-51-5-25-5-65-5-90 0-26 0-54 2-77 9-50 41-53 51-53 14 0 43 7 50 49 4 24 4 55 4 81 0 32 0 61-5 87-6 41-30 54-49 54z"><text:p/></draw:path><draw:path draw:style-name="gr3" draw:text-style-name="P70" svg:width="0.0177in" svg:height="0.0173in" svg:x="1.9547in" svg:y="0.0953in" svg:viewBox="0 0 46 45" svg:d="M46 23c0-12-10-23-23-23-12 0-23 11-23 23 0 13 11 22 23 22 13 0 23-9 23-22z"><text:p/></draw:path><draw:path draw:style-name="gr3" draw:text-style-name="P70" svg:width="0.0701in" svg:height="0.1138in" svg:x="1.9929in" svg:y="0.002in" svg:viewBox="0 0 179 290" svg:d="M179 146c0-35-3-67-18-99-19-40-53-47-72-47-24 0-57 11-73 50-14 29-16 61-16 96 0 32 2 69 19 102 18 33 49 42 70 42 24 0 55-9 74-49 13-29 16-63 16-95zM89 281c-16 0-42-11-49-51-4-25-4-65-4-90 0-26 0-54 2-77 9-50 41-53 51-53 14 0 42 7 50 49 4 24 4 55 4 81 0 32 0 61-5 87-6 41-30 54-49 54z"><text:p/></draw:path><draw:path draw:style-name="gr3" draw:text-style-name="P70" svg:width="0.0701in" svg:height="0.1138in" svg:x="2.076in" svg:y="0.002in" svg:viewBox="0 0 179 290" svg:d="M179 146c0-35-3-67-18-99-19-40-53-47-72-47-24 0-57 11-73 50-14 29-16 61-16 96 0 32 2 69 19 102 18 33 49 42 70 42 24 0 55-9 74-49 13-29 16-63 16-95zM89 281c-16 0-42-11-48-51-5-25-5-65-5-90 0-26 0-54 2-77 9-50 41-53 51-53 14 0 43 7 50 49 4 24 4 55 4 81 0 32 0 61-5 87-6 41-30 54-49 54z"><text:p/></draw:path><draw:path draw:style-name="gr3" draw:text-style-name="P70" svg:width="0.0547in" svg:height="0.1102in" svg:x="2.1673in" svg:y="0.002in" svg:viewBox="0 0 140 281" svg:d="M88 11c0-10 0-11-11-11-27 26-64 26-77 26v15c8 0 34 0 55-12v219c0 15 0 20-38 20h-15v13c15-2 53-2 69-2 18 0 54 0 69 2v-13h-13c-38 0-39-5-39-20z"><text:p/></draw:path><draw:path draw:style-name="gr3" draw:text-style-name="P70" svg:width="0.0685in" svg:height="0.1138in" svg:x="2.2425in" svg:y="0.002in" svg:viewBox="0 0 175 290" svg:d="M106 132c34-11 58-40 58-73 0-35-37-59-78-59-43 0-74 25-74 57 0 14 10 22 20 22 14 0 23-10 23-22 0-21-20-21-26-21 12-19 41-25 55-25 18 0 42 9 42 46 0 6-1 30-13 49-12 20-27 21-37 22-3 0-14 1-16 1-5 0-7 1-7 5 0 5 2 5 11 5h18c34 0 50 29 50 69 0 58-29 70-48 70-18 0-49-8-65-33 16 4 28-6 28-22s-11-24-23-24c-11 0-24 7-24 25 0 38 40 66 85 66 52 0 90-39 90-82 0-35-26-67-69-76z"><text:p/></draw:path><draw:path draw:style-name="gr3" draw:text-style-name="P70" svg:width="0.0685in" svg:height="0.1138in" svg:x="2.3256in" svg:y="0.002in" svg:viewBox="0 0 175 290" svg:d="M50 89c-19-14-20-28-20-35 0-25 28-43 58-43 31 0 58 21 58 52 0 24-16 43-43 58zM113 128c31-16 51-37 51-65 0-39-37-63-75-63-43 0-77 31-77 71 0 8 0 26 18 45 5 5 20 16 31 24-25 12-61 35-61 77 0 45 43 73 88 73 48 0 87-35 87-79 0-16-5-35-19-53-10-8-16-13-43-30zM71 146l51 32c12 9 33 21 33 47 0 31-33 53-66 53-37 0-67-26-67-61 0-24 13-52 49-71z"><text:p/></draw:path><draw:path draw:style-name="gr3" draw:text-style-name="P70" svg:width="0.0685in" svg:height="0.1138in" svg:x="2.4087in" svg:y="0.002in" svg:viewBox="0 0 175 290" svg:d="M50 89c-19-14-20-28-20-35 0-25 28-43 58-43 31 0 58 21 58 52 0 24-16 43-43 58zM113 128c31-16 51-37 51-65 0-39-37-63-75-63-43 0-77 31-77 71 0 8 0 26 18 45 5 5 20 16 31 24-25 12-61 35-61 77 0 45 43 73 88 73 48 0 87-35 87-79 0-16-5-35-19-53-10-8-16-13-43-30zM71 146l51 32c14 9 33 21 33 47 0 31-33 53-66 53-37 0-67-26-67-61 0-24 13-52 49-71z"><text:p/></draw:path><draw:path draw:style-name="gr3" draw:text-style-name="P70" svg:width="0.0685in" svg:height="0.1138in" svg:x="2.4913in" svg:y="0.002in" svg:viewBox="0 0 175 290" svg:d="M50 89c-19-14-20-28-20-35 0-25 28-43 58-43 31 0 58 21 58 52 0 24-16 43-43 58zM113 128c31-16 51-37 51-65 0-39-37-63-75-63-43 0-77 31-77 71 0 8 0 26 18 45 5 5 20 16 31 24-25 12-61 35-61 77 0 45 43 73 88 73 48 0 87-35 87-79 0-16-5-35-19-53-10-8-16-13-43-30zM71 146l51 32c12 9 33 21 33 47 0 31-33 53-66 53-37 0-67-26-67-61 0-24 13-52 49-71z"><text:p/></draw:path><draw:path draw:style-name="gr3" draw:text-style-name="P70" svg:width="0.0685in" svg:height="0.1138in" svg:x="2.5744in" svg:y="0.002in" svg:viewBox="0 0 175 290" svg:d="M138 146v13c0 101-44 119-68 119-8 0-30 0-42-15 18 0 22-13 22-19 0-13-10-20-20-20-7 0-19 3-19 21 0 28 23 45 59 45 54 0 105-58 105-148 0-113-48-142-86-142-23 0-43 7-63 26-16 19-26 37-26 69 0 52 37 93 84 93 26 0 43-17 54-42zM85 178c-6 0-26 0-39-25-8-17-8-37-8-57 0-23 0-43 9-59 12-20 27-26 42-26 20 0 33 14 42 33 5 13 6 40 6 59 0 36-15 75-52 75z"><text:p/></draw:path><draw:path draw:style-name="gr3" draw:text-style-name="P70" svg:width="0.0193in" svg:height="0.0492in" svg:x="2.6646in" svg:y="0.0953in" svg:viewBox="0 0 50 126" svg:d="M50 44c0-27-10-44-27-44-15 0-23 11-23 22 0 12 8 23 23 23 5 0 11-2 14-6 3-1 3-1 4-1v6c0 31-15 58-29 71-5 5-5 6-5 6 0 5 1 5 5 5 5 0 38-33 38-82z"><text:p/></draw:path><draw:path draw:style-name="gr3" draw:text-style-name="P70" svg:width="0.0701in" svg:height="0.1138in" svg:x="3.063in" svg:y="0.002in" svg:viewBox="0 0 179 290" svg:d="M179 146c0-35-3-67-18-99-19-40-53-47-72-47-24 0-57 11-73 50-14 29-16 61-16 96 0 32 2 69 19 102 18 33 49 42 70 42 24 0 55-9 74-49 13-29 16-63 16-95zM89 281c-16 0-42-11-49-51-4-25-4-65-4-90 0-26 0-54 2-77 9-50 41-53 51-53 14 0 42 7 50 49 4 24 4 55 4 81 0 32 0 61-5 87-6 41-30 54-49 54z"><text:p/></draw:path><draw:path draw:style-name="gr3" draw:text-style-name="P70" svg:width="0.0177in" svg:height="0.0173in" svg:x="3.1539in" svg:y="0.0953in" svg:viewBox="0 0 46 45" svg:d="M46 23c0-12-10-23-23-23-12 0-23 11-23 23 0 13 11 22 23 22 13 0 23-9 23-22z"><text:p/></draw:path><draw:path draw:style-name="gr3" draw:text-style-name="P70" svg:width="0.0701in" svg:height="0.1138in" svg:x="3.1921in" svg:y="0.002in" svg:viewBox="0 0 179 290" svg:d="M179 146c0-35-3-67-18-99-19-40-53-47-72-47-24 0-57 11-73 50-14 29-16 61-16 96 0 32 2 69 19 102 18 33 49 42 70 42 24 0 55-9 74-49 13-29 16-63 16-95zM89 281c-16 0-42-11-48-51-5-25-5-65-5-90 0-26 0-54 2-77 9-50 41-53 51-53 14 0 43 7 50 49 4 24 4 55 4 81 0 32 0 61-5 87-6 41-30 54-49 54z"><text:p/></draw:path><draw:path draw:style-name="gr3" draw:text-style-name="P70" svg:width="0.0701in" svg:height="0.1138in" svg:x="3.2752in" svg:y="0.002in" svg:viewBox="0 0 179 290" svg:d="M179 146c0-35-3-67-18-99-19-40-53-47-72-47-24 0-57 11-73 50-14 29-16 61-16 96 0 32 2 69 19 102 18 33 49 42 70 42 24 0 55-9 74-49 13-29 16-63 16-95zM89 281c-16 0-42-11-49-51-4-25-4-65-4-90 0-26 0-54 2-77 9-50 41-53 51-53 14 0 42 7 50 49 4 24 4 55 4 81 0 32 0 61-5 87-6 41-30 54-49 54z"><text:p/></draw:path><draw:path draw:style-name="gr3" draw:text-style-name="P70" svg:width="0.0701in" svg:height="0.1138in" svg:x="3.3579in" svg:y="0.002in" svg:viewBox="0 0 179 290" svg:d="M179 146c0-35-3-67-18-99-19-40-53-47-72-47-24 0-57 11-73 50-14 29-16 61-16 96 0 32 2 69 19 102 18 33 49 42 70 42 24 0 55-9 74-49 13-29 16-63 16-95zM89 281c-16 0-42-11-48-51-5-25-5-65-5-90 0-26 0-54 2-77 9-50 41-53 51-53 14 0 43 7 50 49 4 24 4 55 4 81 0 32 0 61-5 87-6 41-30 54-49 54z"><text:p/></draw:path><draw:path draw:style-name="gr3" draw:text-style-name="P70" svg:width="0.0547in" svg:height="0.1102in" svg:x="3.4496in" svg:y="0.002in" svg:viewBox="0 0 140 281" svg:d="M88 11c0-10 0-11-11-11-27 26-64 26-77 26v15c8 0 34 0 55-12v219c0 15 0 20-38 20h-15v13c15-2 53-2 69-2 18 0 54 0 69 2v-13h-13c-38 0-39-5-39-20z"><text:p/></draw:path><draw:path draw:style-name="gr3" draw:text-style-name="P70" svg:width="0.0701in" svg:height="0.1138in" svg:x="3.524in" svg:y="0.002in" svg:viewBox="0 0 179 290" svg:d="M179 146c0-35-3-67-18-99-19-40-53-47-72-47-24 0-57 11-73 50-14 29-16 61-16 96 0 32 2 69 19 102 18 33 49 42 70 42 24 0 55-9 74-49 13-29 16-63 16-95zM89 281c-16 0-42-11-49-51-4-25-4-65-4-90 0-26 0-54 2-77 9-50 41-53 51-53 14 0 42 7 50 49 4 24 4 55 4 81 0 32 0 61-5 87-6 41-30 54-49 54z"><text:p/></draw:path><draw:path draw:style-name="gr3" draw:text-style-name="P70" svg:width="0.0661in" svg:height="0.1102in" svg:x="3.6091in" svg:y="0.002in" svg:viewBox="0 0 169 281" svg:d="M32 249l46-44c66-59 91-81 91-122 0-49-37-83-90-83-48 0-79 39-79 77 0 22 22 22 22 22 8 0 22-4 22-21 0-11-8-23-22-23-4 0-4 0-5 1 9-27 32-43 57-43 39 0 57 34 57 70 0 33-22 67-45 92l-81 89c-5 5-5 6-5 17h157l12-74h-11c-2 13-4 32-8 38-4 4-32 4-41 4z"><text:p/></draw:path><draw:path draw:style-name="gr3" draw:text-style-name="P70" svg:width="0.0701in" svg:height="0.1138in" svg:x="3.6906in" svg:y="0.002in" svg:viewBox="0 0 179 290" svg:d="M179 146c0-35-3-67-18-99-19-40-53-47-72-47-24 0-57 11-73 50-14 29-16 61-16 96 0 32 2 69 19 102 18 33 49 42 70 42 24 0 55-9 74-49 13-29 16-63 16-95zM89 281c-16 0-42-11-48-51-5-25-5-65-5-90 0-26 0-54 2-77 9-50 41-53 51-53 14 0 43 7 50 49 4 24 4 55 4 81 0 32 0 61-5 87-6 41-30 54-49 54z"><text:p/></draw:path><draw:path draw:style-name="gr3" draw:text-style-name="P70" svg:width="0.0736in" svg:height="0.1118in" svg:x="3.7717in" svg:y="0in" svg:viewBox="0 0 188 285" svg:d="M113 217v35c0 16 0 21-33 21h-8v12c17-1 40-1 56-1 18 0 41 0 58 1v-12h-8c-32 0-33-5-33-21v-35h43v-15h-43v-191c0-9 0-11-7-11-4 0-5 0-7 5l-131 197v15zM115 202h-103l103-157z"><text:p/></draw:path><draw:path draw:style-name="gr3" draw:text-style-name="P70" svg:width="0.0547in" svg:height="0.1102in" svg:x="3.8642in" svg:y="0.002in" svg:viewBox="0 0 140 281" svg:d="M88 11c0-10 0-11-11-11-27 26-64 26-77 26v15c8 0 34 0 55-12v219c0 15 0 20-38 20h-15v13c15-2 53-2 69-2 18 0 54 0 69 2v-13h-13c-38 0-39-5-39-20z"><text:p/></draw:path><draw:path draw:style-name="gr3" draw:text-style-name="P70" svg:width="0.0177in" svg:height="0.0173in" svg:x="3.9476in" svg:y="0.0953in" svg:viewBox="0 0 46 45" svg:d="M46 23c0-12-10-23-23-23-12 0-23 11-23 23 0 13 11 22 23 22 13 0 23-9 23-22z"><text:p/></draw:path></draw:g></text:p>
      <text:p text:style-name="P14"/>
      <text:p text:style-name="P51">b) Do obliczenia wyznacznika <text:span text:style-name="T15">wykorzystano wzór (2), mnożąc przez siebie powyższe elemetny diagonalne. Dodatkowo przemnożono wynik przez parametr </text:span><text:span text:style-name="T15"><draw:g text:anchor-type="as-char" svg:y="-0.111in" draw:z-index="29" draw:style-name="gr1"><svg:title>TexMaths</svg:title><svg:desc>12§display§signum§svg§600§FALSE§</svg:desc><draw:polygon draw:style-name="gr2" draw:text-style-name="P69" svg:width="0.5394in" svg:height="0.1268in" svg:x="0in" svg:y="0.0083in" svg:viewBox="0 0 1371 323" draw:points="686,323 0,323 0,0 1371,0 1371,323"><text:p/></draw:polygon><draw:path draw:style-name="gr3" draw:text-style-name="P70" svg:width="0.061in" svg:height="0.0748in" svg:x="0.0004in" svg:y="0.0366in" svg:viewBox="0 0 156 191" svg:d="M144 29c-12 0-20 9-20 19 0 6 3 12 13 12 9 0 19-7 19-24 0-19-18-36-50-36-56 0-72 43-72 61 0 34 31 41 44 42 22 5 44 9 44 33 0 10-9 46-61 46-6 0-39 0-49-22 17 2 28-10 28-24 0-9-8-14-16-14-12 0-24 10-24 29 0 24 24 40 60 40 70 0 86-50 86-69 0-16-8-26-14-32-11-11-23-13-42-17-16-4-31-7-31-26 0-11 9-37 47-37 10 0 31 2 38 19z"><text:p/></draw:path><draw:path draw:style-name="gr3" draw:text-style-name="P70" svg:width="0.0441in" svg:height="0.1114in" svg:x="0.0748in" svg:y="0in" svg:viewBox="0 0 113 284" svg:d="M108 16c0-9-5-16-14-16-12 0-24 11-24 22 0 9 6 15 16 15s22-9 22-21zM76 175c6-13 6-15 9-25 4-9 6-15 6-23 0-19-13-34-36-34-38 0-55 60-55 64 0 5 4 5 5 5 5 0 5-2 7-8 11-40 29-52 43-52 4 0 10 0 10 13 0 9-3 18-5 21-2 12-22 61-29 79-5 11-9 26-9 34 0 20 14 35 34 35 41 0 57-61 57-65 0-5-5-5-5-5-5 0-5 1-7 9-7 26-22 52-43 52-8 0-11-5-11-14 0-11 3-17 13-42z"><text:p/></draw:path><draw:path draw:style-name="gr3" draw:text-style-name="P70" svg:width="0.076in" svg:height="0.1071in" svg:x="0.1295in" svg:y="0.0366in" svg:viewBox="0 0 194 273" svg:d="M193 28c1-3 1-5 1-8 0-8-4-12-12-12-4 0-15 4-16 18-9-15-24-26-40-26-49 0-101 60-101 120 0 42 25 67 55 67 26 0 46-21 51-25v1c-9 37-15 55-15 56-1 4-15 45-61 45-8 0-21-1-33-4 13-4 18-15 18-22s-5-14-17-14c-10 0-23 7-23 24 0 16 16 25 56 25 53 0 84-32 90-59zM138 132c-2 12-12 22-22 30-8 8-22 15-33 15-22 0-28-21-28-38 0-22 12-71 24-92 11-21 29-37 47-37 28 0 34 33 34 35 0 3 0 5-2 6z"><text:p/></draw:path><draw:path draw:style-name="gr3" draw:text-style-name="P70" svg:width="0.0898in" svg:height="0.0748in" svg:x="0.2165in" svg:y="0.0366in" svg:viewBox="0 0 229 191" svg:d="M25 162c-1 7-3 16-3 17 0 9 4 12 12 12 4 0 12-3 15-12 1 0 6-20 9-31l8-38c4-8 6-18 8-27s5-21 5-22c6-13 29-51 69-51 19 0 22 15 22 29 0 26-19 81-26 97-4 11-5 16-5 21 0 20 16 34 35 34 40 0 55-61 55-64 0-5-3-5-4-5-5 0-5 1-6 8-10 29-23 52-44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70" svg:width="0.0858in" svg:height="0.0748in" svg:x="0.3165in" svg:y="0.0366in" svg:viewBox="0 0 219 191" svg:d="M137 163c5 18 19 28 37 28 14 0 25-9 31-22 8-16 14-42 14-42 0-5-5-5-5-5-5 0-5 1-7 8-6 23-14 52-32 52-9 0-13-5-13-19 0-10 5-29 8-45l12-45c2-6 5-23 8-29 1-9 6-26 6-27 0-9-6-12-12-12-3 0-14 0-17 14-9 31-27 105-31 127-2 2-18 36-50 36-21 0-26-19-26-35 0-24 12-57 24-86 5-12 6-18 6-26 0-19-13-35-35-35-39 0-55 61-55 65s4 4 5 4c5 0 5 0 7-8 10-36 26-51 43-51 4 0 10 0 10 13 0 11-5 22-7 28-16 42-24 69-24 90 0 40 28 50 51 50 28 0 43-19 52-28z"><text:p/></draw:path><draw:path draw:style-name="gr3" draw:text-style-name="P70" svg:width="0.1362in" svg:height="0.0748in" svg:x="0.4118in" svg:y="0.0366in" svg:viewBox="0 0 347 191" svg:d="M25 162c-1 7-3 16-3 17 0 9 4 12 12 12 4 0 12-3 15-12 1 0 6-20 7-31l10-38c4-8 5-18 8-27 0-9 5-21 5-22 6-13 29-51 69-51 19 0 22 15 22 29 0 11-2 22-6 35l-12 48-8 34c-2 8-5 22-5 23 0 9 6 12 12 12 13 0 16-10 19-23 5-24 22-85 26-103 1-5 23-55 69-55 18 0 23 14 23 29 0 24-17 72-26 95-4 10-5 14-5 23 0 20 14 34 34 34 40 0 56-61 56-64 0-5-4-5-5-5-5 0-5 1-7 8-6 22-20 52-43 52-7 0-11-4-11-13 0-11 5-22 8-31 9-22 26-69 26-93 0-27-16-45-48-45-33 0-53 18-69 41-1-5-2-19-13-30-11-9-24-11-35-11-38 0-60 26-66 36-2-24-20-36-40-36-19 0-27 17-31 24-7 15-13 41-13 41 0 4 4 4 5 4 5 0 5 0 7-9 7-30 16-50 31-50 7 0 13 2 13 19 0 8-1 13-6 36z"><text:p/></draw:path></draw:g></text:span><text:span text:style-name="T15"><text:s/>zwrócony przez funkcję <text:s/></text:span><text:span text:style-name="T15"><draw:g text:anchor-type="as-char" svg:y="-0.1173in" draw:z-index="30" draw:style-name="gr1"><svg:title>TexMaths</svg:title><svg:desc>12§display§gsl\_linalg\_LU\_decomp§svg§600§FALSE§</svg:desc><draw:polygon draw:style-name="gr2" draw:text-style-name="P69" svg:width="1.602in" svg:height="0.1335in" svg:x="0.0055in" svg:y="0.0087in" svg:viewBox="0 0 4070 340" draw:points="2034,340 0,340 0,0 4070,0 4070,340"><text:p/></draw:polygon><draw:path draw:style-name="gr3" draw:text-style-name="P70" svg:width="0.076in" svg:height="0.1079in" svg:x="0in" svg:y="0.0429in" svg:viewBox="0 0 194 275" svg:d="M193 28c1-3 1-5 1-8 0-8-4-12-12-12-4 0-15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70" svg:width="0.061in" svg:height="0.0756in" svg:x="0.0913in" svg:y="0.0429in" svg:viewBox="0 0 156 193" svg:d="M144 29c-12 0-20 10-20 19 0 6 3 12 13 12 9 0 19-7 19-24 0-19-18-36-50-36-56 0-72 43-72 61 0 34 31 41 44 43 22 5 44 9 44 33 0 10-9 46-61 46-6 0-39 0-49-21 17 1 28-11 28-25 0-9-8-14-16-14-12 0-24 10-24 29 0 24 24 41 60 41 70 0 86-51 86-70 0-16-8-27-14-33-11-10-23-13-42-16-16-4-31-8-31-27 0-11 9-37 47-37 10 0 31 2 38 19z"><text:p/></draw:path><draw:path draw:style-name="gr3" draw:text-style-name="P70" svg:width="0.0354in" svg:height="0.1177in" svg:x="0.1677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olygon draw:style-name="gr3" draw:text-style-name="P70" svg:width="0.0496in" svg:height="0.0067in" svg:x="0.2228in" svg:y="0.1091in" svg:viewBox="0 0 127 18" draw:points="64,18 0,18 0,0 127,0 127,18"><text:p/></draw:polygon><draw:path draw:style-name="gr3" draw:text-style-name="P70" svg:width="0.0354in" svg:height="0.1177in" svg:x="0.2803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441in" svg:height="0.1122in" svg:x="0.3307in" svg:y="0.0051in" svg:viewBox="0 0 113 286" svg:d="M108 16c0-9-5-16-14-16-12 0-24 11-24 22 0 9 6 15 16 15s22-9 22-21zM76 176c6-13 6-14 9-25 4-9 6-15 6-23 0-19-13-34-36-34-38 0-55 60-55 64 0 5 4 5 5 5 5 0 5-1 7-7 11-41 29-54 43-54 4 0 10 0 10 14 0 9-3 18-5 21-2 12-22 62-29 80-5 11-9 25-9 34 0 20 14 35 34 35 41 0 57-62 57-65 0-5-5-5-5-5-5 0-5 1-7 8-7 27-22 53-43 53-8 0-11-5-11-14 0-11 3-17 13-42z"><text:p/></draw:path><draw:path draw:style-name="gr3" draw:text-style-name="P70" svg:width="0.0898in" svg:height="0.0756in" svg:x="0.3878in" svg:y="0.0429in" svg:viewBox="0 0 229 193" svg:d="M25 163c-1 7-3 17-3 18 0 8 4 12 12 12 4 0 12-4 15-12 1 0 6-21 9-32l8-38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3" draw:text-style-name="P70" svg:width="0.076in" svg:height="0.0756in" svg:x="0.489in" svg:y="0.0429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" draw:text-style-name="P70" svg:width="0.0354in" svg:height="0.1177in" svg:x="0.5776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76in" svg:height="0.1079in" svg:x="0.6256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olygon draw:style-name="gr3" draw:text-style-name="P70" svg:width="0.0496in" svg:height="0.0067in" svg:x="0.7185in" svg:y="0.1091in" svg:viewBox="0 0 127 18" draw:points="64,18 0,18 0,0 127,0 127,18"><text:p/></draw:polygon><draw:path draw:style-name="gr3" draw:text-style-name="P70" svg:width="0.1004in" svg:height="0.1142in" svg:x="0.7744in" svg:y="0.002in" svg:viewBox="0 0 256 291" svg:d="M142 33c4-15 4-20 44-20 13 0 17 0 17-8 0-5-5-5-7-5-14 0-50 1-63 1-12 0-44-1-56-1-3 0-7 0-7 8 0 5 3 5 10 5 2 0 9 0 17 1 7 0 11 2 11 8 0 0 0 2-1 7l-57 229c-4 16-4 19-38 19-8 0-12 0-12 9 0 5 4 5 12 5h196c10 0 10 0 13-8l33-91c2-5 2-6 2-6 0-3-2-5-5-5-4 0-4 2-7 9-15 39-34 87-107 87h-40c-6 0-7 0-8 0-5 0-6-1-6-3 0-3 0-4 1-11z"><text:p/></draw:path><draw:path draw:style-name="gr3" draw:text-style-name="P70" svg:width="0.115in" svg:height="0.1177in" svg:x="0.8925in" svg:y="0.002in" svg:viewBox="0 0 293 300" svg:d="M240 45c5-18 12-31 46-32 2 0 7-1 7-8 0-1 0-5-5-5-14 0-29 1-43 1-15 0-31-1-45-1-2 0-7 0-7 8 0 5 4 5 7 5 24 0 29 9 29 18 0 2-1 9-1 10l-38 152c-15 57-63 94-106 94-29 0-52-18-52-56 0-1 0-14 5-33l42-165c4-16 5-20 35-20 11 0 14 0 14-8 0-5-4-5-6-5-12 0-42 1-54 1s-42-1-54-1c-3 0-8 0-8 8 0 5 4 5 12 5 0 0 8 0 16 1 7 0 12 2 12 8 0 1-5 19-8 29l-9 38c-4 16-24 97-27 105-2 12-2 17-2 24 0 52 38 82 83 82 54 0 107-48 120-103z"><text:p/></draw:path><draw:polygon draw:style-name="gr3" draw:text-style-name="P70" svg:width="0.0496in" svg:height="0.0067in" svg:x="1.0228in" svg:y="0.1091in" svg:viewBox="0 0 127 18" draw:points="64,18 0,18 0,0 127,0 127,18"><text:p/></draw:polygon><draw:path draw:style-name="gr3" draw:text-style-name="P70" svg:width="0.0791in" svg:height="0.1177in" svg:x="1.0791in" svg:y="0in" svg:viewBox="0 0 202 300" svg:d="M202 5c0-1 0-5-6-5s-46 4-54 5c-3 0-5 2-5 7 0 6 3 6 9 6 21 0 22 4 22 7l-2 9-24 100c-9-16-21-27-40-27-49 0-102 63-102 124 0 41 23 69 56 69 9 0 30-2 56-31 3 17 18 31 38 31 16 0 25-9 31-24 7-14 13-41 13-41 0-5-4-5-4-5-5 0-5 1-6 7-9 28-16 54-33 54-12 0-13-11-13-20 0-11 1-13 4-20zM113 245c-1 7-1 8-9 15-18 23-34 31-46 31-22 0-28-23-28-40 0-21 13-75 24-94 12-24 31-40 49-40 28 0 34 35 34 37 0 3-1 5-3 8z"><text:p/></draw:path><draw:path draw:style-name="gr3" draw:text-style-name="P70" svg:width="0.0638in" svg:height="0.0756in" svg:x="1.1665in" svg:y="0.0429in" svg:viewBox="0 0 163 193" svg:d="M60 89c12 0 43 0 65-9 30-12 31-38 31-44 0-19-16-36-44-36-47 0-112 41-112 116 0 43 25 77 66 77 61 0 97-46 97-51 0-2-2-5-6-5-1 0-2 0-5 5-33 41-79 41-85 41-32 0-36-36-36-49 0-5 0-18 6-45zM41 80c15-64 59-70 71-70 20 0 31 12 31 26 0 44-69 44-85 44z"><text:p/></draw:path><draw:path draw:style-name="gr3" draw:text-style-name="P70" svg:width="0.065in" svg:height="0.0756in" svg:x="1.2429in" svg:y="0.0429in" svg:viewBox="0 0 166 193" svg:d="M151 27c-7 0-13 0-19 6-7 6-8 13-8 16 0 10 8 15 16 15 12 0 24-10 24-28 0-20-20-36-51-36-57 0-113 60-113 121 0 38 25 72 70 72 60 0 96-46 96-51 0-2-4-5-5-5-4 0-4 0-6 5-34 41-81 41-85 41-27 0-39-20-39-46 0-18 10-59 24-85 12-24 36-42 59-42 14 0 31 4 37 17z"><text:p/></draw:path><draw:path draw:style-name="gr3" draw:text-style-name="P70" svg:width="0.0709in" svg:height="0.0756in" svg:x="1.315in" svg:y="0.0429in" svg:viewBox="0 0 181 193" svg:d="M181 72c0-44-30-72-68-72-57 0-113 60-113 121 0 42 29 72 68 72 56 0 113-59 113-121zM68 183c-18 0-37-12-37-46 0-20 11-67 24-89 22-32 47-38 58-38 25 0 38 20 38 45 0 17-9 62-25 90-14 24-38 38-58 38z"><text:p/></draw:path><draw:path draw:style-name="gr3" draw:text-style-name="P70" svg:width="0.1362in" svg:height="0.0756in" svg:x="1.3933in" svg:y="0.0429in" svg:viewBox="0 0 347 193" svg:d="M25 163c-1 7-3 17-3 18 0 8 4 12 12 12 4 0 12-4 15-12 1 0 6-21 7-32l10-38c4-9 5-18 8-28 0-8 5-20 5-22 6-13 29-51 69-51 19 0 22 15 22 30 0 11-2 21-6 35l-12 48-8 34c-2 8-5 23-5 24 0 8 6 12 12 12 13 0 16-11 19-24 5-24 22-86 26-104 1-5 22-55 69-55 18 0 23 14 23 30 0 24-17 72-26 95-4 10-5 14-5 23 0 20 14 35 33 35 41 0 57-62 57-65 0-5-4-5-5-5-5 0-5 1-7 8-6 22-21 52-43 52-8 0-11-3-11-13 0-11 5-22 8-31 9-22 25-69 25-93 0-28-15-46-48-46-31 0-52 18-68 41-1-5-2-19-13-30-11-9-24-11-35-11-38 0-60 27-66 36-2-24-20-36-40-36-19 0-27 17-31 24-7 16-13 41-13 41 0 5 4 5 5 5 5 0 5 0 7-10 7-30 16-50 31-50 7 0 13 2 13 19 0 8-1 13-6 36z"><text:p/></draw:path><draw:path draw:style-name="gr3" draw:text-style-name="P70" svg:width="0.0866in" svg:height="0.1059in" svg:x="1.5291in" svg:y="0.0429in" svg:viewBox="0 0 221 270" svg:d="M32 240c-3 14-3 18-22 18-5 0-10 0-10 7 0 4 2 5 6 5 11 0 23-1 35-1 14 0 29 1 42 1 2 0 7 0 7-7 0-5-4-5-10-5-20 0-20-4-20-7 0-6 17-75 19-85 6 11 18 27 40 27 49 0 102-63 102-124 0-41-24-69-55-69-22 0-44 16-57 31-5-23-23-31-38-31-19 0-28 17-31 24-8 15-14 41-14 41 0 5 5 5 5 5 5 0 5 0 9-10 6-30 15-50 30-50 7 0 13 2 13 19 0 10-1 14-4 22zM108 55c2-12 14-24 22-30 14-13 26-15 33-15 17 0 28 14 28 39 0 26-15 74-22 91-14 29-35 43-50 43-29 0-34-36-34-37s0-3 1-7z"><text:p/></draw:path></draw:g></text:span><text:span text:style-name="T15">:</text:span></text:p>
      <text:p text:style-name="P15"/>
      <text:p text:style-name="P17"><draw:g text:anchor-type="as-char" svg:y="-0.1453in" draw:z-index="31" draw:style-name="gr1"><svg:title>TexMaths</svg:title><svg:desc>12§display§det(\textbf{U}) = 2.36206 \cdot 10^{-9}
§svg§600§FALSE§</svg:desc><draw:polygon draw:style-name="gr2" draw:text-style-name="P69" svg:width="1.698in" svg:height="0.1705in" svg:x="0.0016in" svg:y="0.0079in" svg:viewBox="0 0 4314 434" draw:points="2158,434 0,434 0,0 4314,0 4314,434"><text:p/></draw:polygon><draw:path draw:style-name="gr3" draw:text-style-name="P70" svg:width="0.0791in" svg:height="0.1173in" svg:x="0in" svg:y="0.0307in" svg:viewBox="0 0 202 299" svg:d="M202 5c0-1 0-5-6-5s-46 4-54 5c-3 0-5 2-5 7 0 6 3 6 9 6 21 0 22 4 22 7l-2 9-24 99c-9-15-21-26-40-26-49 0-102 62-102 123 0 41 23 69 56 69 9 0 30-3 56-31 3 16 18 31 38 31 16 0 25-10 31-24 7-15 13-41 13-42 0-5-4-5-4-5-5 0-5 2-6 8-9 28-16 53-33 53-12 0-13-11-13-19 0-11 1-13 4-20zM113 244c-1 7-1 8-9 15-18 23-34 30-46 30-22 0-28-23-28-39 0-22 13-75 24-94 12-24 31-40 49-40 28 0 34 35 34 38 0 2-1 4-3 7z"><text:p/></draw:path><draw:path draw:style-name="gr3" draw:text-style-name="P70" svg:width="0.0638in" svg:height="0.0752in" svg:x="0.0874in" svg:y="0.0717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0" svg:width="0.0512in" svg:height="0.1059in" svg:x="0.1606in" svg:y="0.0421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0" svg:width="0.0382in" svg:height="0.1657in" svg:x="0.2335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70" svg:width="0.1339in" svg:height="0.1157in" svg:x="0.2882in" svg:y="0.0319in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3" draw:text-style-name="P70" svg:width="0.0382in" svg:height="0.1657in" svg:x="0.4374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70" svg:width="0.1102in" svg:height="0.039in" svg:x="0.5484in" svg:y="0.0839in" svg:viewBox="0 0 281 100" svg:d="M266 17c8 0 15 0 15-9 0-8-7-8-13-8h-254c-7 0-14 0-14 8 0 9 7 9 14 9zM268 100c6 0 13 0 13-9 0-8-7-8-15-8h-252c-7 0-14 0-14 8 0 9 7 9 14 9z"><text:p/></draw:path><draw:path draw:style-name="gr3" draw:text-style-name="P70" svg:width="0.0661in" svg:height="0.1106in" svg:x="0.7228in" svg:y="0.0343in" svg:viewBox="0 0 169 282" svg:d="M32 250l46-45c66-59 91-80 91-122 0-49-37-83-90-83-48 0-79 40-79 77 0 23 22 23 22 23 8 0 22-5 22-22 0-11-8-23-22-23-4 0-4 0-5 1 9-27 32-43 57-43 39 0 57 34 57 70 0 33-22 67-45 92l-81 91c-5 5-5 6-5 16h157l12-73h-11c-2 12-4 31-8 37-4 4-32 4-41 4z"><text:p/></draw:path><draw:path draw:style-name="gr3" draw:text-style-name="P70" svg:width="0.0177in" svg:height="0.0177in" svg:x="0.8118in" svg:y="0.128in" svg:viewBox="0 0 46 46" svg:d="M46 23c0-12-10-23-23-23-12 0-23 11-23 23 0 13 11 23 23 23 13 0 23-10 23-23z"><text:p/></draw:path><draw:path draw:style-name="gr3" draw:text-style-name="P70" svg:width="0.0685in" svg:height="0.1146in" svg:x="0.8504in" svg:y="0.0343in" svg:viewBox="0 0 175 292" svg:d="M106 132c34-10 58-40 58-73 0-35-37-59-78-59-43 0-74 25-74 58 0 13 10 21 20 21 14 0 23-9 23-21 0-22-20-22-26-22 12-19 41-25 55-25 18 0 42 9 42 47 0 6-1 30-13 49-12 20-27 20-37 21-3 0-14 2-16 2-5 0-7 1-7 4 0 5 2 5 11 5h18c34 0 50 29 50 70 0 59-29 71-48 71-18 0-49-8-65-33 16 3 28-7 28-24 0-14-11-24-23-24-11 0-24 7-24 25 0 39 40 68 85 68 52 0 90-39 90-83 0-34-26-67-69-77z"><text:p/></draw:path><draw:path draw:style-name="gr3" draw:text-style-name="P70" svg:width="0.0685in" svg:height="0.1146in" svg:x="0.9335in" svg:y="0.0343in" svg:viewBox="0 0 175 292" svg:d="M38 143v-11c0-106 53-121 75-121 9 0 27 2 37 17-7 0-23 0-23 18 0 14 10 20 19 20 6 0 20-4 20-20 0-26-20-46-54-46-54 0-112 55-112 148 0 114 49 144 89 144 47 0 86-40 86-96 0-54-37-95-84-95-29 0-44 21-53 42zM89 280c-27 0-40-27-42-32-7-20-7-54-7-62 0-32 13-76 51-76 7 0 27 0 40 27 7 15 7 38 7 57 0 21 0 42-7 58-13 25-33 28-42 28z"><text:p/></draw:path><draw:path draw:style-name="gr3" draw:text-style-name="P70" svg:width="0.0661in" svg:height="0.1106in" svg:x="1.0177in" svg:y="0.0343in" svg:viewBox="0 0 169 282" svg:d="M32 250l46-45c66-59 91-80 91-122 0-49-37-83-90-83-48 0-79 40-79 77 0 23 22 23 22 23 8 0 22-5 22-22 0-11-8-23-22-23-4 0-4 0-5 1 9-27 32-43 57-43 39 0 57 34 57 70 0 33-22 67-45 92l-81 91c-5 5-5 6-5 16h157l12-73h-11c-2 12-4 31-8 37-4 4-32 4-41 4z"><text:p/></draw:path><draw:path draw:style-name="gr3" draw:text-style-name="P70" svg:width="0.0701in" svg:height="0.1146in" svg:x="1.0988in" svg:y="0.0343in" svg:viewBox="0 0 179 292" svg:d="M179 146c0-33-3-67-18-99-19-40-53-47-72-47-24 0-57 11-73 50-14 29-16 63-16 96s2 70 19 102c18 34 49 44 70 44 24 0 55-10 74-50 13-28 16-62 16-96zM89 282c-16 0-42-10-49-52-4-25-4-64-4-88 0-28 0-56 2-78 9-51 41-54 51-54 14 0 42 7 50 49 4 24 4 55 4 83 0 31 0 60-5 86-6 41-30 54-49 54z"><text:p/></draw:path><draw:path draw:style-name="gr3" draw:text-style-name="P70" svg:width="0.0685in" svg:height="0.1146in" svg:x="1.1827in" svg:y="0.0343in" svg:viewBox="0 0 175 292" svg:d="M38 143v-11c0-106 53-121 75-121 9 0 27 2 37 17-7 0-23 0-23 18 0 14 10 20 19 20 6 0 20-4 20-20 0-26-20-46-54-46-54 0-112 55-112 148 0 114 49 144 89 144 47 0 86-40 86-96 0-54-37-95-84-95-29 0-44 21-53 42zM89 280c-27 0-40-27-42-32-7-20-7-54-7-62 0-32 13-76 51-76 7 0 27 0 40 27 7 15 7 38 7 57 0 21 0 42-7 58-13 25-33 28-42 28z"><text:p/></draw:path><draw:path draw:style-name="gr3" draw:text-style-name="P70" svg:width="0.0177in" svg:height="0.0177in" svg:x="1.3094in" svg:y="0.0953in" svg:viewBox="0 0 46 46" svg:d="M46 23c0-12-10-23-23-23-12 0-23 11-23 23 0 13 11 23 23 23 13 0 23-10 23-23z"><text:p/></draw:path><draw:path draw:style-name="gr3" draw:text-style-name="P70" svg:width="0.0547in" svg:height="0.1106in" svg:x="1.3933in" svg:y="0.0343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46in" svg:x="1.4677in" svg:y="0.0343in" svg:viewBox="0 0 179 292" svg:d="M179 146c0-33-3-67-18-99-19-40-53-47-72-47-24 0-57 11-73 50-14 29-16 63-16 96s2 70 19 102c18 34 49 44 70 44 24 0 55-10 74-50 13-28 16-62 16-96zM89 282c-16 0-42-10-49-52-4-25-4-64-4-88 0-28 0-56 2-78 9-51 41-54 51-54 14 0 42 7 50 49 4 24 4 55 4 83 0 31 0 60-5 86-6 41-30 54-49 54z"><text:p/></draw:path><draw:path draw:style-name="gr3" draw:text-style-name="P70" svg:width="0.0783in" svg:height="0.0059in" svg:x="1.5571in" svg:y="0.0453in" svg:viewBox="0 0 200 16" svg:d="M190 16c3 0 10 0 10-9 0-7-6-7-10-7h-178c-5 0-12 0-12 7 0 9 7 9 12 9z"><text:p/></draw:path><draw:path draw:style-name="gr3" draw:text-style-name="P70" svg:width="0.0535in" svg:height="0.0795in" svg:x="1.6543in" svg:y="0in" svg:viewBox="0 0 137 203" svg:d="M108 108c0 74-36 85-54 85-7 0-23 0-31-9 13-2 13-11 13-14 0-8-5-14-13-14-10 0-15 5-15 14 0 20 17 33 46 33 43 0 83-40 83-103 0-74-34-100-67-100-10 0-30 2-48 18-10 10-22 22-22 48 0 37 30 66 65 66 24 0 37-16 43-29zM66 124c-11 0-22-4-30-18-7-11-7-23-7-40s0-29 8-41c7-11 17-17 33-17 14 0 24 10 28 18 9 12 10 33 10 44 0 38-23 54-42 54z"><text:p/></draw:path></draw:g>.</text:p>
      <text:p text:style-name="P15"/>
      <text:p text:style-name="P18">Możemy zauważyć, że wartość wyznacznika jest bardzo mała, co wynika z niewielkich wartości otrzymanych w punkcie a).</text:p>
      <text:p text:style-name="P18"/>
      <text:p text:style-name="P21"/>
      <text:p text:style-name="P21"/>
      <text:p text:style-name="P21"><text:soft-page-break/>c) Macierz odwrotną wyliczono za pomocą funkcji <draw:g text:anchor-type="as-char" svg:y="-0.1173in" draw:z-index="34" draw:style-name="gr1"><svg:title>TexMaths</svg:title><svg:desc>12§display§gsl\_linalg\_LU\_solve§svg§600§FALSE§</svg:desc><draw:polygon draw:style-name="gr2" draw:text-style-name="P69" svg:width="1.4272in" svg:height="0.1335in" svg:x="0.0055in" svg:y="0.0087in" svg:viewBox="0 0 3626 340" draw:points="1813,340 0,340 0,0 3626,0 3626,340"><text:p/></draw:polygon><draw:path draw:style-name="gr3" draw:text-style-name="P70" svg:width="0.076in" svg:height="0.1079in" svg:x="0in" svg:y="0.0429in" svg:viewBox="0 0 194 275" svg:d="M193 28c1-3 1-5 1-8 0-8-4-12-12-12-4 0-15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70" svg:width="0.061in" svg:height="0.0756in" svg:x="0.0913in" svg:y="0.0429in" svg:viewBox="0 0 156 193" svg:d="M144 29c-12 0-20 10-20 19 0 6 3 12 13 12 9 0 19-7 19-24 0-19-18-36-50-36-56 0-72 43-72 61 0 34 31 41 44 43 22 4 44 9 44 33 0 10-9 46-61 46-6 0-39 0-49-21 17 1 28-11 28-25 0-9-8-14-16-14-12 0-24 10-24 29 0 24 24 41 60 41 70 0 86-51 86-70 0-16-8-27-14-33-11-10-23-13-42-16-16-4-31-8-31-27 0-11 9-37 47-37 10 0 31 2 38 19z"><text:p/></draw:path><draw:path draw:style-name="gr3" draw:text-style-name="P70" svg:width="0.0354in" svg:height="0.1177in" svg:x="0.1677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olygon draw:style-name="gr3" draw:text-style-name="P70" svg:width="0.0496in" svg:height="0.0067in" svg:x="0.2228in" svg:y="0.1091in" svg:viewBox="0 0 127 18" draw:points="64,18 0,18 0,0 127,0 127,18"><text:p/></draw:polygon><draw:path draw:style-name="gr3" draw:text-style-name="P70" svg:width="0.0354in" svg:height="0.1177in" svg:x="0.2803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441in" svg:height="0.1122in" svg:x="0.3307in" svg:y="0.0051in" svg:viewBox="0 0 113 286" svg:d="M108 16c0-9-5-16-14-16-12 0-24 11-24 22 0 9 6 15 16 15s22-9 22-21zM76 176c6-13 6-14 9-25 4-9 6-15 6-23 0-19-13-34-36-34-38 0-55 60-55 64 0 5 4 5 5 5 5 0 5-1 7-7 11-41 29-54 43-54 4 0 10 0 10 14 0 9-3 18-5 21-2 12-22 62-29 80-5 11-9 25-9 34 0 20 14 35 34 35 41 0 57-62 57-65 0-5-5-5-5-5-5 0-5 1-7 8-7 27-22 53-43 53-8 0-11-5-11-14 0-11 3-17 13-42z"><text:p/></draw:path><draw:path draw:style-name="gr3" draw:text-style-name="P70" svg:width="0.0898in" svg:height="0.0756in" svg:x="0.3878in" svg:y="0.0429in" svg:viewBox="0 0 229 193" svg:d="M25 163c-1 7-3 17-3 18 0 8 4 12 12 12 4 0 12-4 15-12 1 0 6-21 9-32l8-38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3" draw:text-style-name="P70" svg:width="0.076in" svg:height="0.0756in" svg:x="0.489in" svg:y="0.0429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" draw:text-style-name="P70" svg:width="0.0354in" svg:height="0.1177in" svg:x="0.5772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76in" svg:height="0.1079in" svg:x="0.6256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olygon draw:style-name="gr3" draw:text-style-name="P70" svg:width="0.0496in" svg:height="0.0067in" svg:x="0.7185in" svg:y="0.1091in" svg:viewBox="0 0 127 18" draw:points="64,18 0,18 0,0 127,0 127,18"><text:p/></draw:polygon><draw:path draw:style-name="gr3" draw:text-style-name="P70" svg:width="0.1004in" svg:height="0.1142in" svg:x="0.7744in" svg:y="0.002in" svg:viewBox="0 0 256 291" svg:d="M142 33c4-15 4-20 44-20 13 0 17 0 17-8 0-5-5-5-7-5-14 0-50 1-63 1-12 0-44-1-56-1-3 0-7 0-7 8 0 5 3 5 10 5 2 0 9 0 17 1 7 0 11 2 11 8 0 0 0 2-1 7l-57 229c-4 16-4 19-38 19-8 0-12 0-12 9 0 5 4 5 12 5h196c10 0 10 0 13-8l33-91c2-5 2-6 2-6 0-3-2-5-5-5-4 0-4 2-7 9-15 39-34 87-107 87h-40c-6 0-7 0-8 0-5 0-6-1-6-3 0-3 0-4 1-11z"><text:p/></draw:path><draw:path draw:style-name="gr3" draw:text-style-name="P70" svg:width="0.115in" svg:height="0.1177in" svg:x="0.8925in" svg:y="0.002in" svg:viewBox="0 0 293 300" svg:d="M240 45c5-18 12-31 46-32 2 0 7-1 7-8 0-1 0-5-5-5-14 0-29 1-43 1-15 0-31-1-45-1-2 0-7 0-7 8 0 5 4 5 7 5 24 0 29 9 29 18 0 2-1 9-1 10l-38 152c-15 57-63 94-106 94-29 0-52-18-52-56 0-1 0-14 5-33l42-165c4-16 5-20 35-20 11 0 14 0 14-8 0-5-4-5-6-5-12 0-42 1-54 1s-42-1-54-1c-3 0-8 0-8 8 0 5 4 5 12 5 0 0 8 0 16 1 7 0 12 2 12 8 0 1-5 19-8 29l-9 38c-4 16-24 97-27 105-2 12-2 17-2 24 0 52 38 82 83 82 54 0 107-48 120-103z"><text:p/></draw:path><draw:polygon draw:style-name="gr3" draw:text-style-name="P70" svg:width="0.0496in" svg:height="0.0067in" svg:x="1.0228in" svg:y="0.1091in" svg:viewBox="0 0 127 18" draw:points="64,18 0,18 0,0 127,0 127,18"><text:p/></draw:polygon><draw:path draw:style-name="gr3" draw:text-style-name="P70" svg:width="0.061in" svg:height="0.0756in" svg:x="1.0811in" svg:y="0.0429in" svg:viewBox="0 0 156 193" svg:d="M144 29c-12 0-20 10-20 19 0 6 3 12 13 12 9 0 19-7 19-24 0-19-18-36-50-36-56 0-72 43-72 61 0 34 31 41 44 43 22 4 44 9 44 33 0 10-9 46-61 46-6 0-39 0-49-21 17 1 28-11 28-25 0-9-8-14-16-14-12 0-24 10-24 29 0 24 24 41 60 41 70 0 86-51 86-70 0-16-8-27-14-33-11-10-23-13-42-16-16-4-31-8-31-27 0-11 9-37 47-37 10 0 31 2 38 19z"><text:p/></draw:path><draw:path draw:style-name="gr3" draw:text-style-name="P70" svg:width="0.0709in" svg:height="0.0756in" svg:x="1.1571in" svg:y="0.0429in" svg:viewBox="0 0 181 193" svg:d="M181 72c0-44-30-72-68-72-57 0-113 60-113 121 0 42 29 72 68 72 56 0 113-59 113-121zM68 183c-18 0-37-12-37-46 0-20 11-67 24-89 22-32 47-38 58-38 25 0 38 20 38 45 0 17-9 62-25 90-14 24-38 38-58 38z"><text:p/></draw:path><draw:path draw:style-name="gr3" draw:text-style-name="P70" svg:width="0.0354in" svg:height="0.1177in" svg:x="1.2382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70" svg:width="0.0728in" svg:height="0.0756in" svg:x="1.2882in" svg:y="0.0429in" svg:viewBox="0 0 186 193" svg:d="M186 30c0-23-11-30-19-30-11 0-21 11-21 20 0 7 3 9 8 13 8 8 14 20 14 36 0 17-26 114-76 114-21 0-31-14-31-36 0-24 12-55 24-92 4-6 6-12 6-20 0-19-14-35-36-35-38 0-55 61-55 65 0 5 4 5 5 5 5 0 5 0 7-9 12-42 30-51 43-51 4 0 10 0 10 13 0 11-4 23-6 30-19 49-25 69-25 87 0 46 37 53 57 53 71 0 95-141 95-163z"><text:p/></draw:path><draw:path draw:style-name="gr3" draw:text-style-name="P70" svg:width="0.0638in" svg:height="0.0756in" svg:x="1.3776in" svg:y="0.0429in" svg:viewBox="0 0 163 193" svg:d="M60 89c12 0 43 0 65-9 30-12 31-38 31-44 0-19-16-36-44-36-47 0-112 41-112 116 0 43 25 77 66 77 61 0 97-46 97-51 0-2-2-5-6-5-1 0-2 0-5 5-33 41-79 41-85 41-32 0-36-36-36-49 0-5 0-18 6-45zM41 80c15-64 59-70 71-70 20 0 31 12 31 26 0 44-69 44-85 44z"><text:p/></draw:path></draw:g>:</text:p>
      <text:p text:style-name="P18"/>
      <text:p text:style-name="P18"/>
      <text:p text:style-name="P29"><text:span text:style-name="T7"><draw:g text:anchor-type="as-char" svg:y="-0.4398in" draw:z-index="35" draw:style-name="gr1"><svg:title>TexMaths</svg:title><svg:desc>12§display§\begin{bmatrix} 200  &amp; -1200 &amp; 2100 &amp; -1120\\ -1200 &amp; 8100  &amp; -15120 &amp; 8400\\ 2100 &amp; -15120 &amp; 29400 &amp; -16800 \\  -1120 &amp; 8400 &amp; -16800 &amp; 9800 \end{bmatrix}


§svg§600§FALSE§</svg:desc><draw:polygon draw:style-name="gr2" draw:text-style-name="P69" svg:width="2.7433in" svg:height="0.7799in" svg:x="0in" svg:y="0.0079in" svg:viewBox="0 0 6969 1982" draw:points="3484,1982 0,1982 0,0 6969,0 6969,1982"><text:p/></draw:polygon><draw:polygon draw:style-name="gr3" draw:text-style-name="P70" svg:width="0.0555in" svg:height="0.2984in" svg:x="0.0457in" svg:y="0in" svg:viewBox="0 0 142 759" draw:points="0,759 30,759 30,29 142,29 142,0 0,0"><text:p/></draw:polygon><draw:polygon draw:style-name="gr3" draw:text-style-name="P70" svg:width="0.0114in" svg:height="0.0996in" svg:x="0.0457in" svg:y="0.298in" svg:viewBox="0 0 30 254" draw:points="0,254 30,254 30,0 0,0"><text:p/></draw:polygon><draw:polygon draw:style-name="gr3" draw:text-style-name="P70" svg:width="0.0114in" svg:height="0.0996in" svg:x="0.0457in" svg:y="0.398in" svg:viewBox="0 0 30 254" draw:points="0,254 30,254 30,0 0,0"><text:p/></draw:polygon><draw:polygon draw:style-name="gr3" draw:text-style-name="P70" svg:width="0.0555in" svg:height="0.2984in" svg:x="0.0457in" svg:y="0.498in" svg:viewBox="0 0 142 759" draw:points="0,759 142,759 142,731 30,731 30,0 0,0"><text:p/></draw:polygon><draw:path draw:style-name="gr3" draw:text-style-name="P70" svg:width="0.0661in" svg:height="0.1106in" svg:x="0.2169in" svg:y="0.028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0.2976in" svg:y="0.028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701in" svg:height="0.1138in" svg:x="0.3807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1012in" svg:height="0.0067in" svg:x="0.7854in" svg:y="0.0945in" svg:viewBox="0 0 258 18" svg:d="M244 18c7 0 14 0 14-10 0-8-7-8-14-8h-230c-7 0-14 0-14 8 0 10 7 10 14 10z"><text:p/></draw:path><draw:path draw:style-name="gr3" draw:text-style-name="P70" svg:width="0.0547in" svg:height="0.1106in" svg:x="0.9154in" svg:y="0.0283in" svg:viewBox="0 0 140 282" svg:d="M88 11c0-10 0-11-11-11-27 26-64 26-77 26v15c8 0 34 0 55-12v219c0 16 0 21-38 21h-15v13c15-1 53-1 69-1 18 0 54 0 69 1v-13h-13c-38 0-39-5-39-21z"><text:p/></draw:path><draw:path draw:style-name="gr3" draw:text-style-name="P70" svg:width="0.0661in" svg:height="0.1106in" svg:x="0.9917in" svg:y="0.028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1.0732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1.1559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661in" svg:height="0.1106in" svg:x="1.5547in" svg:y="0.028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547in" svg:height="0.1106in" svg:x="1.6441in" svg:y="0.0283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1.7185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1.802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1012in" svg:height="0.0067in" svg:x="2.2063in" svg:y="0.0945in" svg:viewBox="0 0 258 18" svg:d="M244 18c7 0 14 0 14-10 0-8-7-8-14-8h-230c-7 0-14 0-14 8 0 10 7 10 14 10z"><text:p/></draw:path><draw:path draw:style-name="gr3" draw:text-style-name="P70" svg:width="0.0547in" svg:height="0.1106in" svg:x="2.3362in" svg:y="0.0283in" svg:viewBox="0 0 140 282" svg:d="M88 11c0-10 0-11-11-11-27 26-64 26-77 26v15c8 0 34 0 55-12v219c0 16 0 21-38 21h-15v13c15-1 53-1 69-1 18 0 54 0 69 1v-13h-13c-38 0-39-5-39-21z"><text:p/></draw:path><draw:path draw:style-name="gr3" draw:text-style-name="P70" svg:width="0.0547in" svg:height="0.1106in" svg:x="2.4193in" svg:y="0.0283in" svg:viewBox="0 0 140 282" svg:d="M88 11c0-10 0-11-10-11-28 26-65 26-78 26v15c8 0 34 0 55-12v219c0 16 0 21-38 21h-15v13c15-1 53-1 69-1 18 0 54 0 69 1v-13h-13c-38 0-39-5-39-21z"><text:p/></draw:path><draw:path draw:style-name="gr3" draw:text-style-name="P70" svg:width="0.0661in" svg:height="0.1106in" svg:x="2.4953in" svg:y="0.028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2.5768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1012in" svg:height="0.0067in" svg:x="0.1161in" svg:y="0.2933in" svg:viewBox="0 0 258 18" svg:d="M244 18c7 0 14 0 14-10 0-8-7-8-14-8h-230c-7 0-14 0-14 8 0 10 7 10 14 10z"><text:p/></draw:path><draw:path draw:style-name="gr3" draw:text-style-name="P70" svg:width="0.0547in" svg:height="0.1106in" svg:x="0.2469in" svg:y="0.228in" svg:viewBox="0 0 140 282" svg:d="M88 11c0-10 0-11-10-11-28 26-65 26-78 26v15c8 0 34 0 55-12v219c0 16 0 21-38 21h-15v13c15-1 53-1 69-1 18 0 54 0 69 1v-13h-13c-38 0-39-5-39-21z"><text:p/></draw:path><draw:path draw:style-name="gr3" draw:text-style-name="P70" svg:width="0.0661in" svg:height="0.1106in" svg:x="0.3228in" svg:y="0.2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0.4039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0.487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685in" svg:height="0.1138in" svg:x="0.8429in" svg:y="0.22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547in" svg:height="0.1106in" svg:x="0.9339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1.0083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1.0917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1012in" svg:height="0.0067in" svg:x="1.4539in" svg:y="0.2933in" svg:viewBox="0 0 258 18" svg:d="M244 18c7 0 14 0 14-10 0-8-7-8-14-8h-230c-7 0-14 0-14 8 0 10 7 10 14 10z"><text:p/></draw:path><draw:path draw:style-name="gr3" draw:text-style-name="P70" svg:width="0.0547in" svg:height="0.1106in" svg:x="1.5843in" svg:y="0.228in" svg:viewBox="0 0 140 282" svg:d="M88 11c0-10 0-11-10-11-28 26-65 26-78 26v15c8 0 34 0 55-12v219c0 16 0 21-38 21h-15v13c15-1 53-1 69-1 18 0 54 0 69 1v-13h-13c-38 0-39-5-39-21z"><text:p/></draw:path><draw:path draw:style-name="gr3" draw:text-style-name="P70" svg:width="0.0661in" svg:height="0.1138in" svg:x="1.6606in" svg:y="0.228in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70" svg:width="0.0547in" svg:height="0.1106in" svg:x="1.7504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661in" svg:height="0.1106in" svg:x="1.8268in" svg:y="0.2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1.9075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685in" svg:height="0.1138in" svg:x="2.2634in" svg:y="0.22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4 7 33 19 33 46 0 31-33 54-66 54-37 0-67-27-67-62 0-25 13-52 49-72z"><text:p/></draw:path><draw:path draw:style-name="gr3" draw:text-style-name="P70" svg:width="0.0736in" svg:height="0.1122in" svg:x="2.3441in" svg:y="0.2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701in" svg:height="0.1138in" svg:x="2.4291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2.512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661in" svg:height="0.1106in" svg:x="0.1752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547in" svg:height="0.1106in" svg:x="0.2646in" svg:y="0.4272in" svg:viewBox="0 0 140 282" svg:d="M88 11c0-10 0-11-10-11-28 26-65 26-78 26v15c8 0 34 0 55-12v219c0 16 0 21-38 21h-15v13c15-1 53-1 69-1 18 0 54 0 69 1v-13h-13c-38 0-39-5-39-21z"><text:p/></draw:path><draw:path draw:style-name="gr3" draw:text-style-name="P70" svg:width="0.0701in" svg:height="0.1138in" svg:x="0.3394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701in" svg:height="0.1138in" svg:x="0.4224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1012in" svg:height="0.0067in" svg:x="0.7437in" svg:y="0.4925in" svg:viewBox="0 0 258 18" svg:d="M244 18c7 0 14 0 14-10 0-8-7-8-14-8h-230c-7 0-14 0-14 8 0 10 7 10 14 10z"><text:p/></draw:path><draw:path draw:style-name="gr3" draw:text-style-name="P70" svg:width="0.0547in" svg:height="0.1106in" svg:x="0.8736in" svg:y="0.4272in" svg:viewBox="0 0 140 282" svg:d="M88 11c0-10 0-11-11-11-27 26-64 26-77 26v15c8 0 34 0 55-12v219c0 16 0 21-38 21h-15v13c15-1 53-1 69-1 18 0 54 0 69 1v-13h-13c-38 0-39-5-39-21z"><text:p/></draw:path><draw:path draw:style-name="gr3" draw:text-style-name="P70" svg:width="0.0661in" svg:height="0.1138in" svg:x="0.9504in" svg:y="0.4272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70" svg:width="0.0547in" svg:height="0.1106in" svg:x="1.0402in" svg:y="0.4272in" svg:viewBox="0 0 140 282" svg:d="M88 11c0-10 0-11-11-11-27 26-64 26-77 26v15c8 0 34 0 55-12v219c0 16 0 21-38 21h-15v13c15-1 53-1 69-1 18 0 54 0 69 1v-13h-13c-38 0-39-5-39-21z"><text:p/></draw:path><draw:path draw:style-name="gr3" draw:text-style-name="P70" svg:width="0.0661in" svg:height="0.1106in" svg:x="1.1161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1.1972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661in" svg:height="0.1106in" svg:x="1.513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685in" svg:height="0.1138in" svg:x="1.5949in" svg:y="0.4272in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70" svg:width="0.0736in" svg:height="0.1122in" svg:x="1.6752in" svg:y="0.4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701in" svg:height="0.1138in" svg:x="1.7602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701in" svg:height="0.1138in" svg:x="1.8433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1012in" svg:height="0.0067in" svg:x="2.1646in" svg:y="0.4925in" svg:viewBox="0 0 258 18" svg:d="M244 18c7 0 14 0 14-10 0-8-7-8-14-8h-230c-7 0-14 0-14 8 0 10 7 10 14 10z"><text:p/></draw:path><draw:path draw:style-name="gr3" draw:text-style-name="P70" svg:width="0.0547in" svg:height="0.1106in" svg:x="2.2945in" svg:y="0.4272in" svg:viewBox="0 0 140 282" svg:d="M88 11c0-10 0-11-10-11-28 26-65 26-78 26v15c8 0 34 0 55-12v219c0 16 0 21-38 21h-15v13c15-1 53-1 69-1 18 0 54 0 69 1v-13h-13c-38 0-39-5-39-21z"><text:p/></draw:path><draw:path draw:style-name="gr3" draw:text-style-name="P70" svg:width="0.0685in" svg:height="0.1138in" svg:x="2.3697in" svg:y="0.4272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2.4528in" svg:y="0.4272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701in" svg:height="0.1138in" svg:x="2.535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2.6185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1012in" svg:height="0.0067in" svg:x="0.1161in" svg:y="0.6921in" svg:viewBox="0 0 258 18" svg:d="M244 18c7 0 14 0 14-10 0-8-7-8-14-8h-230c-7 0-14 0-14 8 0 10 7 10 14 10z"><text:p/></draw:path><draw:path draw:style-name="gr3" draw:text-style-name="P70" svg:width="0.0547in" svg:height="0.1106in" svg:x="0.2469in" svg:y="0.6264in" svg:viewBox="0 0 140 282" svg:d="M88 11c0-10 0-11-10-11-28 26-65 26-78 26v15c8 0 34 0 55-12v219c0 16 0 21-38 21h-15v13c15-1 53-1 69-1 18 0 54 0 69 1v-13h-13c-38 0-39-5-39-21z"><text:p/></draw:path><draw:path draw:style-name="gr3" draw:text-style-name="P70" svg:width="0.0547in" svg:height="0.1106in" svg:x="0.3295in" svg:y="0.6264in" svg:viewBox="0 0 140 282" svg:d="M88 11c0-10 0-11-10-11-28 26-65 26-78 26v15c8 0 34 0 55-12v219c0 16 0 21-38 21h-15v13c15-1 53-1 69-1 18 0 54 0 69 1v-13h-13c-38 0-39-5-39-21z"><text:p/></draw:path><draw:path draw:style-name="gr3" draw:text-style-name="P70" svg:width="0.0661in" svg:height="0.1106in" svg:x="0.4059in" svg:y="0.626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701in" svg:height="0.1138in" svg:x="0.487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685in" svg:height="0.1138in" svg:x="0.8429in" svg:y="0.6264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736in" svg:height="0.1122in" svg:x="0.9232in" svg:y="0.6248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701in" svg:height="0.1138in" svg:x="1.0083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1.0917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1012in" svg:height="0.0067in" svg:x="1.4539in" svg:y="0.6921in" svg:viewBox="0 0 258 18" svg:d="M244 18c7 0 14 0 14-10 0-8-7-8-14-8h-230c-7 0-14 0-14 8 0 10 7 10 14 10z"><text:p/></draw:path><draw:path draw:style-name="gr3" draw:text-style-name="P70" svg:width="0.0547in" svg:height="0.1106in" svg:x="1.5843in" svg:y="0.6264in" svg:viewBox="0 0 140 282" svg:d="M88 11c0-10 0-11-10-11-28 26-65 26-78 26v15c8 0 34 0 55-12v219c0 16 0 21-38 21h-15v13c15-1 53-1 69-1 18 0 54 0 69 1v-13h-13c-38 0-39-5-39-21z"><text:p/></draw:path><draw:path draw:style-name="gr3" draw:text-style-name="P70" svg:width="0.0685in" svg:height="0.1138in" svg:x="1.6594in" svg:y="0.6264in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70" svg:width="0.0685in" svg:height="0.1138in" svg:x="1.7421in" svg:y="0.6264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701in" svg:height="0.1138in" svg:x="1.8248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1.9075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685in" svg:height="0.1138in" svg:x="2.2634in" svg:y="0.6264in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70" svg:width="0.0685in" svg:height="0.1138in" svg:x="2.3465in" svg:y="0.6264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701in" svg:height="0.1138in" svg:x="2.4291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2.5126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olygon draw:style-name="gr3" draw:text-style-name="P70" svg:width="0.0555in" svg:height="0.2984in" svg:x="2.6957in" svg:y="0in" svg:viewBox="0 0 142 759" draw:points="113,759 142,759 142,0 0,0 0,29 113,29"><text:p/></draw:polygon><draw:polygon draw:style-name="gr3" draw:text-style-name="P70" svg:width="0.0114in" svg:height="0.0996in" svg:x="2.7398in" svg:y="0.298in" svg:viewBox="0 0 30 254" draw:points="0,254 30,254 30,0 0,0"><text:p/></draw:polygon><draw:polygon draw:style-name="gr3" draw:text-style-name="P70" svg:width="0.0114in" svg:height="0.0996in" svg:x="2.7398in" svg:y="0.398in" svg:viewBox="0 0 30 254" draw:points="0,254 30,254 30,0 0,0"><text:p/></draw:polygon><draw:polygon draw:style-name="gr3" draw:text-style-name="P70" svg:width="0.0555in" svg:height="0.2984in" svg:x="2.6957in" svg:y="0.498in" svg:viewBox="0 0 142 759" draw:points="113,731 0,731 0,759 142,759 142,0 113,0"><text:p/></draw:polygon></draw:g></text:span><text:span text:style-name="T7">.</text:span></text:p>
      <text:p text:style-name="P56"/>
      <text:p text:style-name="P32"><text:span text:style-name="T7">d) Iloczyn </text:span><text:span text:style-name="T7"><draw:g text:anchor-type="as-char" svg:y="-0.1508in" draw:z-index="36" draw:style-name="gr1"><svg:title>TexMaths</svg:title><svg:desc>12§display§\textbf{AA}^{-1}§svg§600§FALSE§</svg:desc><draw:polygon draw:style-name="gr2" draw:text-style-name="P69" svg:width="0.4311in" svg:height="0.1339in" svg:x="0.0016in" svg:y="0.0087in" svg:viewBox="0 0 1096 341" draw:points="547,341 0,341 0,0 1096,0 1096,341"><text:p/></draw:polygon><draw:path draw:style-name="gr3" draw:text-style-name="P70" svg:width="0.1303in" svg:height="0.1165in" svg:x="0in" svg:y="0.0335in" svg:viewBox="0 0 332 297" svg:d="M184 11c-5-11-10-11-18-11-11 0-14 4-16 11l-104 255c-4 6-5 10-38 10h-8v21c17-2 36-3 50-3 16 0 39 0 56 3v-21c-2 0-39 0-39-5l3-5 20-51h114l25 61h-39v21c15-3 56-3 73-3 18 0 55 0 69 3v-21h-40zM146 76l50 118h-98z"><text:p/></draw:path><draw:path draw:style-name="gr3" draw:text-style-name="P70" svg:width="0.1303in" svg:height="0.1165in" svg:x="0.1445in" svg:y="0.0335in" svg:viewBox="0 0 332 297" svg:d="M184 11c-5-11-10-11-18-11-11 0-14 4-16 11l-104 255c-4 6-5 10-38 10h-8v21c17-2 36-3 50-3 16 0 39 0 56 3v-21c-2 0-39 0-39-5l3-5 20-51h114l25 61h-39v21c15-3 56-3 73-3 18 0 55 0 69 3v-21h-40zM146 76l50 118h-98z"><text:p/></draw:path><draw:path draw:style-name="gr3" draw:text-style-name="P70" svg:width="0.0783in" svg:height="0.0059in" svg:x="0.2945in" svg:y="0.0453in" svg:viewBox="0 0 200 16" svg:d="M190 16c3 0 10 0 10-9 0-7-6-7-10-7h-178c-5 0-12 0-12 7 0 9 7 9 12 9z"><text:p/></draw:path><draw:path draw:style-name="gr3" draw:text-style-name="P70" svg:width="0.0421in" svg:height="0.0776in" svg:x="0.3988in" svg:y="0in" svg:viewBox="0 0 108 198" svg:d="M67 8c0-8-1-8-8-8-19 18-47 19-59 19v11c7 0 26 0 43-8v152c0 9 0 13-30 13h-11v11c5 0 42-1 53-1 10 0 47 1 53 1v-11h-11c-30 0-30-4-30-13z"><text:p/></draw:path></draw:g></text:span><text:span text:style-name="T7">:</text:span></text:p>
      <text:p text:style-name="P21"/>
      <text:p text:style-name="P33"><text:span text:style-name="T7"><draw:g text:anchor-type="as-char" svg:y="-0.4398in" draw:z-index="37" draw:style-name="gr1"><svg:title>TexMaths</svg:title><svg:desc>12§display§\begin{bmatrix} 1  &amp;   -2.27374 \cdot 10^{-13}   &amp; 0  &amp; 0\\ -2.84217 \cdot 10^{-14}  &amp; 1  &amp;  4.54747 \cdot 10^{-13} &amp; 0\\ 0 &amp; -2.27374 \cdot 10^{-13}&amp; 1 &amp; 0 \\  0 &amp; 0 &amp; 0 &amp; 1 \end{bmatrix}


§svg§600§FALSE§</svg:desc><draw:polygon draw:style-name="gr2" draw:text-style-name="P69" svg:width="4.2142in" svg:height="0.7799in" svg:x="0in" svg:y="0.0079in" svg:viewBox="0 0 10705 1982" draw:points="5353,1982 0,1982 0,0 10705,0 10705,1982"><text:p/></draw:polygon><draw:polygon draw:style-name="gr3" draw:text-style-name="P70" svg:width="0.0555in" svg:height="0.2984in" svg:x="0.0457in" svg:y="0in" svg:viewBox="0 0 142 759" draw:points="0,759 30,759 30,29 142,29 142,0 0,0"><text:p/></draw:polygon><draw:polygon draw:style-name="gr3" draw:text-style-name="P70" svg:width="0.0114in" svg:height="0.0996in" svg:x="0.0457in" svg:y="0.298in" svg:viewBox="0 0 30 254" draw:points="0,254 30,254 30,0 0,0"><text:p/></draw:polygon><draw:polygon draw:style-name="gr3" draw:text-style-name="P70" svg:width="0.0114in" svg:height="0.0996in" svg:x="0.0457in" svg:y="0.398in" svg:viewBox="0 0 30 254" draw:points="0,254 30,254 30,0 0,0"><text:p/></draw:polygon><draw:polygon draw:style-name="gr3" draw:text-style-name="P70" svg:width="0.0555in" svg:height="0.2984in" svg:x="0.0457in" svg:y="0.498in" svg:viewBox="0 0 142 759" draw:points="0,759 142,759 142,731 30,731 30,0 0,0"><text:p/></draw:polygon><draw:path draw:style-name="gr3" draw:text-style-name="P70" svg:width="0.0547in" svg:height="0.1106in" svg:x="0.6776in" svg:y="0.0283in" svg:viewBox="0 0 140 282" svg:d="M88 11c0-10 0-11-11-11-27 26-64 26-77 26v15c8 0 34 0 55-12v219c0 16 0 21-38 21h-15v13c15-1 53-1 69-1 18 0 54 0 69 1v-13h-13c-38 0-39-5-39-21z"><text:p/></draw:path><draw:path draw:style-name="gr3" draw:text-style-name="P70" svg:width="0.1012in" svg:height="0.0067in" svg:x="1.4866in" svg:y="0.0945in" svg:viewBox="0 0 258 18" svg:d="M244 18c7 0 14 0 14-10 0-8-7-8-14-8h-230c-7 0-14 0-14 8 0 10 7 10 14 10z"><text:p/></draw:path><draw:path draw:style-name="gr3" draw:text-style-name="P70" svg:width="0.0661in" svg:height="0.1106in" svg:x="1.6098in" svg:y="0.028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177in" svg:height="0.0177in" svg:x="1.6984in" svg:y="0.1217in" svg:viewBox="0 0 46 46" svg:d="M46 23c0-12-10-23-23-23-12 0-23 11-23 23 0 13 11 23 23 23 13 0 23-10 23-23z"><text:p/></draw:path><draw:path draw:style-name="gr3" draw:text-style-name="P70" svg:width="0.0661in" svg:height="0.1106in" svg:x="1.7394in" svg:y="0.0283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70" svg:width="0.0709in" svg:height="0.1157in" svg:x="1.8232in" svg:y="0.0276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70" svg:width="0.0685in" svg:height="0.1138in" svg:x="1.9039in" svg:y="0.0283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709in" svg:height="0.1157in" svg:x="1.989in" svg:y="0.0276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0" svg:width="0.0736in" svg:height="0.1122in" svg:x="2.0677in" svg:y="0.027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177in" svg:height="0.0177in" svg:x="2.1972in" svg:y="0.089in" svg:viewBox="0 0 46 46" svg:d="M46 23c0-12-10-23-23-23-12 0-23 11-23 23 0 13 11 23 23 23 13 0 23-10 23-23z"><text:p/></draw:path><draw:path draw:style-name="gr3" draw:text-style-name="P70" svg:width="0.0547in" svg:height="0.1106in" svg:x="2.2807in" svg:y="0.0283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2.3555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83in" svg:height="0.0059in" svg:x="2.4445in" svg:y="0.0472in" svg:viewBox="0 0 200 16" svg:d="M190 16c3 0 10 0 10-9 0-7-6-7-10-7h-178c-5 0-12 0-12 7 0 9 7 9 12 9z"><text:p/></draw:path><draw:path draw:style-name="gr3" draw:text-style-name="P70" svg:width="0.0421in" svg:height="0.0772in" svg:x="2.5484in" svg:y="0.0016in" svg:viewBox="0 0 108 197" svg:d="M67 8c0-8-1-8-8-8-19 18-47 19-59 19v11c7 0 26 0 43-8v151c0 9 0 13-30 13h-11v11c5 0 42-1 53-1 10 0 47 1 53 1v-11h-11c-30 0-30-4-30-13z"><text:p/></draw:path><draw:path draw:style-name="gr3" draw:text-style-name="P70" svg:width="0.0535in" svg:height="0.0795in" svg:x="2.6083in" svg:y="0.0016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3" draw:text-style-name="P70" svg:width="0.0701in" svg:height="0.1138in" svg:x="3.3453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701in" svg:height="0.1138in" svg:x="4.0898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1012in" svg:height="0.0067in" svg:x="0.1161in" svg:y="0.2933in" svg:viewBox="0 0 258 18" svg:d="M244 18c7 0 14 0 14-10 0-8-7-8-14-8h-230c-7 0-14 0-14 8 0 10 7 10 14 10z"><text:p/></draw:path><draw:path draw:style-name="gr3" draw:text-style-name="P70" svg:width="0.0661in" svg:height="0.1106in" svg:x="0.2402in" svg:y="0.2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177in" svg:height="0.0177in" svg:x="0.3287in" svg:y="0.3209in" svg:viewBox="0 0 46 46" svg:d="M46 23c0-12-10-23-23-23-12 0-23 11-23 23 0 13 11 23 23 23 13 0 23-10 23-23z"><text:p/></draw:path><draw:path draw:style-name="gr3" draw:text-style-name="P70" svg:width="0.0685in" svg:height="0.1138in" svg:x="0.3677in" svg:y="0.22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70" svg:width="0.0736in" svg:height="0.1122in" svg:x="0.4484in" svg:y="0.2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661in" svg:height="0.1106in" svg:x="0.5354in" svg:y="0.2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547in" svg:height="0.1106in" svg:x="0.6248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709in" svg:height="0.1157in" svg:x="0.702in" svg:y="0.2264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0" svg:width="0.0177in" svg:height="0.0177in" svg:x="0.8268in" svg:y="0.2882in" svg:viewBox="0 0 46 46" svg:d="M46 23c0-12-10-23-23-23-12 0-23 11-23 23 0 13 11 23 23 23 13 0 23-10 23-23z"><text:p/></draw:path><draw:path draw:style-name="gr3" draw:text-style-name="P70" svg:width="0.0547in" svg:height="0.1106in" svg:x="0.9106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0.9854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83in" svg:height="0.0059in" svg:x="1.0744in" svg:y="0.2461in" svg:viewBox="0 0 200 16" svg:d="M190 16c3 0 10 0 10-9 0-7-6-7-10-7h-178c-5 0-12 0-12 7 0 9 7 9 12 9z"><text:p/></draw:path><draw:path draw:style-name="gr3" draw:text-style-name="P70" svg:width="0.0421in" svg:height="0.0772in" svg:x="1.1783in" svg:y="0.2016in" svg:viewBox="0 0 108 197" svg:d="M67 8c0-8-1-8-8-8-19 18-47 19-59 19v11c7 0 26 0 43-8v151c0 9 0 13-30 13h-11v11c5 0 42-1 53-1 10 0 47 1 53 1v-11h-11c-30 0-30-4-30-13z"><text:p/></draw:path><draw:path draw:style-name="gr3" draw:text-style-name="P70" svg:width="0.0571in" svg:height="0.078in" svg:x="1.2366in" svg:y="0.2in" svg:viewBox="0 0 146 199" svg:d="M146 151v-11h-33v-132c0-6 0-8-6-8-4 0-5 0-9 4l-98 136v11h88v24c0 10 0 15-24 15h-9v9c15 0 34 0 45 0 10 0 30 0 45 0v-9h-8c-24 0-24-5-24-15v-24zM89 31v109h-78z"><text:p/></draw:path><draw:path draw:style-name="gr3" draw:text-style-name="P70" svg:width="0.0547in" svg:height="0.1106in" svg:x="2.0476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736in" svg:height="0.1122in" svg:x="2.8472in" svg:y="0.2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177in" svg:height="0.0177in" svg:x="2.9398in" svg:y="0.3209in" svg:viewBox="0 0 46 46" svg:d="M46 23c0-12-10-23-23-23-12 0-23 11-23 23 0 13 11 23 23 23 13 0 23-10 23-23z"><text:p/></draw:path><draw:path draw:style-name="gr3" draw:text-style-name="P70" svg:width="0.0661in" svg:height="0.1138in" svg:x="2.9799in" svg:y="0.228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70" svg:width="0.0736in" svg:height="0.1122in" svg:x="3.0594in" svg:y="0.2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709in" svg:height="0.1157in" svg:x="3.1469in" svg:y="0.2264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0" svg:width="0.0736in" svg:height="0.1122in" svg:x="3.2256in" svg:y="0.2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709in" svg:height="0.1157in" svg:x="3.313in" svg:y="0.2264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0" svg:width="0.0177in" svg:height="0.0177in" svg:x="3.4378in" svg:y="0.2882in" svg:viewBox="0 0 46 46" svg:d="M46 23c0-12-10-23-23-23-12 0-23 11-23 23 0 13 11 23 23 23 13 0 23-10 23-23z"><text:p/></draw:path><draw:path draw:style-name="gr3" draw:text-style-name="P70" svg:width="0.0547in" svg:height="0.1106in" svg:x="3.5213in" svg:y="0.228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3.5965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83in" svg:height="0.0059in" svg:x="3.6854in" svg:y="0.2461in" svg:viewBox="0 0 200 16" svg:d="M190 16c3 0 10 0 10-9 0-7-6-7-10-7h-178c-5 0-12 0-12 7 0 9 7 9 12 9z"><text:p/></draw:path><draw:path draw:style-name="gr3" draw:text-style-name="P70" svg:width="0.0421in" svg:height="0.0772in" svg:x="3.7894in" svg:y="0.2016in" svg:viewBox="0 0 108 197" svg:d="M67 8c0-8-1-8-8-8-19 18-47 19-59 19v11c7 0 26 0 43-8v151c0 9 0 13-30 13h-11v11c5 0 42-1 53-1 10 0 47 1 53 1v-11h-11c-30 0-30-4-30-13z"><text:p/></draw:path><draw:path draw:style-name="gr3" draw:text-style-name="P70" svg:width="0.0535in" svg:height="0.0795in" svg:x="3.8492in" svg:y="0.2016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3" draw:text-style-name="P70" svg:width="0.0701in" svg:height="0.1138in" svg:x="4.0898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701in" svg:height="0.1138in" svg:x="0.6697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1012in" svg:height="0.0067in" svg:x="1.4866in" svg:y="0.4925in" svg:viewBox="0 0 258 18" svg:d="M244 18c7 0 14 0 14-10 0-8-7-8-14-8h-230c-7 0-14 0-14 8 0 10 7 10 14 10z"><text:p/></draw:path><draw:path draw:style-name="gr3" draw:text-style-name="P70" svg:width="0.0661in" svg:height="0.1106in" svg:x="1.6098in" svg:y="0.427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70" svg:width="0.0177in" svg:height="0.0177in" svg:x="1.6984in" svg:y="0.5193in" svg:viewBox="0 0 46 46" svg:d="M46 23c0-12-10-23-23-23-12 0-23 11-23 23 0 13 11 23 23 23 13 0 23-10 23-23z"><text:p/></draw:path><draw:path draw:style-name="gr3" draw:text-style-name="P70" svg:width="0.0661in" svg:height="0.1106in" svg:x="1.7394in" svg:y="0.4272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70" svg:width="0.0709in" svg:height="0.1157in" svg:x="1.8232in" svg:y="0.4252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70" svg:width="0.0685in" svg:height="0.1138in" svg:x="1.9039in" svg:y="0.4272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0" svg:width="0.0709in" svg:height="0.1157in" svg:x="1.989in" svg:y="0.4252in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70" svg:width="0.0736in" svg:height="0.1122in" svg:x="2.0677in" svg:y="0.425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177in" svg:height="0.0177in" svg:x="2.1972in" svg:y="0.487in" svg:viewBox="0 0 46 46" svg:d="M46 23c0-12-10-23-23-23-12 0-23 11-23 23 0 13 11 23 23 23 13 0 23-10 23-23z"><text:p/></draw:path><draw:path draw:style-name="gr3" draw:text-style-name="P70" svg:width="0.0547in" svg:height="0.1106in" svg:x="2.2807in" svg:y="0.4272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2.3555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83in" svg:height="0.0059in" svg:x="2.4445in" svg:y="0.4453in" svg:viewBox="0 0 200 16" svg:d="M190 16c3 0 10 0 10-9 0-7-6-7-10-7h-178c-5 0-12 0-12 7 0 9 7 9 12 9z"><text:p/></draw:path><draw:path draw:style-name="gr3" draw:text-style-name="P70" svg:width="0.0421in" svg:height="0.0772in" svg:x="2.5484in" svg:y="0.4004in" svg:viewBox="0 0 108 197" svg:d="M67 8c0-8-1-8-8-8-19 18-47 19-59 19v11c7 0 26 0 43-8v151c0 9 0 13-30 13h-11v11c5 0 42-1 53-1 10 0 47 1 53 1v-11h-11c-30 0-30-4-30-13z"><text:p/></draw:path><draw:path draw:style-name="gr3" draw:text-style-name="P70" svg:width="0.0535in" svg:height="0.0795in" svg:x="2.6083in" svg:y="0.4004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3" draw:text-style-name="P70" svg:width="0.0547in" svg:height="0.1106in" svg:x="3.3531in" svg:y="0.4272in" svg:viewBox="0 0 140 282" svg:d="M88 11c0-10 0-11-11-11-27 26-64 26-77 26v15c8 0 34 0 55-12v219c0 16 0 21-38 21h-15v13c15-1 53-1 69-1 18 0 54 0 69 1v-13h-13c-38 0-39-5-39-21z"><text:p/></draw:path><draw:path draw:style-name="gr3" draw:text-style-name="P70" svg:width="0.0701in" svg:height="0.1138in" svg:x="4.0898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701in" svg:height="0.1138in" svg:x="0.6697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701in" svg:height="0.1138in" svg:x="2.0394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0" svg:width="0.0701in" svg:height="0.1138in" svg:x="3.3453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70" svg:width="0.0547in" svg:height="0.1106in" svg:x="4.0984in" svg:y="0.6264in" svg:viewBox="0 0 140 282" svg:d="M88 11c0-10 0-11-11-11-27 26-64 26-77 26v15c8 0 34 0 55-12v219c0 16 0 21-38 21h-15v13c15-1 53-1 69-1 18 0 54 0 69 1v-13h-13c-38 0-39-5-39-21z"><text:p/></draw:path><draw:polygon draw:style-name="gr3" draw:text-style-name="P70" svg:width="0.0555in" svg:height="0.2984in" svg:x="4.1673in" svg:y="0in" svg:viewBox="0 0 142 759" draw:points="113,759 142,759 142,0 0,0 0,29 113,29"><text:p/></draw:polygon><draw:polygon draw:style-name="gr3" draw:text-style-name="P70" svg:width="0.0114in" svg:height="0.0996in" svg:x="4.2114in" svg:y="0.298in" svg:viewBox="0 0 30 254" draw:points="0,254 30,254 30,0 0,0"><text:p/></draw:polygon><draw:polygon draw:style-name="gr3" draw:text-style-name="P70" svg:width="0.0114in" svg:height="0.0996in" svg:x="4.2114in" svg:y="0.398in" svg:viewBox="0 0 30 254" draw:points="0,254 30,254 30,0 0,0"><text:p/></draw:polygon><draw:polygon draw:style-name="gr3" draw:text-style-name="P70" svg:width="0.0555in" svg:height="0.2984in" svg:x="4.1673in" svg:y="0.498in" svg:viewBox="0 0 142 759" draw:points="113,731 0,731 0,759 142,759 142,0 113,0"><text:p/></draw:polygon></draw:g></text:span><text:span text:style-name="T7">.</text:span></text:p>
      <text:p text:style-name="P61"/>
      <text:p text:style-name="P34"><text:span text:style-name="T7">Możemy zaobserwować, że wbrew oczekiwaniom otrzymana macierz nie jest jednostkowa, a wynika to z niedokładności działań na liczbach zmiennoprzecinkowych. </text:span><text:span text:style-name="T11">O skali błędu wynikającego z reprezentacji numerycznej informuje nas wskaźnik uwarunkowania obliczony w następnym punkcie.</text:span></text:p>
      <text:p text:style-name="P62"/>
      <text:p text:style-name="P62">e) Wskaźnik uwarunkowania macierzy:</text:p>
      <text:p text:style-name="P62"/>
      <text:p text:style-name="P35"><text:span text:style-name="T7"><draw:g text:anchor-type="as-char" svg:y="-0.1252in" draw:z-index="38" draw:style-name="gr1"><svg:title>TexMaths</svg:title><svg:desc>12§display§\kappa(\textbf{A}) = 14700§svg§600§FALSE§</svg:desc><draw:polygon draw:style-name="gr2" draw:text-style-name="P69" svg:width="0.9819in" svg:height="0.1492in" svg:x="0in" svg:y="0.0075in" svg:viewBox="0 0 2495 380" draw:points="1247,380 0,380 0,0 2495,0 2495,380"><text:p/></draw:polygon><draw:path draw:style-name="gr3" draw:text-style-name="P70" svg:width="0.0819in" svg:height="0.0752in" svg:x="0.0008in" svg:y="0.0508in" svg:viewBox="0 0 209 192" svg:d="M2 170c-2 6-2 8-2 10 0 8 6 12 12 12 13 0 16-11 19-24 5-16 1-7 19-78 36 1 72 8 72 36 0 2 0 5 0 10-1 6-2 10-2 14 0 25 17 42 40 42 13 0 25-7 32-22 11-18 17-43 17-43 0-5-5-5-6-5-4 0-4 2-6 9-8 29-17 51-36 51-10 0-15-4-15-20 0-6 2-16 4-24 1-4 1-8 1-13 0-41-57-43-81-45 14-7 28-19 38-28 20-16 34-27 49-34-1 2-1 7-1 10 0 4 2 14 16 14 13 0 22-12 22-23 0-3-1-14-16-14-27 0-51 21-70 36-29 25-38 32-54 37 1-5 6-26 8-34 3-10 8-31 8-32 0-8-5-12-12-12-2 0-14 0-17 16z"><text:p/></draw:path><draw:path draw:style-name="gr3" draw:text-style-name="P70" svg:width="0.0382in" svg:height="0.1657in" svg:x="0.103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0" svg:width="0.1303in" svg:height="0.1157in" svg:x="0.1587in" svg:y="0.0075in" svg:viewBox="0 0 332 295" svg:d="M183 11c-4-11-9-11-17-11-11 0-14 4-16 11l-104 255c-4 5-5 10-38 10h-8v19c17 0 36-1 50-1 16 0 39 0 56 1v-19c-2 0-39 0-39-6l3-5 20-51h114l25 62h-40v19c16-1 57-1 74-1 18 0 55 0 69 1v-19h-41zM146 76l49 118h-97z"><text:p/></draw:path><draw:path draw:style-name="gr3" draw:text-style-name="P70" svg:width="0.0382in" svg:height="0.1657in" svg:x="0.3055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0" svg:width="0.1102in" svg:height="0.039in" svg:x="0.4161in" svg:y="0.063in" svg:viewBox="0 0 281 100" svg:d="M266 17c7 0 15 0 15-9 0-8-8-8-14-8h-253c-7 0-14 0-14 8 0 9 7 9 14 9zM267 100c6 0 14 0 14-9 0-8-8-8-15-8h-252c-7 0-14 0-14 8 0 9 7 9 14 9z"><text:p/></draw:path><draw:path draw:style-name="gr3" draw:text-style-name="P70" svg:width="0.0547in" svg:height="0.1106in" svg:x="0.5969in" svg:y="0.0134in" svg:viewBox="0 0 140 282" svg:d="M88 11c0-10 0-11-11-11-27 26-64 26-77 26v15c8 0 34 0 55-12v219c0 16 0 21-38 21h-15v13c15-1 53-1 69-1 18 0 54 0 69 1v-13h-13c-38 0-39-5-39-21z"><text:p/></draw:path><draw:path draw:style-name="gr3" draw:text-style-name="P70" svg:width="0.0736in" svg:height="0.1122in" svg:x="0.6701in" svg:y="0.012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0" svg:width="0.0709in" svg:height="0.1157in" svg:x="0.7575in" svg:y="0.0122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70" svg:width="0.0701in" svg:height="0.1138in" svg:x="0.8378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0" svg:width="0.0701in" svg:height="0.1138in" svg:x="0.9201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/draw:g></text:span><text:span text:style-name="T7">.</text:span></text:p>
      <text:p text:style-name="P64"/>
      <text:p text:style-name="P63">Otrzymany wynik jest stosunkowo dużą liczbą, co wskazuje, że macierz jest źle uwarunkowana. </text:p>
      <text:p text:style-name="P65">Oznacza to, że błąd wynikający z reprezentacji numerycznej wprowadza istotne dysproporcje w wyniku końcowym.</text:p>
      <text:p text:style-name="P65"/>
      <text:p text:style-name="P68">3. Wnioski</text:p>
      <text:p text:style-name="P53"/>
      <text:p text:style-name="P10"><text:span text:style-name="T18">N</text:span><text:span text:style-name="T17">a podstawie otrzymanych wyników możemy wnioskować, że rozkład LU macierzy pozwala nam na łatwiejsze wykonanie wielu istotnych operacji na macierzach. Dzięki niemu możemy rozwiązywać układy równań liniowych, wyzanczać macierze odwrotne oraz w szczególności, w niezwykle prosty sposób obliczać wyznacznik macierzy. </text:span></text:p>
      <text:p text:style-name="P66"/>
      <text:p text:style-name="P10"><text:span text:style-name="T17">Wskaźnik uwarunkowania macierzy informuje nas o s</text:span><text:span text:style-name="T18">kali błędu wynikającego z reprezentacji numerycznej. </text:span></text:p>
      <text:p text:style-name="P36"><text:span text:style-name="T7">Przy wysokim wskaźniku który otrzymano, </text:span><text:span text:style-name="T12">zaobserwowano odstępstwa od oczekiwanego wyniku. </text:span></text:p>
      <text:p text:style-name="P67">Objawiło się to tym, że iloczyn macierzy i jej macierzy odwrotnej nie był równy macierzy jednostkowej, gdyż w niektórych miejscach poza diagonalą znalazły się liczby bardzo bliskie, ale jednak różne od zera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36:30.834938990</meta:creation-date>
    <dc:date>2020-03-11T18:46:43.887083432</dc:date>
    <meta:editing-duration>PT1H24M1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443" meta:character-count="3158" meta:non-whitespace-character-count="2761"/>
  </office:meta>
</office:document-meta>
</file>